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erif"/>
    <style:font-face style:name="+mn-ea" svg:font-family="+mn-ea"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LT" svg:font-family="TIMESLT,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Lentelė1" style:family="table">
      <style:table-properties style:width="18.812cm" fo:margin-left="-0.199cm" table:align="left" style:writing-mode="lr-tb"/>
    </style:style>
    <style:style style:name="Lentelė1.A" style:family="table-column">
      <style:table-column-properties style:column-width="18.812cm"/>
    </style:style>
    <style:style style:name="Lentelė1.1" style:family="table-row">
      <style:table-row-properties fo:keep-together="auto"/>
    </style:style>
    <style:style style:name="Lentelė1.A1" style:family="table-cell">
      <style:table-cell-properties style:vertical-align="top" fo:padding-left="0.191cm" fo:padding-right="0.191cm" fo:padding-top="0cm" fo:padding-bottom="0cm" fo:border="0.5pt solid #000000" style:writing-mode="lr-tb"/>
    </style:style>
    <style:style style:name="Lentelė2" style:family="table">
      <style:table-properties style:width="18.812cm" fo:margin-left="-0.199cm" table:align="left" style:writing-mode="lr-tb"/>
    </style:style>
    <style:style style:name="Lentelė2.A" style:family="table-column">
      <style:table-column-properties style:column-width="9.396cm"/>
    </style:style>
    <style:style style:name="Lentelė2.B" style:family="table-column">
      <style:table-column-properties style:column-width="9.416cm"/>
    </style:style>
    <style:style style:name="Lentelė2.1" style:family="table-row">
      <style:table-row-properties fo:keep-together="auto"/>
    </style:style>
    <style:style style:name="Lentelė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Text_20_body">
      <style:text-properties style:font-name="Bitstream Charter" fo:font-size="8pt" fo:font-weight="normal" style:font-size-asian="8pt" style:font-weight-asian="normal" style:font-size-complex="8pt" style:font-weight-complex="normal"/>
    </style:style>
    <style:style style:name="P3" style:family="paragraph" style:parent-style-name="Text_20_body">
      <style:paragraph-properties fo:margin-left="0cm" fo:margin-right="0cm" fo:margin-top="0cm" fo:margin-bottom="0cm" fo:text-indent="1.27cm" style:auto-text-indent="false"/>
      <style:text-properties fo:font-size="10pt" style:font-size-asian="10pt" style:font-size-complex="10pt"/>
    </style:style>
    <style:style style:name="P4" style:family="paragraph" style:parent-style-name="Text_20_body">
      <style:paragraph-properties fo:margin-left="0cm" fo:margin-right="0cm" fo:text-indent="1.27cm" style:auto-text-indent="false"/>
      <style:text-properties fo:font-size="8pt" style:font-size-asian="8pt" style:font-size-complex="8pt"/>
    </style:style>
    <style:style style:name="P5" style:family="paragraph" style:parent-style-name="Text_20_body">
      <style:paragraph-properties fo:margin-left="0cm" fo:margin-right="0cm" fo:text-align="justify" style:justify-single-word="false" fo:text-indent="1.27cm" style:auto-text-indent="false"/>
      <style:text-properties style:font-name="Bitstream Charter" fo:font-size="8pt" fo:font-weight="normal" style:font-size-asian="8pt" style:font-weight-asian="normal" style:font-size-complex="8pt" style:font-weight-complex="normal"/>
    </style:style>
    <style:style style:name="P6" style:family="paragraph" style:parent-style-name="Text_20_body">
      <style:paragraph-properties fo:margin-left="0cm" fo:margin-right="0cm" fo:text-align="justify" style:justify-single-word="false" fo:text-indent="1.27cm" style:auto-text-indent="false"/>
      <style:text-properties fo:color="#000000" style:font-name="Times New Roman1" fo:font-size="8pt" style:font-size-asian="8pt" style:font-size-complex="8pt"/>
    </style:style>
    <style:style style:name="P7" style:family="paragraph" style:parent-style-name="Text_20_body">
      <style:paragraph-properties fo:margin-left="0cm" fo:margin-right="0cm" fo:text-indent="1.27cm" style:auto-text-indent="false"/>
      <style:text-properties fo:color="#000000" fo:font-size="8pt" style:font-size-asian="8pt" style:font-size-complex="8pt"/>
    </style:style>
    <style:style style:name="P8" style:family="paragraph" style:parent-style-name="Text_20_body">
      <style:paragraph-properties fo:margin-left="0cm" fo:margin-right="0cm" fo:margin-top="0cm" fo:margin-bottom="0.212cm" fo:text-indent="1.27cm" style:auto-text-indent="false"/>
      <style:text-properties style:font-name="Bitstream Charter" fo:font-size="8pt" fo:font-weight="normal" style:font-size-asian="8pt" style:font-weight-asian="normal" style:font-size-complex="8pt" style:font-weight-complex="normal"/>
    </style:style>
    <style:style style:name="P9" style:family="paragraph" style:parent-style-name="Standard">
      <style:paragraph-properties fo:margin-left="0cm" fo:margin-right="0cm" fo:text-indent="1.27cm" style:auto-text-indent="false"/>
      <style:text-properties fo:font-size="10pt" style:font-size-asian="10pt" style:font-size-complex="10pt"/>
    </style:style>
    <style:style style:name="P10" style:family="paragraph" style:parent-style-name="Standard">
      <style:paragraph-properties fo:margin-left="0cm" fo:margin-right="0cm" fo:text-align="justify" style:justify-single-word="false" fo:text-indent="1.27cm" style:auto-text-indent="false"/>
      <style:text-properties fo:font-size="10pt" style:font-size-asian="10pt" style:font-size-complex="10pt"/>
    </style:style>
    <style:style style:name="P11"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font-weight-complex="bold"/>
    </style:style>
    <style:style style:name="P12" style:family="paragraph" style:parent-style-name="Standard">
      <style:paragraph-properties fo:margin-left="0cm" fo:margin-right="0cm" fo:text-indent="1.27cm" style:auto-text-indent="false" style:snap-to-layout-grid="false"/>
      <style:text-properties fo:font-size="10pt" fo:font-style="italic" style:font-size-asian="10pt" style:font-style-asian="italic" style:font-size-complex="10pt" style:font-style-complex="italic"/>
    </style:style>
    <style:style style:name="P13" style:family="paragraph" style:parent-style-name="Standard">
      <style:paragraph-properties fo:margin-left="0cm" fo:margin-right="0cm" fo:text-indent="1.27cm" style:auto-text-indent="false"/>
      <style:text-properties fo:color="#000000" fo:font-size="10pt" style:font-size-asian="10pt" style:font-size-complex="10pt"/>
    </style:style>
    <style:style style:name="P14" style:family="paragraph" style:parent-style-name="Standard">
      <style:paragraph-properties fo:margin-left="0cm" fo:margin-right="0cm" fo:text-align="justify" style:justify-single-word="false" fo:text-indent="1.27cm" style:auto-text-indent="false"/>
      <style:text-properties fo:color="#000000" fo:font-size="10pt" style:font-size-asian="10pt" style:font-size-complex="10pt"/>
    </style:style>
    <style:style style:name="P15" style:family="paragraph" style:parent-style-name="Standard">
      <style:paragraph-properties fo:margin-left="0cm" fo:margin-right="0cm" fo:text-indent="1.27cm" style:auto-text-indent="false" style:snap-to-layout-grid="false"/>
      <style:text-properties fo:color="#000000" fo:font-size="10pt" fo:font-weight="bold" style:font-size-asian="10pt" style:font-weight-asian="bold" style:font-size-complex="10pt" style:font-weight-complex="bold"/>
    </style:style>
    <style:style style:name="P16" style:family="paragraph" style:parent-style-name="Standard">
      <style:paragraph-properties fo:margin-left="0cm" fo:margin-right="0cm" fo:text-align="justify" style:justify-single-word="false" fo:text-indent="1.27cm" style:auto-text-indent="false"/>
      <style:text-properties fo:color="#000000" fo:font-size="10pt" fo:font-weight="bold" style:font-size-asian="10pt" style:font-weight-asian="bold" style:font-size-complex="10pt" style:font-weight-complex="bold"/>
    </style:style>
    <style:style style:name="P17" style:family="paragraph" style:parent-style-name="Standard">
      <style:paragraph-properties fo:margin-left="0cm" fo:margin-right="0cm" fo:text-indent="1.27cm" style:auto-text-indent="false" style:snap-to-layout-grid="false"/>
      <style:text-properties fo:color="#000000"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Standard">
      <style:paragraph-properties fo:margin-left="0cm" fo:margin-right="0cm" fo:margin-top="0.494cm" fo:margin-bottom="0.494cm" fo:text-align="justify" style:justify-single-word="false" fo:text-indent="1.27cm" style:auto-text-indent="false"/>
      <style:text-properties fo:font-size="10pt" fo:font-weight="bold" style:font-size-asian="10pt" style:font-weight-asian="bold" style:font-size-complex="10pt" style:font-weight-complex="bold"/>
    </style:style>
    <style:style style:name="P19" style:family="paragraph" style:parent-style-name="Standard">
      <style:paragraph-properties fo:margin-left="0cm" fo:margin-right="0cm" fo:margin-top="0.494cm" fo:margin-bottom="0.494cm" fo:text-align="justify" style:justify-single-word="false" fo:text-indent="1.27cm" style:auto-text-indent="false"/>
      <style:text-properties fo:font-size="10pt" style:font-size-asian="10pt" style:font-size-complex="10pt"/>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center" style:justify-single-word="false"/>
      <style:text-properties fo:font-size="10pt" style:font-size-asian="10pt" style:font-size-complex="10pt"/>
    </style:style>
    <style:style style:name="P24" style:family="paragraph" style:parent-style-name="Standard">
      <style:paragraph-properties fo:text-align="justify" style:justify-single-word="false"/>
      <style:text-properties fo:font-size="10pt" style:font-size-asian="10pt" style:font-size-complex="10pt"/>
    </style:style>
    <style:style style:name="P25" style:family="paragraph" style:parent-style-name="Standard">
      <style:text-properties fo:font-size="10pt" fo:font-style="italic" style:font-size-asian="10pt" style:font-style-asian="italic" style:font-size-complex="10pt" style:font-style-complex="italic"/>
    </style:style>
    <style:style style:name="P26"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8"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color="#000000" fo:font-size="10pt"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32"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33" style:family="paragraph" style:parent-style-name="Standard">
      <style:text-properties fo:color="#000000" fo:font-size="10pt" fo:font-style="italic" style:font-size-asian="10pt" style:font-style-asian="italic" style:font-size-complex="10pt" style:font-style-complex="italic"/>
    </style:style>
    <style:style style:name="P34" style:family="paragraph" style:parent-style-name="Standard">
      <style:text-properties fo:color="#000000" fo:font-size="10pt" style:font-size-asian="10pt" style:font-size-complex="10pt"/>
    </style:style>
    <style:style style:name="P35" style:family="paragraph" style:parent-style-name="Standard">
      <style:paragraph-properties fo:margin-left="2.286cm" fo:margin-right="0cm" fo:text-align="justify" style:justify-single-word="false" fo:text-indent="0cm" style:auto-text-indent="false"/>
      <style:text-properties fo:color="#000000" fo:font-size="10pt" style:font-size-asian="10pt" style:font-size-complex="10pt"/>
    </style:style>
    <style:style style:name="P36" style:family="paragraph" style:parent-style-name="Standard">
      <style:paragraph-properties fo:margin-left="0cm" fo:margin-right="0cm" fo:text-align="justify" style:justify-single-word="false" fo:text-indent="1.251cm" style:auto-text-indent="false"/>
      <style:text-properties fo:font-size="10pt" fo:font-weight="bold" style:font-size-asian="10pt" style:font-weight-asian="bold" style:font-size-complex="10pt" style:font-weight-complex="bold"/>
    </style:style>
    <style:style style:name="P37"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38" style:family="paragraph" style:parent-style-name="Standard">
      <style:paragraph-properties fo:margin-left="0cm" fo:margin-right="0cm" fo:text-align="justify" style:justify-single-word="false" fo:text-indent="1.111cm" style:auto-text-indent="false"/>
      <style:text-properties fo:font-size="10pt" fo:font-weight="bold" style:font-size-asian="10pt" style:font-weight-asian="bold" style:font-size-complex="10pt" style:font-weight-complex="bold"/>
    </style:style>
    <style:style style:name="P39" style:family="paragraph" style:parent-style-name="Standard">
      <style:paragraph-properties fo:margin-left="0cm" fo:margin-right="0cm" fo:text-align="justify" style:justify-single-word="false" fo:text-indent="1.111cm" style:auto-text-indent="false"/>
      <style:text-properties fo:font-size="10pt" style:font-size-asian="10pt" style:font-size-complex="10pt"/>
    </style:style>
    <style:style style:name="P40" style:family="paragraph" style:parent-style-name="Standard">
      <style:paragraph-properties fo:margin-left="4.001cm" fo:margin-right="0cm" fo:text-align="justify" style:justify-single-word="false" fo:text-indent="-2.75cm" style:auto-text-indent="false"/>
      <style:text-properties fo:font-size="10pt" fo:font-weight="bold" style:font-size-asian="10pt" style:font-weight-asian="bold" style:font-size-complex="10pt" style:font-weight-complex="bold"/>
    </style:style>
    <style:style style:name="P41" style:family="paragraph" style:parent-style-name="Standard">
      <style:paragraph-properties fo:margin-left="0cm" fo:margin-right="0cm" fo:text-align="justify" style:justify-single-word="false" fo:text-indent="0.751cm" style:auto-text-indent="false"/>
      <style:text-properties fo:font-size="10pt" fo:font-weight="bold" style:font-size-asian="10pt" style:font-weight-asian="bold" style:font-size-complex="10pt" style:font-weight-complex="bold"/>
    </style:style>
    <style:style style:name="P42" style:family="paragraph" style:parent-style-name="Standard">
      <style:paragraph-properties fo:margin-left="0cm" fo:margin-right="0cm" fo:text-align="justify" style:justify-single-word="false" fo:text-indent="0.751cm" style:auto-text-indent="false"/>
      <style:text-properties fo:font-size="10pt" style:font-size-asian="10pt" style:font-size-complex="10pt"/>
    </style:style>
    <style:style style:name="P43" style:family="paragraph" style:parent-style-name="Standard">
      <style:paragraph-properties fo:margin-left="0cm" fo:margin-right="0cm" fo:text-align="justify" style:justify-single-word="false" fo:text-indent="0.801cm" style:auto-text-indent="false"/>
      <style:text-properties fo:text-transform="uppercase" fo:font-size="10pt" style:font-size-asian="10pt" style:font-size-complex="10pt"/>
    </style:style>
    <style:style style:name="P44" style:family="paragraph" style:parent-style-name="tekstas">
      <style:paragraph-properties fo:margin-left="0cm" fo:margin-right="0cm" fo:text-align="center" style:justify-single-word="false" fo:text-indent="0.801cm" style:auto-text-indent="false"/>
      <style:text-properties style:font-name="Times New Roman" fo:font-weight="bold" style:font-weight-asian="bold" style:font-name-complex="Times New Roman" style:font-weight-complex="bold"/>
    </style:style>
    <style:style style:name="P45" style:family="paragraph" style:parent-style-name="tekstas">
      <style:paragraph-properties fo:margin-left="0cm" fo:margin-right="0cm" fo:line-height="100%" fo:text-indent="0.801cm" style:auto-text-indent="false"/>
      <style:text-properties style:font-name="Times New Roman" fo:font-weight="bold" style:font-weight-asian="bold" style:font-name-complex="Times New Roman" style:font-weight-complex="bold"/>
    </style:style>
    <style:style style:name="P46" style:family="paragraph" style:parent-style-name="tekstas">
      <style:paragraph-properties fo:margin-left="0cm" fo:margin-right="0cm" fo:line-height="100%" fo:text-align="center" style:justify-single-word="false" fo:text-indent="0.801cm" style:auto-text-indent="false"/>
      <style:text-properties style:font-name="Times New Roman" fo:font-weight="bold" style:font-weight-asian="bold" style:font-name-complex="Times New Roman" style:font-weight-complex="bold"/>
    </style:style>
    <style:style style:name="P47" style:family="paragraph" style:parent-style-name="tekstas">
      <style:paragraph-properties fo:margin-left="0cm" fo:margin-right="0cm" fo:line-height="100%" fo:text-align="center" style:justify-single-word="false" fo:text-indent="0.801cm" style:auto-text-indent="false"/>
      <style:text-properties style:font-name="Times New Roman" fo:font-style="italic" style:font-style-asian="italic" style:font-name-complex="Times New Roman" style:font-style-complex="italic"/>
    </style:style>
    <style:style style:name="P48" style:family="paragraph" style:parent-style-name="tekstas">
      <style:paragraph-properties fo:margin-left="0cm" fo:margin-right="0cm" fo:line-height="100%" fo:text-indent="0.801cm" style:auto-text-indent="false"/>
      <style:text-properties style:font-name="Times New Roman" style:font-name-complex="Times New Roman"/>
    </style:style>
    <style:style style:name="P49" style:family="paragraph" style:parent-style-name="tekstas">
      <style:paragraph-properties fo:margin-left="0cm" fo:margin-right="0cm" fo:line-height="100%" fo:text-align="center" style:justify-single-word="false" fo:text-indent="0.801cm" style:auto-text-indent="false"/>
      <style:text-properties style:font-name="Times New Roman" style:font-name-complex="Times New Roman"/>
    </style:style>
    <style:style style:name="P50" style:family="paragraph" style:parent-style-name="tekstas">
      <style:paragraph-properties fo:margin-left="0cm" fo:margin-right="0cm" fo:line-height="100%" fo:text-align="start" style:justify-single-word="false" fo:text-indent="0.801cm" style:auto-text-indent="false"/>
      <style:text-properties style:font-name="Times New Roman" style:font-name-complex="Times New Roman"/>
    </style:style>
    <style:style style:name="P51" style:family="paragraph" style:parent-style-name="tekstas">
      <style:paragraph-properties fo:margin-left="0cm" fo:margin-right="0cm" fo:line-height="100%" fo:text-indent="0.801cm" style:auto-text-indent="false"/>
      <style:text-properties style:font-name="Times New Roman" style:text-underline-style="solid" style:text-underline-width="auto" style:text-underline-color="font-color" fo:font-weight="bold" style:font-weight-asian="bold" style:font-name-complex="Times New Roman"/>
    </style:style>
    <style:style style:name="P52" style:family="paragraph" style:parent-style-name="tekstas">
      <style:paragraph-properties fo:margin-left="0cm" fo:margin-right="0cm" fo:line-height="100%" fo:text-align="center" style:justify-single-word="false" fo:text-indent="0.801cm" style:auto-text-indent="false"/>
      <style:text-properties style:font-name="Times New Roman" style:text-underline-style="solid" style:text-underline-width="auto" style:text-underline-color="font-color" fo:font-weight="bold" style:font-weight-asian="bold" style:font-name-complex="Times New Roman"/>
    </style:style>
    <style:style style:name="P53" style:family="paragraph" style:parent-style-name="tekstas">
      <style:paragraph-properties fo:margin-left="0cm" fo:margin-right="0cm" fo:line-height="100%" fo:text-indent="0.801cm" style:auto-text-indent="false"/>
      <style:text-properties style:font-name="Times New Roman" style:text-underline-style="solid" style:text-underline-width="auto" style:text-underline-color="font-color" style:font-name-complex="Times New Roman"/>
    </style:style>
    <style:style style:name="P54" style:family="paragraph" style:parent-style-name="tekstas">
      <style:paragraph-properties fo:margin-left="0cm" fo:margin-right="0cm" fo:line-height="100%" fo:text-indent="0.801cm" style:auto-text-indent="false"/>
      <style:text-properties style:font-name="Times New Roman" style:text-underline-style="solid" style:text-underline-width="auto" style:text-underline-color="font-color" fo:background-color="#ff00ff" style:font-name-complex="Times New Roman"/>
    </style:style>
    <style:style style:name="P55" style:family="paragraph" style:parent-style-name="Body_20_Text_20_Indent_20_2">
      <style:paragraph-properties fo:margin-left="0.499cm" fo:margin-right="0cm" fo:margin-top="0cm" fo:margin-bottom="0cm" fo:line-height="100%" fo:text-indent="1.251cm" style:auto-text-indent="false"/>
      <style:text-properties fo:font-size="10pt" style:font-size-asian="10pt" style:font-size-complex="10pt"/>
    </style:style>
    <style:style style:name="P56" style:family="paragraph" style:parent-style-name="Text_20_body_20_indent">
      <style:paragraph-properties fo:margin-left="0.499cm" fo:margin-right="0cm" fo:margin-top="0cm" fo:margin-bottom="0cm" fo:text-indent="1.251cm" style:auto-text-indent="false"/>
      <style:text-properties fo:font-size="10pt" style:font-size-asian="10pt" style:font-size-complex="10pt"/>
    </style:style>
    <style:style style:name="P57" style:family="paragraph" style:parent-style-name="Body_20_Text_20_Indent_20_2">
      <style:paragraph-properties fo:margin-left="0.499cm" fo:margin-right="0cm" fo:margin-top="0cm" fo:margin-bottom="0cm" fo:line-height="100%" fo:text-indent="1.27cm" style:auto-text-indent="false"/>
      <style:text-properties fo:font-size="10pt" style:font-size-asian="10pt" style:font-size-complex="10pt"/>
    </style:style>
    <style:style style:name="P58" style:family="paragraph" style:parent-style-name="tekstas">
      <style:paragraph-properties fo:margin-left="0cm" fo:margin-right="0cm" fo:line-height="100%" fo:text-indent="0cm" style:auto-text-indent="false"/>
      <style:text-properties style:font-name="Times New Roman" style:font-name-complex="Times New Roman"/>
    </style:style>
    <style:style style:name="P59" style:family="paragraph" style:parent-style-name="tekstas">
      <style:paragraph-properties fo:margin-left="0cm" fo:margin-right="0cm" fo:line-height="100%" fo:text-indent="0cm" style:auto-text-indent="false"/>
      <style:text-properties style:font-name="Times New Roman" fo:font-weight="bold" style:font-weight-asian="bold" style:font-name-complex="Times New Roman" style:font-weight-complex="bold"/>
    </style:style>
    <style:style style:name="P60" style:family="paragraph" style:parent-style-name="Standard" style:master-page-name="Standard">
      <style:paragraph-properties style:page-number="auto"/>
      <style:text-properties fo:font-size="10pt" fo:font-weight="bold" style:font-size-asian="10pt" style:font-weight-asian="bold" style:font-size-complex="10pt" style:font-weight-complex="bold"/>
    </style:style>
    <style:style style:name="P61" style:family="paragraph" style:parent-style-name="Standard" style:list-style-name="WW8Num1">
      <style:paragraph-properties fo:margin-top="0cm" fo:margin-bottom="0.353cm" fo:line-height="115%"/>
      <style:text-properties fo:font-size="10pt" style:font-size-asian="10pt" style:font-size-complex="10pt" style:font-weight-complex="bold"/>
    </style:style>
    <style:style style:name="P62" style:family="paragraph" style:parent-style-name="Standard" style:list-style-name="WW8Num1">
      <style:paragraph-properties fo:margin-top="0cm" fo:margin-bottom="0.353cm" fo:line-height="115%"/>
      <style:text-properties fo:font-size="10pt" style:font-size-asian="10pt" style:font-size-complex="10pt"/>
    </style:style>
    <style:style style:name="P63" style:family="paragraph" style:parent-style-name="Standard" style:list-style-name="WW8Num1">
      <style:paragraph-properties fo:margin-top="0cm" fo:margin-bottom="0.353cm" fo:line-height="115%"/>
      <style:text-properties fo:font-size="10pt" fo:language="en" fo:country="US" style:font-size-asian="10pt" style:font-size-complex="10pt"/>
    </style:style>
    <style:style style:name="P64" style:family="paragraph" style:parent-style-name="Standard" style:list-style-name="WW8Num1">
      <style:paragraph-properties fo:margin-top="0cm" fo:margin-bottom="0.353cm" fo:line-height="115%"/>
    </style:style>
    <style:style style:name="P65" style:family="paragraph" style:parent-style-name="Standard" style:list-style-name="WW8Num1">
      <style:paragraph-properties fo:margin-top="0cm" fo:margin-bottom="0.353cm" fo:line-height="115%"/>
      <style:text-properties fo:font-size="8pt" fo:language="en" fo:country="US" style:font-size-asian="8pt" style:font-size-complex="8pt"/>
    </style:style>
    <style:style style:name="P66" style:family="paragraph" style:parent-style-name="Text_20_body" style:list-style-name="WW8Num1">
      <style:paragraph-properties fo:margin-top="0cm" fo:margin-bottom="0.353cm" fo:line-height="115%"/>
      <style:text-properties fo:font-size="8pt" style:font-size-asian="8pt" style:font-size-complex="8pt"/>
    </style:style>
    <style:style style:name="P67" style:family="paragraph" style:parent-style-name="Heading_20_1">
      <style:text-properties fo:font-size="10pt" style:font-size-asian="10pt" style:font-size-complex="10pt"/>
    </style:style>
    <style:style style:name="P68" style:family="paragraph" style:parent-style-name="List_20_Paragraph" style:list-style-name="WW8Num1">
      <style:text-properties style:font-name="Times New Roman" fo:font-size="10pt" fo:language="lt" fo:country="LT" style:font-size-asian="10pt" style:font-name-complex="Times New Roman" style:font-size-complex="10pt"/>
    </style:style>
    <style:style style:name="T1" style:family="text">
      <style:text-properties style:font-name-asian="+mn-ea"/>
    </style:style>
    <style:style style:name="T2" style:family="text">
      <style:text-properties style:font-weight-complex="bold"/>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fo:background-color="#ffff00" style:font-weight-asian="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ffff00"/>
    </style:style>
    <style:style style:name="T13" style:family="text">
      <style:text-properties style:text-underline-style="solid" style:text-underline-width="auto" style:text-underline-color="font-color" fo:background-color="#ff00ff"/>
    </style:style>
    <style:style style:name="T14" style:family="text">
      <style:text-properties style:text-underline-style="solid" style:text-underline-width="auto" style:text-underline-color="font-color" fo:font-weight="bold" fo:background-color="#ff00ff" style:font-weight-asian="bold"/>
    </style:style>
    <style:style style:name="T15" style:family="text">
      <style:text-properties style:text-underline-style="solid" style:text-underline-width="auto" style:text-underline-color="font-color" fo:font-weight="bold" fo:background-color="#ffff00" style:font-weight-asian="bold"/>
    </style:style>
    <style:style style:name="T16" style:family="text">
      <style:text-properties style:text-underline-style="solid" style:text-underline-width="auto" style:text-underline-color="font-color" fo:font-weight="bold" style:font-weight-asian="bold"/>
    </style:style>
    <style:style style:name="T17" style:family="text">
      <style:text-properties fo:color="#000000"/>
    </style:style>
    <style:style style:name="T18" style:family="text">
      <style:text-properties fo:color="#000000" style:text-underline-style="solid" style:text-underline-width="auto" style:text-underline-color="font-color"/>
    </style:style>
    <style:style style:name="T19" style:family="text">
      <style:text-properties fo:color="#000000" fo:font-weight="bold" style:font-weight-asian="bold" style:font-weight-complex="bold"/>
    </style:style>
    <style:style style:name="T20" style:family="text">
      <style:text-properties fo:color="#000000" fo:background-color="#00ff00"/>
    </style:style>
    <style:style style:name="T21" style:family="text">
      <style:text-properties fo:color="#000000" style:font-name="Bitstream Charter" fo:font-size="8pt" fo:font-weight="normal" style:font-size-asian="8pt" style:font-weight-asian="normal" style:font-size-complex="8pt" style:font-weight-complex="normal"/>
    </style:style>
    <style:style style:name="T22" style:family="text">
      <style:text-properties fo:color="#000000" fo:language="en" fo:country="US"/>
    </style:style>
    <style:style style:name="T23" style:family="text">
      <style:text-properties fo:background-color="#ffff00"/>
    </style:style>
    <style:style style:name="T24" style:family="text">
      <style:text-properties fo:background-color="#ff00ff"/>
    </style:style>
    <style:style style:name="T25" style:family="text">
      <style:text-properties fo:font-size="10pt" style:font-size-asian="10pt" style:font-size-complex="10pt" style:font-weight-complex="bold"/>
    </style:style>
    <style:style style:name="T26" style:family="text">
      <style:text-properties style:font-name="Bitstream Charter" fo:font-size="8pt" fo:font-weight="normal" style:font-size-asian="8pt" style:font-weight-asian="normal" style:font-size-complex="8pt" style:font-weight-complex="normal"/>
    </style:style>
    <style:style style:name="T2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start text:name="straipsnis284"/></text:p>
      <text:p text:style-name="P21"/>
      <table:table table:name="Lentelė1" table:style-name="Lentelė1">
        <table:table-column table:style-name="Lentelė1.A"/>
        <table:table-row table:style-name="Lentelė1.1">
          <table:table-cell table:style-name="Lentelė1.A1" office:value-type="string">
            <text:p text:style-name="P28"/>
            <text:p text:style-name="P27">Užduotys</text:p>
            <text:p text:style-name="P20"/>
            <text:list xml:id="list17736704331" text:style-name="WW8Num1">
              <text:list-item>
                <text:p text:style-name="P68">Skaityti LR visuomenės informavimo įstatymą ir rasti atsakymus į pateiktus klausimus <text:a xlink:type="simple" xlink:href="http://www3.lrs.lt/pls/inter3/dokpaieska.showdoc_l?p_id=459047"><text:span text:style-name="Internet_20_link">http://www3.lrs.lt/pls/inter3/dokpaieska.showdoc_l?p_id=459047</text:span></text:a> </text:p>
                <text:list>
                  <text:list-item>
                    <text:p text:style-name="P61">Kas turi teisę rinkti ir skelbti informaciją?</text:p>
                    <text:p text:style-name="P61">Kiekvienas asmuo</text:p>
                  </text:list-item>
                  <text:list-item>
                    <text:p text:style-name="P62"><text:span text:style-name="T1">kada informacija yra laikom</text:span>a privati ir skelbti neleistina?</text:p>
                    <text:p text:style-name="P62">III. 13 straipsnis. Jeigu filmuojama aplinka yra kito žmogaus, filmuojama be sutikimo.<text:line-break/>Neviešų renginių medžiaga, be sutikimo.<text:line-break/>Vieša asmens medžiaga, be sutikimo<text:line-break/>Filmuoti fiziškai nepajėgų žmogų be jo sutikimo<text:line-break/>Vaikų medžiaga be tėvų sutikimo<text:line-break/>Žuvusiojo medžiaga be artimųjų sutikimo</text:p>
                  </text:list-item>
                  <text:list-item>
                    <text:p text:style-name="P64"><text:span text:style-name="T25">Kokia informacija vadinama “neskelbtina” ?<text:line-break/></text:span><text:bookmark text:name="straipsnis19"/><text:span text:style-name="T21">19 </text:span><text:span text:style-name="T26">straipsnis. Neskelbtina informacija</text:span></text:p>
                  </text:list-item>
                </text:list>
              </text:list-item>
            </text:list>
            <text:p text:style-name="P5">1. Visuomenės informavimo priemonėse draudžiama skelbti informaciją, kurioje:</text:p>
            <text:p text:style-name="P5">1) raginama prievarta keisti Lietuvos Respublikos konstitucinę santvarką;</text:p>
            <text:p text:style-name="P5">2) skatinama kėsintis į Lietuvos Respublikos <text:span text:style-name="T17">suverenitetą, jos teritorijos vientisumą, politinę nepriklausomybę;</text:span></text:p>
            <text:p text:style-name="P2">3) kurstomas karas ar neapykanta, tyčiojimasis, niekinimas, kurstymas diskriminuoti, smurtauti, fiziškai susidoroti su žmonių grupe ar jai priklausančiu asmeniu dėl amžiaus, lyties, lytinės orientacijos, etninės priklausomybės, rasės, tautybės, pilietybės, kalbos, kilmės, socialinės padėties, tikėjimo, įsitikinimų, pažiūrų ar religijos pagrindu;</text:p>
            <text:p text:style-name="P8">4) platinama, propaguojama ar reklamuojama pornografija, taip pat propaguojamos ir (ar) reklamuojamos seksualinės paslaugos, lytiniai iškrypimai<text:span text:style-name="T17">;</text:span></text:p>
            <text:p text:style-name="P8"><text:span text:style-name="T17">5) propaguojami ir (ar) reklamuojami </text:span>žalingi įpročiai ir<text:span text:style-name="T17"> </text:span><text:span text:style-name="T17">narkotinės ar psichotropinės medžiagos.</text:span></text:p>
            <text:p text:style-name="P8">2. Draudžiama platinti dezinformaciją ir informaciją, šmeižiančią, įžeidžiančią žmogų, žeminančią jo garbę ir orumą. </text:p>
            <text:p text:style-name="P5">3. Draudžiama skleisti informaciją, pažeidžiančią nekaltumo prezumpciją ir kliudančią teisminės valdžios nešališkumui. </text:p>
            <text:p text:style-name="P5">4. <text:span text:style-name="T17">Spaudos leidinių, garso, audiovizualinių kūrinių, radijo ir televizijos programų, informacinės visuomenės informavimo priemonėse skleidžiamos ir kitos viešosios</text:span> informacijos, priskirtos erotinio, pornografinio, smurtinio pobūdžio ar kitai ribojamai viešajai informacijai, platinimo tvarką nustato Vyriausybė.</text:p>
            <text:list xml:id="list1052356811" text:continue-numbering="true" text:style-name="WW8Num1">
              <text:list-item>
                <text:list>
                  <text:list-item>
                    <text:p text:style-name="P62"><text:span text:style-name="T2">Kokia yra tvarka norint, kad leidėjas </text:span>paneigtų tikrovės neatitinkančią informaciją?</text:p>
                    <text:p text:style-name="P66"><text:span text:style-name="T22">1. Visuomenės informavimo priemonių pareigą paneigti paskelbtą tikrovės neatitinkančią informaciją, kuri žemina fizinio asmens garbę ir orumą ar pažeidžia juridinio asmens dalykinę reputaciją, tokios informacijos paneigimo, taip pat viešosios informacijos rengėjų ir (ar) </text:span><text:span text:style-name="T3">skleidėjų </text:span><text:span text:style-name="T22">civilinės atsakomybės sąlygas ir tvarką nustato Civilinio kodekso normos. </text:span></text:p>
                  </text:list-item>
                </text:list>
              </text:list-item>
            </text:list>
            <text:p text:style-name="P6">2. Jeigu tikrovės neatitinkantys duomenys buvo paskleisti per visuomenės informavimo priemonę (spaudoje, televizijoje, radijuje ir pan.), asmuo, apie kurį šie duomenys buvo paskleisti, turi teisę surašyti paneigimą, kuriame turi būti nurodyta, kokia paskelbta informacija neatitinka tikrovės, kada ir kur ji buvo paskelbta, kokie paskelbtos informacijos teiginiai žemina fizinio asmens garbę ir orumą ar pažeidžia juridinio asmens dalykinę reputaciją, ir pareikalauti, kad šią informaciją paskleidusi visuomenės informavimo priemonė tokį paneigimą paskelbtų.</text:p>
            <text:p text:style-name="P4"><text:span text:style-name="T17">3. Gavus šio straipsnio 2 dalyje nurodytą paneigimą, privaloma jį </text:span>tokios pat apimties ir ta pačia forma, kokia buvo paskelbta per <text:span text:style-name="T17">visuomenės informavimo priemonę</text:span> tikrovės neatitinkanti, žeminanti fizinio asmens garbę ir orumą ar pažeidžianti juridinio asmens reputaciją informacija,<text:span text:style-name="T17"> nemokamai išspausdinti ar kitu adekvačiu būdu jį paskelbti per dvi savaites, išskyrus tas visuomenės informavimo priemones, kurių periodiškumas yra retesnis. Tokiu atveju minėtas paneigimas skelbiamas </text:span>per <text:span text:style-name="T17">Lietuvos nacionalinio radijo</text:span> pirmąją programą (per dvi savaites) ir <text:span text:style-name="T17">visuomenės informavimo priemonės pirmame leidinyje ar </text:span>programoje nuo paneigimo gavimo dienos be komentarų, toje pačioje vietoje, tokios pat apimties ir<text:span text:style-name="T17"> tokios pat formos (televizija ir radijas – tą pačią savaitės dieną ir tuo pačiu metu), kokia buvo paskelbta tikrovės neatitinkanti, žeminanti fizinio asmens garbę ir orumą ar pažeidžianti juridinio asmens dalykinę reputaciją informacija.</text:span> Per visuomenės informavimo priemonę privaloma paskelbti atsakymą, neatsižvelgiant į tai, ar per ją paskleisti duomenys buvo paskleisti pačios visuomenės informavimo priemonės vardu, ar kito asmens vardu.</text:p>
            <text:p text:style-name="P7">4. Jei visuomenės informavimo priemonė, gavusi šio straipsnio 2 dalyje nurodytą paneigimą, nusprendžia neskelbti tokio paneigimo, ji privalo per dvi savaites nuo paneigimo gavimo dienos raštu atsakyti paneigimą pateikusiam asmeniui, nurodydama atsisakymo paskelbti paneigimą priežastis ir motyvus.</text:p>
            <text:p text:style-name="P7">5. Šio straipsnio 3 dalyje nurodytų reikalavimų turi būti laikomasi ir tais atvejais, kai visuomenės informavimo priemonė savo noru paskelbia tikrovės neatitinkančios informacijos, žeminančios fizinio asmens garbę ir orumą ar pažeidžiančios juridinio asmens dalykinę reputaciją, paneigimą.</text:p>
            <text:p text:style-name="P4">6. Atsisakymas išspausdinti ar kitu būdu paskelbti šio straipsnio 2 dalyje nurodytą paneigimą šio straipsnio 3–5 dalyse nurodyta tvarka gali būti skundžiamas teismui pagal fizinio asmens, kurio garbę ir orumą žemina paskelbta tikrovės neatitinkanti informacija, nuolatinę gyvenamąją vietą arba juridinio asmens, kurio dalykinę reputaciją pažeidžia paskelbta tikrovės neatitinkanti informacija, buveinės registracijos vietą. Skundas turi būti išnagrinėtas ne vėliau kaip <text:soft-page-break/>per 30 dienų nuo jo padavimo, į šį terminą įskaitomos ir ne darbo dienos.</text:p>
            <text:list xml:id="list1346066378" text:continue-numbering="true" text:style-name="WW8Num1">
              <text:list-item>
                <text:list>
                  <text:list-header>
                    <text:p text:style-name="P65"/>
                  </text:list-header>
                </text:list>
              </text:list-item>
              <text:list-item>
                <text:p text:style-name="P63">Perskaityti pateiktas kodeksų ištraukas </text:p>
              </text:list-item>
              <text:list-item>
                <text:p text:style-name="P62"><text:span text:style-name="T3">Perskaityti pabrauktas LAT Apžvalgos teksto dalis (</text:span><text:span text:style-name="T4">Lietuvos Respublikos civilinio kodekso 7 str., 7</text:span><text:span text:style-name="T7">1</text:span><text:span text:style-name="T4"> str. ir Lietuvos Respublikos visuomenės informavimo įstatymo taikymo teismų praktikoje, nagrinėjant </text:span><text:span text:style-name="T5">garbės ir orumo</text:span><text:span text:style-name="T4"> gynimo civilines byla)</text:span></text:p>
              </text:list-item>
            </text:list>
            <text:p text:style-name="P29"/>
          </table:table-cell>
        </table:table-row>
      </table:table>
      <text:p text:style-name="P20"/>
      <text:p text:style-name="P21"/>
      <text:p text:style-name="P21"/>
      <text:p text:style-name="P21">LIETUVOS RESPUBLIKOS</text:p>
      <text:p text:style-name="P31">BAUDŽIAMASIS KODEKSAS</text:p>
      <text:p text:style-name="P31"/>
      <text:p text:style-name="P31"/>
      <text:p text:style-name="P32"><text:bookmark-start text:name="straipsnis60"/>60 straipsnis. Atsakomybę sunkinančios aplinkybės<text:bookmark-end text:name="straipsnis60"/></text:p>
      <text:p text:style-name="P35">3) veika padaryta dėl chuliganiškų ar savanaudiškų paskatų;</text:p>
      <text:p text:style-name="P32"/>
      <text:p text:style-name="P32">284 straipsnis. Viešosios tvarkos pažeidimas<text:bookmark-end text:name="straipsnis284"/></text:p>
      <text:p text:style-name="P32"/>
      <text:p text:style-name="P13">1. Tas, kas viešoje vietoje <text:span text:style-name="T11">įžūliu elgesiu, grasinimais, patyčiomis arba vandališkais veiksmais demonstravo nepagarbą aplinkiniams ar aplinkai ir sutrikdė visuomenės rimtį ar tvarką</text:span>,</text:p>
      <text:p text:style-name="P13">baudžiamas viešaisiais darbais arba bauda, arba laisvės apribojimu, arba areštu, arba laisvės atėmimu iki dvejų metų.</text:p>
      <text:p text:style-name="P13">2. Tas, kas viešoje vietoje necenzūriniais žodžiais ar nepadoriu elgesiu trikdė visuomenės rimtį ar tvarką, padarė baudžiamąjį nusižengimą ir</text:p>
      <text:p text:style-name="P13">baudžiamas viešaisiais darbais arba bauda, arba laisvės apribojimu, arba areštu.</text:p>
      <text:p text:style-name="P33">Straipsnio pakeitimai:</text:p>
      <text:p text:style-name="P25">Nr. <text:a xlink:type="simple" xlink:href="http://www3.lrs.lt/cgi-bin/preps2?a=301997&amp;b="><text:span text:style-name="T18">X-1233</text:span></text:a>, 2007-06-28, Žin., 2007, Nr. 81-3309 (2007-07-21)</text:p>
      <text:p text:style-name="P22"/>
      <text:p text:style-name="P25"/>
      <table:table table:name="Lentelė2" table:style-name="Lentelė2">
        <table:table-column table:style-name="Lentelė2.A"/>
        <table:table-column table:style-name="Lentelė2.B"/>
        <table:table-row table:style-name="Lentelė2.1">
          <table:table-cell table:style-name="Lentelė2.A1" office:value-type="string">
            <text:p text:style-name="P15"><text:bookmark-start text:name="straipsnis129"/></text:p>
            <text:p text:style-name="P30">129 straipsnis. Nužudymas<text:bookmark-end text:name="straipsnis129"/></text:p>
            <text:p text:style-name="P9">1. <text:span text:style-name="T17">Tas, kas nužudė kitą žmogų, </text:span></text:p>
            <text:p text:style-name="P34">baudžiamas laisvės atėmimu nuo septynerių<text:span text:style-name="T9"> </text:span>iki penkiolikos metų</text:p>
          </table:table-cell>
          <table:table-cell table:style-name="Lentelė2.B1" office:value-type="string">
            <text:p text:style-name="P15"><text:bookmark-start text:name="straipsnis130"/></text:p>
            <text:p text:style-name="P30">130 straipsnis. Nužudymas labai susijaudinus<text:bookmark-end text:name="straipsnis130"/></text:p>
            <text:p text:style-name="P13">Tas, kas nužudė žmogų staiga labai susijaudinęs dėl neteisėto ar itin įžeidžiančio jį ar jo artimą asmenį nukentėjusio asmens poelgio, </text:p>
            <text:p text:style-name="P13">baudžiamas laisvės atėmimu iki šešerių metų.</text:p>
            <text:p text:style-name="P9"/>
            <text:p text:style-name="P25"/>
          </table:table-cell>
        </table:table-row>
        <table:table-row table:style-name="Lentelė2.1">
          <table:table-cell table:style-name="Lentelė2.A1" office:value-type="string">
            <text:p text:style-name="P17"><text:bookmark-start text:name="straipsnis135"/></text:p>
            <text:p text:style-name="P30">135 straipsnis. Sunkus sveikatos sutrikdymas<text:bookmark-end text:name="straipsnis135"/></text:p>
            <text:p text:style-name="P13">1. Tas, kas sužalojo ar susargdino žmogų, jeigu dėl to nukentėjęs asmuo neteko regos, klausos, kalbos, vaisingumo, nėštumo ar kitaip buvo sunkiai suluošintas, susirgo sunkia nepagydoma ar ilgai trunkančia liga, realiai gresiančia gyvybei ar stipriai sutrikdančia žmogaus psichiką, arba prarado didelę dalį profesinio ar bendro darbingumo, arba buvo nepataisomai subjaurotas nukentėjusio asmens kūnas,</text:p>
            <text:p text:style-name="P13">baudžiamas laisvės atėmimu iki dešimties metų.</text:p>
            <text:p text:style-name="P9"/>
          </table:table-cell>
          <table:table-cell table:style-name="Lentelė2.B1" office:value-type="string">
            <text:p text:style-name="P12"/>
            <text:p text:style-name="P22"><text:span text:style-name="T4"><text:s/></text:span><text:bookmark-start text:name="straipsnis136"/><text:span text:style-name="T19">136 straipsnis. Sunkus sveikatos sutrikdymas labai susijaudinus</text:span><text:bookmark-end text:name="straipsnis136"/></text:p>
            <text:p text:style-name="P13">Tas, kas sunkiai sužalojo žmogų staiga labai susijaudinęs dėl neteisėto ar itin įžeidžiančio jį ar jo artimą asmenį nukentėjusio asmens poelgio,</text:p>
            <text:p text:style-name="P34">baudžiamas areštu arba laisvės atėmimu iki ketverių metų</text:p>
            <text:p text:style-name="P25"/>
          </table:table-cell>
        </table:table-row>
      </table:table>
      <text:p text:style-name="P32"/>
      <text:p text:style-name="P32"/>
      <text:p text:style-name="P31"><text:bookmark-start text:name="skyrius22"/>XXII SKYRIUS<text:bookmark-end text:name="skyrius22"/></text:p>
      <text:p text:style-name="P31">NUSIKALTIMAI IR BAUDŽIAMIEJI NUSIŽENGIMAI ASMENS </text:p>
      <text:p text:style-name="P31">GARBEI IR ORUMUI</text:p>
      <text:p text:style-name="P14"> </text:p>
      <text:p text:style-name="P16"><text:bookmark-start text:name="straipsnis154"/>154 straipsnis. Šmeižimas<text:bookmark-end text:name="straipsnis154"/></text:p>
      <text:p text:style-name="P14">1. Tas, kas paskleidė apie kitą žmogų tikrovės neatitinkančią informaciją, galinčią paniekinti ar pažeminti tą asmenį arba pakirsti pasitikėjimą juo, </text:p>
      <text:p text:style-name="P14">baudžiamas bauda arba laisvės apribojimu, arba areštu, arba laisvės atėmimu iki vienerių metų.</text:p>
      <text:p text:style-name="P14">2. Tas, kas šmeižė asmenį, neva šis padarė sunkų ar labai sunkų nusikaltimą, arba per visuomenės informavimo priemonę ar spaudinyje,</text:p>
      <text:p text:style-name="P14">baudžiamas bauda arba areštu, arba laisvės atėmimu iki dvejų metų.</text:p>
      <text:p text:style-name="P14"><text:soft-page-break/>3. Už šiame straipsnyje numatytas veikas asmuo atsako tik tuo atveju, kai yra nukentėjusio asmens skundas ar jo teisėto atstovo pareiškimas, ar prokuroro reikalavimas.</text:p>
      <text:p text:style-name="P14"> </text:p>
      <text:p text:style-name="P16"><text:bookmark-start text:name="straipsnis155"/>155 straipsnis. Įžeidimas<text:bookmark-end text:name="straipsnis155"/></text:p>
      <text:p text:style-name="P14">1. Tas, kas viešai veiksmu, žodžiu ar raštu užgauliai pažemino žmogų,</text:p>
      <text:p text:style-name="P14">baudžiamas bauda arba laisvės apribojimu, arba areštu, arba laisvės atėmimu iki vienerių metų.</text:p>
      <text:p text:style-name="P14">2. Tas, kas neviešai įžeidė žmogų, padarė baudžiamąjį nusižengimą ir </text:p>
      <text:p text:style-name="P14">baudžiamas viešaisiais darbais arba bauda, arba areštu.</text:p>
      <text:p text:style-name="P14">3. Už šiame straipsnyje numatytas veikas asmuo atsako tik tuo atveju, kai yra nukentėjusio asmens skundas ar jo teisėto atstovo pareiškimas, ar prokuroro reikalavimas.</text:p>
      <text:p text:style-name="P10"/>
      <text:p text:style-name="P32"/>
      <text:p text:style-name="P32"/>
      <text:p text:style-name="P26"/>
      <text:p text:style-name="P21">LIETUVOS RESPUBLIKOS</text:p>
      <text:p text:style-name="P21">ADMINISTRACINIŲ TEISĖS PAŽEIDIMŲ KODEKSAS</text:p>
      <text:p text:style-name="P21"/>
      <text:p text:style-name="P21"/>
      <text:p text:style-name="P11">174 straipsnis. Nedidelis chuliganizmas</text:p>
      <text:p text:style-name="P3">Nedidelis chuliganizmas, tai yra necenzūriniai žodžiai ar gestai viešosiose vietose, įžeidžiamas kibimas prie žmonių ar kiti panašūs veiksmai, pažeidžiantys viešąją tvarką ir žmonių rimtį, –</text:p>
      <text:p text:style-name="P10">užtraukia baudą nuo vieno šimto iki trijų šimtų litų arba administracinį areštą iki trisdešimties parų.</text:p>
      <text:p text:style-name="P10"/>
      <text:p text:style-name="P36">175 straipsnis. Nepilnamečių padarytas chuliganizmas</text:p>
      <text:p text:style-name="P55">Nepilnamečių nuo keturiolikos iki šešiolikos metų padarytas nedidelis chuliganizmas arba chuliganizmas, taip pat tyčinis suaugusiųjų garbės ir orumo žeminimas – </text:p>
      <text:p text:style-name="P56">užtraukia baudą tėvams arba globėjams (rūpintojams) nuo penkiasdešimties iki vieno šimto litų.</text:p>
      <text:p text:style-name="P56"/>
      <text:p text:style-name="P38">186<text:span text:style-name="T6">(1)</text:span> straipsnis. Nepagarba teismui (teismo negerbimas)</text:p>
      <text:p text:style-name="P39">Trukdymas teismui vykdyti teisingumą, teismo ar teisėjo autoriteto žeminimas –</text:p>
      <text:p text:style-name="P39">užtraukia baudą nuo penkių šimtų iki vieno tūkstančio litų.</text:p>
      <text:p text:style-name="P11"/>
      <text:p text:style-name="P11">186<text:span text:style-name="T6">(2)</text:span> straipsnis. Antstolio garbės ir orumo įžeidimas</text:p>
      <text:p text:style-name="P55">Antstolio garbės ir orumo įžeidimas, reiškiamas necenzūriniais žodžiais ar gestais, įžeidžiančiu elgesiu, kibimu ar kitokiu elgesiu, – </text:p>
      <text:p text:style-name="P37">užtraukia baudą nuo vieno šimto iki penkių šimtų litų arba administracinį areštą iki trisdešimties parų.</text:p>
      <text:p text:style-name="P23"/>
      <text:p text:style-name="P40">187 straipsnis. Pasipriešinimas policijos, Viešojo saugumo tarnybos pareigūnui ar policijos rėmėjui, policijos ar Specialiųjų tyrimų tarnybos, Valstybės sienos apsaugos tarnybos, Viešojo saugumo tarnybos, Finansinių nusikaltimų tyrimo tarnybos prie Lietuvos Respublikos vidaus reikalų ministerijos, Vadovybės apsaugos departamento prie Vidaus reikalų ministerijos, Valstybės saugumo departamento, valstybinės priešgaisrinės gelbėjimo tarnybos pareigūno teisėto nurodymo ar reikalavimo nevykdymas, taip pat jo garbės ir orumo įžeidimas</text:p>
      <text:p text:style-name="P10">Pasipriešinimas policijos, Viešojo saugumo tarnybos pareigūnui ar policijos rėmėjui, einantiems jiems pavestas viešosios tvarkos saugojimo pareigas, –</text:p>
      <text:p text:style-name="P57">užtraukia baudą nuo penkių šimtų iki tūkstančio litų arba administracinį areštą nuo penkiolikos iki trisdešimties parų.</text:p>
      <text:p text:style-name="P10">Policijos ar Specialiųjų tyrimų tarnybos, Valstybės sienos apsaugos tarnybos, Viešojo saugumo tarnybos, Finansinių nusikaltimų tyrimo tarnybos prie Lietuvos Respublikos vidaus reikalų ministerijos, Vadovybės apsaugos departamento prie Vidaus reikalų ministerijos, Valstybės saugumo departamento, valstybinės priešgaisrinės gelbėjimo tarnybos pareigūno teisėto nurodymo ar reikalavimo nevykdymas, taip pat jo garbės ir orumo įžeidimas, reiškiamas žodžiu ar kūno gestais, įžeidžiančiu elgesiu, kibimu ar kitokiu elgesiu, –</text:p>
      <text:p text:style-name="P10">užtraukia baudą nuo trijų šimtų iki penkių šimtų litų arba administracinį areštą nuo penkiolikos iki trisdešimties parų.</text:p>
      <text:p text:style-name="P10">Policijos pareigūno teisėto reikalavimo atvykti į policiją nevykdymas – </text:p>
      <text:p text:style-name="P10">užtraukia baudą nuo vieno šimto iki dviejų šimtų litų.</text:p>
      <text:p text:style-name="P10">Policijos specialiosios juostos ar kitos užtvaros su užrašu STOP POLICIJA, ribojančios įvykio vietos perimetrą, perėjimas, pervažiavimas, nuplėšimas ar nugriovimas – </text:p>
      <text:p text:style-name="P10">užtraukia baudą nuo vieno šimto iki trijų šimtų litų.</text:p>
      <text:p text:style-name="P24"/>
      <text:p text:style-name="P41">214<text:span text:style-name="T6">(6)</text:span> straipsnis. Respublikos Prezidento įžeidimas arba šmeižimas masinės informacijos priemonėse</text:p>
      <text:p text:style-name="P42">     Respublikos Prezidento įžeidimas arba šmeižimas masinės informacijos priemonėse –</text:p>
      <text:p text:style-name="P42">     užtraukia įspėjimą ar baudą nuo penkių šimtų iki vieno tūkstančio litų.</text:p>
      <text:p text:style-name="P42">     Tokie pat veiksmai, padaryti asmens, bausto administracine nuobauda už šio straipsnio pirmojoje dalyje numatytus pažeidimus, –</text:p>
      <text:p text:style-name="P42">     užtraukia baudą nuo vieno tūkstančio iki trijų tūkstančių litų.</text:p>
      <text:p text:style-name="P24"/>
      <text:p text:style-name="P24"><text:soft-page-break/></text:p>
      <text:p text:style-name="P24"/>
      <text:h text:style-name="P67" text:outline-level="1"><text:bookmark-start text:name="straipsnis24_3"/>LIETUVOS RESPUBLIKOS</text:h>
      <text:p text:style-name="P21">CIVILINIS KODEKSAS</text:p>
      <text:p text:style-name="P18"><text:bookmark-end text:name="straipsnis24_3"/>2.24 straipsnis. Asmens garbės ir orumo gynimas</text:p>
      <text:p text:style-name="P19">1. Asmuo turi teisę reikalauti teismo tvarka paneigti paskleistus duomenis, žeminančius jo garbę ir orumą ir neatitinkančius tikrovės, taip pat atlyginti tokių duomenų paskleidimu jam padarytą turtinę ir neturtinę žalą. Po asmens mirties tokią teisę turi jo sutuoktinis, tėvai ir vaikai, jeigu tikrovės neatitinkančių duomenų apie mirusįjį paskleidimas kartu žemina ir jų garbę bei orumą. Preziumuojama, jog paskleisti duomenys neatitinka tikrovės, kol juos paskleidęs asmuo neįrodo priešingai.</text:p>
      <text:p text:style-name="P19">2. Jeigu tikrovės neatitinkantys duomenys buvo paskleisti per visuomenės informavimo priemonę (spaudoje, televizijoje, radijuje ir pan.), asmuo, apie kurį šie duomenys buvo paskleisti, turi teisę surašyti paneigimą ir pareikalauti, kad ta visuomenės informavimo priemonė šį paneigimą nemokamai išspausdintų ar kitaip paskelbtų. Visuomenės informavimo priemonė šį paneigimą privalo išspausdinti ar kitaip paskelbti per dvi savaites nuo jo gavimo dienos. Visuomenės informavimo priemonė turi teisę atsisakyti spausdinti ar paskelbti paneigimą tik tuo atveju, jeigu paneigimo turinys prieštarauja gerai moralei.</text:p>
      <text:p text:style-name="P19">3. Reikalavimą atlyginti turtinę ir neturtinę žalą nagrinėja teismas, nepaisydamas to, ar tokius duomenis paskleidęs asmuo juos paneigė, ar ne.</text:p>
      <text:p text:style-name="P19">4. Jeigu visuomenės informavimo priemonė atsisako spausdinti ar kitaip paskelbti paneigimą arba to nepadaro per šio straipsnio 2 dalyje nustatytą terminą, asmuo įgyja teisę kreiptis į teismą šio straipsnio 1 dalyje nustatyta tvarka. Duomenų, neatitinkančių tikrovės ir žeminančių kito asmens reputaciją, paneigimo tvarką ir terminus tokiu atveju nustato teismas.</text:p>
      <text:p text:style-name="P19">5. Visuomenės informavimo priemonė, paskleidusi asmens reputaciją žeminančius ir tikrovės neatitinkančius duomenis, privalo atlyginti asmeniui padarytą turtinę ir neturtinę žalą tik tais atvejais, kai ji žinojo ar turėjo žinoti, jog paskleisti duomenys neatitinka tikrovės, taip pat kai tuos duomenis paskelbė jos darbuotojai ar duomenys paskleisti anonimiškai, o visuomenės informavimo priemonė atsisako nurodyti tuos duomenis pateikusį asmenį. Visais kitais atvejais turtinę ir neturtinę žalą privalo atlyginti duomenis paskleidęs asmuo ir jo veikla.</text:p>
      <text:p text:style-name="P19">6. Paskleidęs tikrovės neatitinkančius duomenis asmuo atleidžiamas nuo civilinės atsakomybės, jeigu tie duomenys yra paskelbti apie viešą asmenį bei jo valstybinę ar visuomeninę veiklą, o juos paskelbęs asmuo įrodo, kad jis veikė sąžiningai siekdamas supažindinti visuomenę su tuo asmeniu ir jo veikla.</text:p>
      <text:p text:style-name="P19">7. Jeigu nevykdomas teismo sprendimas, įpareigojantis paneigti tikrovės neatitinkančius duomenis, žeminančius asmens garbę ir orumą, teismas nutartimi gali išieškoti iš atsakovo baudą už kiekvieną teismo sprendimo nevykdymo dieną. Baudos dydį nustato teismas. Ji yra išieškoma ieškovo naudai, nepaisant neturtinės žalos atlyginimo.</text:p>
      <text:p text:style-name="P19">8. Šio straipsnio taisyklės taip pat yra taikomos ginant pažeistą juridinio asmens dalykinę reputaciją.</text:p>
      <text:p text:style-name="P19">9. Šio straipsnio taisyklės netaikomos teismo proceso dalyviams, kurie už teismo posėdžio metu pasakytas kalbas bei teismo dokumentuose paskelbtus duomenis neatsako.</text:p>
      <text:p text:style-name="P22"/>
      <text:p text:style-name="P22"/>
      <text:p text:style-name="P44">LAT APŽVALGA</text:p>
      <text:p text:style-name="P58"/>
      <text:p text:style-name="P47">Lietuvos Respublikos civilinio kodekso 7 str., 7<text:span text:style-name="T6">1</text:span> str. ir Lietuvos Respublikos visuomenės informavimo įstatymo taikymo teismų praktikoje, nagrinėjant <text:span text:style-name="T8">garbės ir orumo</text:span> gynimo civilines bylas</text:p>
      <text:p text:style-name="P48"/>
      <text:p text:style-name="P48">Įgyvendinant Lietuvos Respublikos Konstitucijos preambulėje įtvirtintą valstybės tikslą siekti atviros, teisingos, darnios pilietinės visuomenės ir teisinės valstybės sukūrimo, svarbią reikšmę turi asmeninių neturtinių vertybių apsauga ir gynimas. Fizinių ir juridinių asmenų subjektinių teisių apsaugos užtikrinimas teisės aktais garbės ir orumo gynimo srityje formuoja visuomenės pagarbą asmeniui ir jo teisėtai veiklai, apsaugo asmenų garbę ir orumą bei privatų asmenų gyvenimą. Tai didina visuomeninį saugumą bei užtikrina Lietuvos Respublikos Konstitucijoje, Europos žmogaus teisių ir pagrindinių laisvių apsaugos konvencijoje asmeniui suteiktų teisių ir laisvių įgyvendinimą. Garbės ir orumo gynimo motyvacija, vaidmuo, kurį turi pagarba pačiam sau, savęs ir kitų vertinimai turi didelę visuomeninę <text:line-break/>reikšmę. Todėl ypatingai svarbu užkirsti kelią visoms asmens pažeminimo formoms.</text:p>
      <text:p text:style-name="P48"><text:span text:style-name="T9">Apibendrinimo tikslas</text:span> - išaiškinti, kaip turi būti nagrinėjamos bylos dėl garbės ir orumo bei asmens privataus gyvenimo gynimo, keliamos pagal Civilinio kodekso 7 str. ir 71 str., Lietuvos Respublikos visuomenės informavimo įstatymą, bei išanalizuoti teismų klaidas, aiškinant ir taikant teisės normas, formuoti vieningą teismų praktiką, derinti teismų sprendimus su <text:soft-page-break/>Lietuvos Respublikos Konstitucija, Europos žmogaus teisių ir pagrindinių laisvių <text:s/>apsaugos konvencija ir Europos Žmogaus Teisių Teismo praktika.</text:p>
      <text:p text:style-name="pav9"/>
      <text:p text:style-name="P46">Konstituciniai bylų sprendimo principai</text:p>
      <text:p text:style-name="P48"/>
      <text:p text:style-name="P48">Laisvė reikšti savo mintis ir įsitikinimus yra vienas iš svarbiausių demokratinės visuomenės principų ir viena iš pagrindinių kiekvieno žmogaus tobulėjimo ir saviraiškos sąlygų. Žmogaus teisė turėti savo įsitikinimus ir juos laisvai reikšti yra įtvirtinta Lietuvos Respublikos Konstitucijos 25 str. 1 d., o antrojoje straipsnio dalyje yra nustatyta, kad “žmogui neturi būti kliudoma ieškoti, gauti ir skleisti informaciją bei idėjas”. Ši norma garantuoja žmogaus subjektines teises ir laisves. Ji saugo visą komunikacijos procesą, kartu ir visuomenės informavimo priemonių teisę nekliu-domai ieškoti, gauti ir skleisti informaciją bei idėjas. </text:p>
      <text:p text:style-name="P48">Tačiau informacijos laisvė nėra absoliuti ir visaapimanti. Teisės į informaciją apribojimus lemia jos santykis su kitomis teisinėmis vertybėmis, išreiškiančiomis kitų asmenų teises ir laisves bei būtinus visuomenės poreikius. Kadangi pastarieji negali paneigti žmogaus teisės į informaciją apskritai, šios problemos sprendimą tarptautinė ir nacionalinė teisė sieja su teisinių vertybių racionaliu santykiu, laiduojančiu, kad apribojimais nebus pažeista atitinkamų žmogaus teisių esmė. Europos žmogaus teisių ir laisvių apsaugos konvencijos 10 str., įtvirtinantis žmogaus teisę laisvai laikytis savo nuomonės, gauti ir skleisti informaciją bei idėjas numato galimybę šią teisę riboti, laikantis tokių sąlygų: 1) jeigu tai numatyta nacionaliniuose įstatymuose, 2) būtina demokratinėje visuomenėje, 3) apribojimais siekiama ginti tokias vertybes, kaip nacionalinis saugumas, viešosios tvarkos interesai, kelio užkirtimas teisės pažei-dimams ir nusikaltimams, žmogaus sveikata ir moralė, kitų asmenų teisės ir geras vardas, teismo autoritetas ir nešališkumas ir kt. </text:p>
      <text:p text:style-name="P48">Konstitucijos 25 str. 3 d. nustatyta, kad laisvė reikšti įsitikinimus, gauti ir skleisti informaciją negali būti ribojama kitaip, kaip tik įstatymu, jei tai būtina apsaugoti žmogaus sveikatą, garbę ir orumą, privatų gyvenimą ar ginti konstitucinę santvarką. Visiškai draudžiama naudotis šia teise nusikalstamiems veiksmams vykdyti - rasinės, religinės ar socialinės neapykantos, prievartos bei diskriminacijos kurstymui, šmeižtui bei dezinformacijai. </text:p>
      <text:p text:style-name="P48">Konstitucijos nuostatomis apibrėžtos žmogaus teisės į informaciją įgy-vendinimo garantijos bei apribojimai yra detalizuojami kituose teisės aktuose. Visuomenės informavimo įstatymas apibrėžia teisės gauti ir skleisti informaciją bei teisės turėti savo įsitikinimus ir juos laisvai reikšti realizavimo mechanizmą. Įstatymo 5, 8 ir 18 str. 2 d. nustato, kokia informacija visuomenės informavimo priemonėse neskelbtina ir kokios informacijos skelbimas gali būti ribojamas įstatymais. CK 7, 71 str. numato draudimą skleisti žinias, kurios žemina asmens garbę ir orumą ir neatitinka tikrovės, be asmens sutikimo informaciją apie jo privatų gyvenimą.</text:p>
      <text:p text:style-name="P48">Įstatymuose, reguliuojančiuose santykius, atsirandančius dėl teisės ieškoti, gauti ir skleisti informaciją bei idėjas, yra įtvirtintos ir šios teisės realizavimo prielaidos. Kiekvienas, kuris naudojasi informacijos teise, privalo laikytis įstatymų nustatytų apribojimų, nepiktnaudžiauti informacijos laisve. Įgyvendindamas teisę ieškoti, gauti ir skleisti informaciją asmuo neturi varžyti kitų žmonių teisių ir laisvių, o viešosios informacijos rengėjai, platintojai ir žurnalistai viešąją informaciją turi pateikti teisingai, tiksliai ir nešališkai, laikytis žurnalistų profesinės etikos normų, gerbti nuomonių įvairovę. Kai asmuo, įgyvendindamas savo teisę - skleisti informaciją - pažeidžia <text:s/>imperatyvius teisės normų nustatytus reikalavimus ir kito asmens teises ir teisėtus interesus, taikoma teisinė atsakomybė už asmens garbės ir orumo, privataus gyvenimo neliečiamumo pažeidimą. </text:p>
      <text:p text:style-name="P48">Bylų dėl asmens garbės ir orumo bei privataus gyvenimo neliečiamumo gynimo sudėtingumą sąlygoja ta aplinkybė, kad teismai, nagrinėdami šias bylas, turi surasti pusiausvyrą tarp asmens teisės į garbę ir orumą, privataus gyvenimo neliečiamumą ir informacijos laisvės, atsižvelgdami į šių teisių ribojimo pobūdį ir apimtis. Suteikus nepagrįstą prioritetą vienai šių subjektinių teisių, būtų pažeista kitos teisės esmė.</text:p>
      <text:p text:style-name="P48"/>
      <text:p text:style-name="P46"/>
      <text:p text:style-name="P46"/>
      <text:p text:style-name="P46"/>
      <text:p text:style-name="P46">Teisinių faktų nustatymas</text:p>
      <text:p text:style-name="P48"/>
      <text:p text:style-name="P48">Teisės normos taikomos tik konkretiems gyvenimo atvejams, tam tikroms faktinėms aplinkybėms, kurios ir yra teisės taikymo faktinis pagrindas. Todėl prieš teisės normos taikymą reikia nustatyti faktines aplinkybes. Civilinio kodekso 7, 71 str., Visuomenės informavimo įstatymo 20, 21 str. subjektinių teisių ir pareigų atsiradimą sieja ne su vienu juridiniu faktu, o su jų kompleksu, t.y. faktine sudėtimi, todėl įrodinėjimo dalyką bylose dėl garbės ir orumo gynimo, moralinės žalos atlyginimo sudaro faktų visuma, o ne atskiras faktas. </text:p>
      <text:p text:style-name="P48">Garbė ir orumas pagal CK 7, 71 str., Visuomenės informavimo įstatymo 20, 21 str. ginami nustačius šių faktų visumą: 1) žinių paskleidimo faktą; 2) faktą, kad žinios yra apie ieškovą; 3) faktą, jog žinios žemina asmens garbę ir orumą; 4) faktą, jog paskleistos žinios neatitinka tikrovės. Kai žinios apie juridinį asmenį yra paskleistos per visuomenės informavimo priemones, įstatymas nereikalauja nustatyti fakto, jog žinios žemina juridinio asmens gerą vardą (VIĮ 20 str. 1 d.).</text:p>
      <text:p text:style-name="P48">Paskleidus informaciją apie žmogaus privatų gyvenimą be jo sutikimo, teismui būtina nustatyti šių faktų visumą: 1) informacijos paskleidimo faktą; 2) faktą, jog paskleista informacija yra apie ieškovą; 3) faktą, jog paskleista informacija yra apie žmogaus privatų gyvenimą; 4) faktą, jog informacija paskleista be asmens sutikimo; 5) faktą, jog informacija paskleista nesant teisėto visuomenės intereso.</text:p>
      <text:p text:style-name="P48"/>
      <text:p text:style-name="P49">Žinių paskleidimas</text:p>
      <text:p text:style-name="P48"/>
      <text:p text:style-name="P48"><text:soft-page-break/>Pagal CK 7 ir 71 str., Visuomenės informavimo įstatymo 20, 21 str. asmens garbė ir orumas, privataus gyvenimo neliečiamumas yra ginami, kai asmens garbę ir orumą žeminančios ir tikrovės neatitinkančios žinios bei informacija apie žmogaus privatų gyvenimą be jo sutikimo yra paskleistos. </text:p>
      <text:p text:style-name="P48">Žinių paskleidimu yra laikytinas jų pranešimas vienam, keletui ar neapibrėžtam skaičiui trečiųjų asmenų, todėl teismas, nagrinėdamas bylą, turi išsiaiškinti, ar žinios tapo žinomos kitiems asmenims. Asmenų skaičius, kuriems žinios tapo žinomos, paskleidimo faktui nustatyti reikšmės neturi. </text:p>
      <text:p text:style-name="P48">CK 7 str. žinių paskleidimo formai reikšmės neteikia, todėl žinios laikytinos paskleistomis, jeigu tampa žinomos tretiesiems asmenims nepriklausomai nuo to, kokiu būdu jos paskleistos: žodžiu, raštu ar kita materialia išraiška, per visuomenės informavimo priemones (knygas, laikraščius, žurnalus, biuletenius ar kitus leidinius, televizijos, radijo programas, kino ar kitą garso ar vaizdo studijos produkciją, išplatintos elektroninėmis priemonėmis, intranetiniais ar internetiniais tinklais, informacijos agentūros pranešimu), praneštos vienam ar daugeliui asmenų pokalbio metu, viešuose pasisakymuose, kultūrinių renginių metu, išdėstytos tarnybinėse charakteristikose, pareiškimuose bei kituose dokumentuose ar paskelbtos kitu būdu.</text:p>
      <text:p text:style-name="P48">Apibendrinimui pateiktų bylų duomenimis, žinių paskleidimo būdai yra įvairūs: 249 ieškiniuose ieškovai nurodė, kad garbę ir orumą žeminančios ir tikrovės neatitinkančios žinios buvo paskelbtos rašytine forma, iš kurių 200 atvejų - per spaudą, 23 - pareiškimuose teisėsaugos institucijoms, 15 - pareiškimuose valstybinės valdžios ir valdymo institucijoms, 4 - laiškuose, 2 atvejais - tardymo organų nutarimuose iškelti baudžiamąją bylą, 2 - pareigūnų įsakymuose, 1 - pareiškime rajono merui, 1 - sienlaikraštyje, 1 - skelbimų lentoje; 48 ieškiniuose tokios žinios buvo paskleistos žodine forma, iš kurių 22 atvejais - susirinkimų metu, 15 - viešose vietose (darbe, gyvenamojoje vietovėje), 2 - visuomeninių, politinių renginių metu, 2 - per radiją, 3 - telefoninio pokalbio metu, 3 - teismo posėdyje, 1 - atestacinės komisijos posėdyje. </text:p>
      <text:p text:style-name="P48">Visuomenės informavimo priemonės, paskelbusios žinias, tiražas pripažįsta-mas vienu žinių paskleidimo faktu.</text:p>
      <text:p text:style-name="P48">Nebus žinių paskleidimo, kai žinios išsakomos asmeniui, kurį jos liečia. Tais atvejais, kai žinios yra išdėstomos asmeniškai ieškovui adresuotame laiške, su kurio turiniu jis savanoriškai supažindino kitus asmenis, žinių paskleidimo fakto taip pat nėra. Tačiau jeigu žinios išdėstytos atvirlaiškyje, telegramoje, tai laikytina žinių paskleidimu, nes, objektyviai vertinant, asmuo, tokiu būdu siunčiantis informaciją, turėjo numatyti, kad ji be kliūčių taps žinoma tretiesiems asmenims. Teismas, nusta-tinėdamas žinių paskleidimo faktą, turėtų išsiaiškinti, ar asmuo, kuris neturėjo tikslo žinias paskleisti aplinkiniams, ėmėsi reikiamų priemonių išsaugoti jų konfidencialumą. Jeigu konkrečioje situacijoje atsakovo veiksmai neatitiko protingumo kriterijų reikalavimų ir žinios tapo žinomos kitiems asmenims, teismas turėtų pripažinti egzistuojant jų paskleidimo faktą. Pavyzdžiui, žinių paskleidimu laikytinas atvejis, kai atsakovas laišką perduoda ieškovui per kitą asmenį neužklijuotame voke ir kt. Jeigu teismas nustato, kad atsižvelgiant į konkrečias aplinkybes ieškovas elgėsi protingai ir negalėjo bei neturėjo numatyti, kad žinios taps žinomos tretiesiems asmenims, tai net ir taip atsitikus, nėra pagrindo pripažinti, jog žinių autorius jas paskelbė. Pavyzdžiui, į Marijampolės rajono apylinkės teismą su ieškiniu kreipėsi ieškovė A. B., prašydama įpareigoti atsakovę J. B paneigti laiške išdėstytas garbę ir orumą žeminančias, tikrovės neatitinkančias žinias, atsiprašyti šeimos narių akivaizdoje bei atlyginti moralinę žalą. Ieškovė nurodė, kad laišką, kurį jai parašė atsakovė, perskaitė jos šeimos nariai. Bylos nagrinėjimo metu buvo nustatyta, kad ieškovei adresuotą laišką atplėšė ir perskaitė jos dukra, žentas. Teismo sprendimu ieškinys atmestas, nesant žinių paskleidimo fakto (civilinė byla Nr. 2 – 2/96). Iš bylos duomenų matyti, kad atsakovė laišką ieškovei rašė asmeniškai, aplinkybės, kad voką savavališkai atplėš ir perskaitys dukra ir žentas, ji negalėjo numatyti, todėl teismas pagrįstai minėtu pagrindu ieškinį atmetė.</text:p>
      <text:p text:style-name="P48">Garbės ir orumo bylų apibendrinimo medžiaga parodė, kad teismai, nusta-tinėdami faktą, ar buvo paskleistos žinios, neretai daro klaidų. Pavyzdžiui, Lietuvos Aukščiausiojo Teismo Civilinių bylų skyriaus kolegija 1997 01 08 nutartimi panaikino Vilniaus m. 1-o apylinkės teismo 1995 11 28 sprendimą ir Vilniaus apygardos teismo Civilinių bylų skyriaus kolegijos 1996 03 19 nutartį civilinėje byloje pagal J. P. ieškinį A. S. ir V. B. dėl garbės ir orumo gynimo, moralinės žalos atlyginimo ir perdavė bylą nagrinėti iš naujo. Teismų išvadą, jog nelaikytina žinių paskleidimu jų išsakymas susirinkimo metu, dalyvaujant ieškovui, kolegija laikė nepagrįsta, konstatuodama, kad nelaikoma tikrovės neatitinkančių žinių paskleidimu tik jų pranešimas asmeniui, kurį jos liečia (civ. byla Nr. 3K – 17/97).</text:p>
      <text:p text:style-name="P48">Dažnai teismams kyla neaiškumų, ar laikytini žinių paskleidimu tie atvejai, kai žinios yra paskleidžiamos <text:s/>žodiniuose ir rašytiniuose pareiškimuose bei skunduose teisėtvarkos ir kitoms kompetentingoms valstybės institucijoms, kurioms pagal veiklos pobūdį priskirtas atitinkamų klausimų sprendimas. Šis klausimas teismų praktikoje buvo sprendžiamas nevienodai. Vienais atvejais teismai pareiškimus šioms insti-tucijoms laikė žinių skleidimu (Plungės rajono apylinkės teismo civilinė byla Nr. 2-706/96, Vilkaviškio rajono apylinkės teismo civilinė byla Nr. 2-77/96, Akmenės rajono apylinkės teismo civilinė byla Nr. 2-469/94, Panevėžio miesto apylinkės teismo civilinė byla Nr. 213-337/97, Kauno miesto apylinkės teismo civilinė byla Nr. 2-699/96, Pakruojo rajono apylinkės teismo civilinė byla Nr. 21-324/96), kitu atveju ieškinius atmesdavo, nesant žinių paskleidimo fakto, motyvuodami tuo, kad atsakovų kreipimasis į teisėtvarkos institucijas dėl pažeistų teisių ir teisėtų interesų gynimo, kelio užkirtimo nusikaltimams yra jų konstitucinė teisė bei pilietinė pareiga (Vilka-viškio rajono apylinkės teismo civilinė byla Nr. 2-20/96, Marijampolės rajono apylinkės teismo civilinė byla Nr. 2-1879/95, Kelmės rajono apylinkės teismo civilinė byla Nr. 2-109/96), trečiuoju atveju teismai pradėtas bylas pagal ieškininius pareiškimus dėl tokiu būdu paskleistų žinių nutraukė CPK 243 str. 1 d. 1 p. pagrindu, motyvuodami, kad ieškovas pažeistas teises gali ginti baudžiamojo proceso įstatymo nustatyta tvarka, o ne civilinio proceso tvarka (Klaipėdos miesto apylinkės teismo civilinė byla Nr. 2-699/96).</text:p>
      <text:p text:style-name="P48">Sąžiningas asmens kreipimasis į valstybės institucijas dėl pažeistų teisių ar interesų gynimo bei pranešimas apie padarytus ar daromus teisės pažeidimus nėra asmens garbę ir orumą žeminančių žinių paskleidimas. Lietuvos Respublikos Konstitucijos 28 str. nustatyta, kad “įgyvendindamas savo teises ir naudodamasis savo laisvėmis žmogus privalo laikytis Konstitucijos ir įstatymų, nevaržyti kitų asmenų teisių ir laisvių”. Valstybė (jos institucijos, pareigūnai) garantuoja ir gina asmens teises. Baudžiamasis procesas, įstatymai dėl administracinių teisės pažeidimų turi tikslą užkirsti kelią nusikaltimams, teisės pažeidimams, saugoti asmenų teises bei teisėtus interesus. Pareiškėjų žodiniai pranešimai bei rašytiniai pareiškimai baudžiamosios ar administracinės teisės taikymo subjektams nagrinėjami įstatymų nustatyta tvarka, vykdant šių institucijų tiesiogines funkcijas, dėl jų priimami sprendimai, apie kuriuos pranešama suinteresuotiems asmenims. Jeigu pranešimas buvo nepagrįstas, sprendime apie tai nurodoma ir tuo pačiu paneigiamos neteisingos žinios apie asmenį. Nesutikdami su sprendimu, pareiškėjai jį gali apskųsti įstatymo nustatyta <text:soft-page-break/>tvarka. Teisėjas, nagrinėdamas bylą, kurioje ieškovas prašo paneigti žinias, paskleistas baudžiamosios ar administracinės teisės taikymo subjektams, turi spęsti, ar atsakovo pareiškimas buvo sąžiningas, pagrįstas ir nepažeidė kitų asmenų teisių ir teisėtų interesų. Nustačius, kad atsakovas turėjo pagrindą kreiptis į kompetentingas valstybės institucijas, siekdamas apginti savo teises ar teisėtus interesus, ieškinys turi būti atmetamas nesant žinių paskleidimo fakto.</text:p>
      <text:p text:style-name="P48">Tais atvejais, kai teismas nustato, kad toks pranešimas yra nesąžiningas (melagingas) ir asmuo, įgyvendindamas savo teises bei laisves, peržengia šių teisių realizavimo ribas ir pažeidžia kitų asmenų teises ir laisves, nukentėjusiojo asmens teisės yra ginamos CK 7, 71 str., Visuomenės informavimo įstatymo nustatyta tvarka, jeigu tokios žinios buvo paskelbtos per visuomenės informavimo priemones.</text:p>
      <text:p text:style-name="P48">Asmens garbę ir orumą žeminančių ir tikrovės neatitinkančių žinių bei infor-macijos apie žmogaus privatų gyvenimą be jo sutikimo paskleidimo faktą įrodinėja ieškovas (CPK 58 str.). </text:p>
      <text:p text:style-name="P48">Žinių paskleidimo faktas, kai žinios yra paskleistos per visuomenės infor-mavimo priemones: knygas, laikraščius, biuletenius ar kitus leidinius, televizijos, radijo programas, kino ar kitą garso ir vaizdo studijų produkciją, įrodomas šiose priemonėse bei televizijos, radijo laidų įrašuose, stenogramose esančiais duomenimis apie žinių paskleidimą (CPK 80 str., VIĮ 2 str. 2 d.). </text:p>
      <text:p text:style-name="P48">Kai žinios yra paskleistos dokumentuose, aktuose, charakteristikose, reikali-nio ar asmeninio susirašinėjimo raštuose, laiškuose ar paskleistos kitu materialiu būdu, tai jų paskleidimo faktas įrodomas rašytiniais įrodymais (CPK 73 str.). Teismui turi būti pateikiami šių įrodymų originalai bei visas laikraštis, biuletenis ir kt., o ne publikacijų iškarpos. Jeigu pateikiamas nuorašas, teismas turi teisę prireikus pareikalauti originalą (CPK 78 str.). Kai tiesioginių žinių paskleidimo faktą patvir-tinančių įrodymų asmuo negali gauti dėl jų sunaikinimo pasibaigus saugojimo termi-nui (pvz., VIĮ 34 str.) ar jų netekus dėl kitų priežasčių, tai žinių paskleidimo faktas gali būti įrodomas ir kitais CPK 57 str. nurodytais įrodymais.</text:p>
      <text:p text:style-name="P48">Kai asmuo dėl pateisinamų priežasčių negali teismui pateikti žinių pasklei-dimo faktą patvirtinančių įrodymų, šiuos įrodymus asmens prašymu gali išreikalauti teismas (CPK 74, 75, 81, 82 str.).</text:p>
      <text:p text:style-name="P48">Teismui nenustačius žinių paskleidimo fakto, ieškinys negali būti tenkinamas.</text:p>
      <text:p text:style-name="P48"/>
      <text:p text:style-name="P52">Garbės ir orumo samprata</text:p>
      <text:p text:style-name="P51"/>
      <text:p text:style-name="P48">CK 7, 71 str., Visuomenės informavimo įstatymo 20, 21 str. gina asmenines neturtines teises – garbę ir orumą. Įstatymai gynimo objektų sampratos nepateikia, todėl tikslinga apibrėžti, kaip turi būti suprantama asmens teisė į garbę ir orumą. </text:p>
      <text:p text:style-name="P53">Dabartinės lietuvių kalbos žodynas garbę apibūdina kaip visuomenės pripažįstamą asmens pagarbą už nuopelnus, šlovę, gerą vardą; orus bendrine prasme reiškia turintis vidinės pagarbos, jaučiantis savo vertę. Tokiu būdu <text:span text:style-name="T8">garbė – tai teigiamas asmens socialinis vertinimas, gera viešoji nuomonė apie jį; orumas yra asmens savęs vertinimas, kaip jis atrodo visuomenės akyse</text:span>. Tačiau orumas nėra subjektyvus asmens savęs vertinimas, jį lemia visuomeninis vertinimas – visuomenė nustato, kokie elgesio standartai yra teigiami, kokie neigiami; todėl asmens savęs vertinimo kriterijus turi būti viešoji nuomonė.</text:p>
      <text:p text:style-name="P48"><text:span text:style-name="T11">Įstatymai gina asmens garbę ir orumą kaip asmens moralinį vertinimą, tačiau saugo ne visas šio vertinimo puses – jie garantuoja asmeniui tik tą įvertinimą, kurį jis savo veiksmais, poelgiais užsitarnauja. </text:span>Teisė į garbę ir orumą - tai <text:span text:style-name="T11">asmens teisė reikalauti, kad viešoji nuomonė apie jį būtų formuojama žinių, atitinkančių tikruosius jo poelgius, pagrindu ir moralinis vertinimas atitiktų tai, kaip jis tikrovėje vykdo įstatymų</text:span>, bendražmogiškos moralės normų reikalavimus. <text:span text:style-name="T12">Garbė ir orumas yra pažeidžiami apie asmenį paskleidus jo garbę ir orumą žeminančias ir tikrovės neatitinkančias žinias</text:span><text:span text:style-name="T23">.</text:span> Pagal CK 7, 71 str. teisė ginti savo garbę ir orumą suteikiama fiziniams ir juridiniams asmenims. Kadangi sampratos “garbė”, “orumas” charakterizuoja moralines žmogaus savybes, jos vartotinos kalbant apie fizinį asmenį; juridinio asmens gynimo objektu tiksliau laikyti gerą vardą, kuris reiškia teigiamą juridinio asmens vertinimą.</text:p>
      <text:p text:style-name="P51"/>
      <text:p text:style-name="P52">Garbę ir orumą žeminanti žinia</text:p>
      <text:p text:style-name="P51"/>
      <text:p text:style-name="P48">Žodis “žeminti” bendrine prasme reiškia menkinti, niekinti, peikti, kaltinti kitą kuo nors. Žeminti garbę ir orumą reiškia menkinti asmens gerą vardą visuome-nėje bei mažinti jo paties savęs vertinimą. Teismas, nustatydamas faktą, ar paskleistos žinios žemina ieškovo garbę ir orumą, turi <text:span text:style-name="T11">vadovautis ne subjektyvia ieškovo, atsakovo nuomone, o atsižvelgti į objektyvius kriterijus.</text:span> Pagrindinis asmens elgesio vertinimo kriterijus turi būti teisės normos, kurios daugeliu atvejų ne tik nustato elgesio taisykles, bet ir smerkia žalingą bei skatina visuomenei naudingą elgesį. Tačiau teisės normos negali numatyti visų asmens elgesio atvejų, visapusiškai reguliuoti ir vertinti jo veiklą. Tokį reguliavimą atlieka moralės, paprotinės normos. Jos atspindi visuomenėje susiklosčiusių vertybių sistemą, požiūrį į gėrį, blogį, daro įtaką asmens elgesiui. Bendražmogiškos moralės nuostatos dažnai sutampa su baudžiamosios, admi-nistracinės teisės draudimais kėsintis į įstatymo saugomus gėrius, tačiau ne visi teisės normomis nustatyti draudimai turi akivaizdų moralinio smerktinumo pobūdį arba jie tokiais laikytini tik kai kurių žmonių grupių moralės požiūriu. Kita vertus, daugelis moralinių, religinių, paprotinių nuostatų daro įtaką žmogaus elgesiui, kurio teisės šakos nereguliuoja. <text:span text:style-name="T12">Todėl teismas turi atsižvelgti, kaip atskirą socialinių normų pažeidimą visuomenė vertina protingo, moralaus žmogaus akimis, t.y., ar jis gali būti laikomas diskredituojančiu asmens garbę, gerą vardą visuomenėje bei mažinančiu asmens paties savęs vertinimą. Kartu teismas negali ignoruoti fakto, kad visuomenės nuomonė konkrečiu laikotarpiu yra sąlyginis etalonas, ilgainiui kintantis, vienoms vertybėms keičiant kitas</text:span><text:span text:style-name="T11">.</text:span> </text:p>
      <text:p text:style-name="P48">Tokiu <text:span text:style-name="T24">būdu žeminančiomis garbę ir orumą</text:span>, gerą vardą pagal CK 7, 71 str., Visuomenės informavimo įstatymo 20, 21 str. laikomos <text:span text:style-name="T11">tokios tikrovės neatitinkančios žinios, kurios įstatymų, moralės, paprotinių normų laikymosi požiūriu pažeidžia asmens garbę, orumą, gerą vardą visuomenėje. </text:span><text:span text:style-name="T12">Tai klaidinga ir diskredituojanti asmenį informacija, kurioje teigiama apie asmens padarytą teisės, moralės ar paprotinių normų pažeidimą, negarbingą poelgį, netinkamą elgesį buityje, šeimoje, viešajame gyvenime, nesąžiningą visuomeninę, gamybinę - ūkinę, komercinę veiklą ir pan.</text:span></text:p>
      <text:p text:style-name="P48">Apibrėžti, kokios konkrečiai žinios gali būti laikomos žeminančiomis garbę ir orumą, praktiškai neįmanoma, kadangi paskelbti faktai vienose situacijose gali būti žeminantys asmens garbę ir orumą, o kitose - ne. <text:span text:style-name="T11">Negalima užmiršti tos aplinkybės, </text:span><text:soft-page-break/><text:span text:style-name="T11">kad greta bendrų visai visuomenei vertinimo kriterijų yra atskirų asmenų grupių ar net atskirų asmenų garbės ir orumo supratimas.</text:span> Teisė į garbę ir orumą - tai teisė į adekvatų moralinį vertinimą. Šia prasme žeminti garbę ir orumą, gerą vardą reiškia sumažinti, sumenkinti konkretaus asmens gerą vardą kitų žmonių akyse. <text:span text:style-name="T12">Žeminan-čios žinios yra tokios, kurios asmeniui priskiria bruožus arba poelgius, neatitinkančius reikalavimų, keliamų jam kaip tam tikram visuomenės nariui ar visuomenės junginiui. Priklausomai nuo amžiaus, lyties, profesijos, veiklos pobūdžio šie reikalavimai gali būti skirtingi.</text:span></text:p>
      <text:p text:style-name="P48"><text:span text:style-name="T12">Asmenį galima pažeminti ir nutylėjus tam tikrą faktą. Pavyzdžiui, paskelbiant, kad ieškovas sumušė kitą žmogų, tačiau kartu nepranešus, kad jis veikė būtinojo reikalingumo atveju. Be to, net neutralaus tikrovės neatitinkančio fakto konstata-vimas tam tikromis aplinkybėmis gali žeminti asmens garbę ir orumą</text:span>. Pavyzdžiui, Kauno miesto apylinkės teismas, išnagrinėjęs civilinę bylą pagal ieškovo V. Š. ieškinį atsakovui laikraščiui “Europa” (UAB “Vasario koncernas”) dėl garbės ir orumo gynimo, moralinės žalos atlyginimo 1996 05 15 <text:s/>sprendimu ieškovo ieškinį iš dalies patenkino. Teismas sprendime nurodė, kad ieškovą liečiančios žinios “…gal, kad dažo plaukus, nešioja aptemptas, užpakalį paryškinančias kelnes” žemina jo garbę ir orumą visuomenėje, nes yra įžeidžiančios bendražmogiškos moralės normų požiūriu. Kauno apygardos teismo bei Lietuvos apeliacinio teismo Civilinių bylų skyriaus kolegijos su tokiais teismo motyvais sutiko (civilinė byla Nr. 2-1512/96-18). Manytume, kad teis-mas teisingai laikė, kad žinia žemina ieškovo garbę ir orumą, nes bendrame straipsnio kontekste, kuriame ta žinia paminėta, ja buvo siekiama pažeminti ieškovą kaip valstybinės institucijos vadovą, pašiepti jo asmenį.</text:p>
      <text:p text:style-name="P48">Apibendrinimui pateiktose bylose ieškovai prašė pripažinti jų garbę ir orumą žeminančiomis tokio pobūdžio žinias: apie įvairių nusikaltimų, administracinių teisės pažeidimų padarymą, kaltinimus amoraliu elgesiu buityje, netinkamu darbinių, profesinių pareigų atlikimu, užsiėmimą nešvariu verslu, piktnaudžiavimą pasitikėjimu, skolos negrąžinimu, piktnaudžiavimą tarnybine padėtimi, kaltinimus nesąžininga juridinio asmens, jo vadovo veikla ir kt.</text:p>
      <text:p text:style-name="P48">Bylų duomenys rodo, kad teismų praktikoje <text:span text:style-name="T23">žeminančiomis asmens garbę ir orumą pripažįstamos tokios tikrovės neatitinkančios žinios, kuriomis teigiama, kad ieškovas pažeidė teisės aktų, bendrųjų gyvenimo taisyklių reikalavimus, visuomenės moralės principus arba jam priskiriamos savybės tų reikalavimų neatitinka. </text:span><text:span text:style-name="T12">Pavyzdžiui, teismai pripažindavo žeminančiomis žinias, kad ieškovas yra vagis; debilas; sukčius; menkysta; prievartavo duoti kyšį; piktnaudžiavo tarnybine padėtimi; klastojo dokumentus; prekiavo surūgusiu alumi; sumušė savo vyrą</text:span><text:span text:style-name="T11">; </text:span><text:span text:style-name="T12">uždegė šieno krūvą; atsisakė suteikti ligoniui pagalbą; buvo neblaivus darbo vietoje; organizacija yra odiozinė ir pan.</text:span></text:p>
      <text:p text:style-name="P48"><text:span text:style-name="T13">Faktą, kad paskleistos žinios žemina garbę ir orumą</text:span><text:span text:style-name="T14">, įrodinėja ieškovas</text:span><text:span text:style-name="T13"> viso-mis</text:span><text:span text:style-name="T11"> CPK 57 str. 2 d. numatytomis įrodinėjimo priemonėmis (CPK 58 str.).</text:span> <text:span text:style-name="T13">Atsakovas gali įrodinėti, kad tam tikri žodžiai ar jų junginiai nėra žeminantys asmens garbę ir orumą, nes turi kitokią prasmę nei teigia ieškovas ar visai nėra suprantami</text:span>. Tais atvejais, kai žodžiai turi keletą reikšmių ar žinia pateikiama panaudojant literatūrines vaizdingumo priemones ir jų tikrąjai prasmei bendrame kontekste nustatyti reikalingos specialios žinios, gali būti teismo skiriama lingvistinė ekspertizė (CPK 87 str.). </text:p>
      <text:p text:style-name="P54">Paskleistų žinių žeminantis pobūdis <text:span text:style-name="T8">nėra įrodinėjamas, kai</text:span> žodžiai ar jų junginiai, kuriais išsakytos žinios, pagal savo pobūdį yra akivaizdžiai žeminantys ir turi tik vieną įžeidžiamąją reikšmę (CPK 60 str.). Tokiomis žiniomis galėtų būti teiginiai, jog ieškovas yra “vagis”, “sukčius”, “girtuoklis” ir kt., t.y. teiginiai, kurie visuomenėje yra suprantami vienareikšmiškai ir jų <text:s/>paskleidimas protingam, moraliam žmogui sukelia neigiamą nuomonę apie asmenį.</text:p>
      <text:p text:style-name="P48">Apibendrinimas parodė, kad teismai ne visada teisingai supranta garbės ir orumo pažeidimo sąvoką. Pavyzdžiui, Vilniaus apygardos teismo Civilinių bylų skyriaus kolegija 1996 11 27 sprendimu panaikino Vilniaus miesto 1-o apylinkės teismo 1996 08 01 sprendimą civilinėje byloje pagal ieškovės D. J. ieškinį atsakovams laikraščiui “Diena”, trečiajam asmeniui E. J. dėl garbės ir orumo gynimo, moralinės žalos atlyginimo, ir ieškovės ieškinį atmetė. Kolegija sprendime, be kita ko, nurodė, kad teismas nepagrįstai įpareigojo atsakovą paneigti žinią “…ponia deputatė tapo šio teatro režisiere su 175 Lt atlyginimu.“, nes žinia apie ieškovės pareigas atitinka tikrovę; nors atlyginimo dydis kitoks, ta žinia ieškovės garbės ir orumo nežemina (civilinė byla Nr. 2A34 -2071/96). Manytume, kad kolegija teisingai laikė, kad tokios žinios paskelbimas nežemina asmens garbės ir orumo, nes ji neturi įtakos asmens vertinimui.</text:p>
      <text:p text:style-name="P48">Praktikoje pasitaiko atvejų, kai teismai pripažįsta žeminančiomis žinias, kurių žeminantis pobūdis teisme nebuvo įrodytas. Pavyzdžiui, Vilniaus miesto 2–as apylinkės teismas 1995 06 05 sprendimu iš dalies tenkino ieškovo V. P. ieškinį atsakovams UAB “Lietuvos rytas”, A. J., A. L. dėl garbės ir orumo gynimo, moralinės žalos atlyginimo, motyvuodamas tuo, kad atsakovo paskleista žinia, jog ieškovas buvo “Enijos” firmos indėlininkas neatitinka tikrovės, žemina jo garbę ir orumą. Vilniaus apygardos teismo Civilinių bylų skyriaus kolegija 1995 09 12 nutartimi apylinkės teismo sprendimą panaikino ir bylą grąžino nagrinėti iš naujo tuo pagrindu, kad nėra įrodytas ieškovo garbę ir orumą žeminančių žinių pobūdis (civilinė byla Nr. 23 -1153/93). </text:p>
      <text:p text:style-name="P48">Dažnai teismai sprendimuose nemotyvuoja, kodėl paskelbtas žinias laiko žeminančiomis ieškovo garbę ir orumą ar nelaiko jų tokiomis. Pavyzdžiui, ieškovas A. A. prašė įpareigoti atsakovą A. R. paneigti jo garbę ir orumą žeminančias, tikrovės neatitinkančias žinias, jog jis prekiavo spiritu, kad atsakovas ieškovui neatlygintinai remontavo mašinas. Vilkaviškio rajono apylinkės teismas 1996 05 27 sprendimu ieškinį tenkino iš dalies tuo pagrindu, kad atsakovo paskelbtos žinios žemina ieškovo garbę, orumą ir neatitinka tikrovės. Kuo vadovaudamasis teismas priėjo išvadą, kad paskelbtos žinios žemina ieškovo garbę ir orumą, sprendime nemotyvuota (civilinė byla Nr. 2-77/96). <text:span text:style-name="T11">Civilinio proceso įstatymai įpareigoja teismą tiek surašant sprendimą su sutrumpintais motyvais (CPK 220 str. 3 d.), tiek pilną sprendimą, nurodyti, kokiais įrodymais ar argumentais teismas vadovavosi, prieidamas vienokios ar kitokios išvados (CPK 215, 222 str.). Nepakanka sprendime tik konstatuoti, kad žinia žemina ieškovo garbę ir orumą, reikia nurodyti, kokiais motyvais grindžiama tokia teismo išvada.</text:span> </text:p>
      <text:p text:style-name="P48">Apibendrintose bylose teismai ne visada nustatinėdavo, ar paskelbta žinia žemina ieškovo garbę ir orumą, apsiribodavo žinių neatitikimo tikrovei fakto konstatavimu. Garbė ir orumas pagal CK 7, 71 str., Visuomenės informavimo įstatymo 20, 21 str. ginami, jeigu apie asmenį yra paskleidžiamos jo garbę ir orumą žeminančios ir tikrovės neatitinkančios žinios. <text:span text:style-name="T12">Paskleistų žinių neatitikimo tikrovei faktas pats savaime nereiškia, kad tokios žinios yra žeminančios <text:s/>asmens garbę ir orumą</text:span><text:span text:style-name="T11">, todėl kiekvienu atveju teismas turi nustatinėti šių faktų visumą. Fakto, kad paskleistos žinios žemina juridinio asmens gerą vardą, įstatymas nereikalauja nustatyti tais atvejais, kai žinios apie juridinį asmenį yra paskleistos per visuomenės informavimo priemones </text:span>(Visuomenės informavimo įstatymo 20 str. 1 d.). </text:p>
      <text:p text:style-name="P48"/>
      <text:p text:style-name="P49"><text:soft-page-break/>Žinių ir nuomonės atribojimas</text:p>
      <text:p text:style-name="P48"/>
      <text:p text:style-name="P48">Civilinės teisės pagal CK 7, 71 str., Visuomenės informavimo įstatymo 20, 21 str. yra ginamos, kai apie asmenį paskleidžiamos jo garbę ir orumą žeminančios ir tikrovės neatitinkančios žinios.</text:p>
      <text:p text:style-name="P53">Teismas, nagrinėdamas garbės ir orumo gynimo bylą, kiekvienu atveju turi spręsti, ar apie asmenį buvo paskleista jo garbę ir orumą žeminanti ir tikrovės neatitinkanti žinia, ar išreikšta ją pasakiusio asmens nuomonė.</text:p>
      <text:p text:style-name="P48">Žodis “žinia” bendrine prasme reiškia pranešimą apie įvykius, reikalus, informaciją. Taigi žiniomis turi būti laikoma informacija apie faktus ir duomenis. Faktas - tikras, nepramanytas įvykis, reiškinys, dalykas. <text:span text:style-name="T20">Duomenys - fakto turinį atskleidžianti informacija.</text:span> Žinia gali būti tikra arba pramanyta, jai yra taikomas tiesos kriterijus, nes įrodinėjimo priemonėmis galima nustatyti, ar faktas atitinka tikrovę. Nuomonė yra asmens subjektyvus tam tikro fakto supratimas, asmens požiūris, įsitikinimai. </text:p>
      <text:p text:style-name="P48">Žinių ir nuomonės sampratos yra įtvirtintos Visuomenės informavimo įstatymo 2 str. 14, 15 p., Europos Tarybos Parlamentinės Asamblėjos rezoliucijoje Nr. 1003 (1993) “Dėl žurnalistikos etikos” 3, 4 str. Pagal Visuomenės informavimo įstatymo 2 str. 14 p. <text:span text:style-name="T11">“</text:span><text:span text:style-name="T13">Žinia – tai faktų ir duomenų skelbimas, grindžiamas tiesa, kurią galima užtikrinti patikrinimo bei įrodymo priemonėmis. Nuomonė - visuomenės informavimo priemonių leidėjų bei žurnalistų mintys, vertinimai bei pastabos apie žinias, susijusias su tikrais įvykiais. Nuomonei negali būti taikomi tiesos kriterijai, bet ji turi remtis tikrais faktais“.</text:span> Kiek tiksliau šios sąvokos apibrėžiamos minėtos rezoliucijos 3 str., kuriame nurodoma, kad <text:span text:style-name="T11">“</text:span><text:span text:style-name="T13">žinios – tai faktų ir duomenų skelbimas, nuomonės – tai informacijos priemonių bendrovių, leidėjų ar žurnalistų perduodamos mintys, idėjos, įsitikinimai ar vertybių vertinimai.</text:span><text:span text:style-name="T11"> </text:span>Žinių skleidimas turi būti grindžiamas tiesa, užtikrinama atitinkamomis patikrinimo bei įrodymo priemonėmis; <text:span text:style-name="T13">nuomonės yra subjektyvios, todėl joms negali ir neturėtų būti taikomas tiesos kriterijus, tačiau jų autorius privalo užtikrinti, kad nuomonė būtų reiškiama sąžiningai ir etiškai”.</text:span> Iš pateiktų apibrėžimų darytina išvada, kad <text:span text:style-name="T12">pagrindiniu žinių ir nuomonės atribojimo veiksniu turi būti laikomas teiginių patikrinamumo, įrodomumo kriterijus</text:span><text:span text:style-name="T23">.</text:span> Tačiau, kaip rodo garbės ir orumo bylų nagrinėjimo teisminė praktika, nustatyti, ar apie asmenį yra paskleista informacija ar išsakyta nuomonė, galima tik ištyrus visus įrodymus ir įvertinus konkrečios bylos aplinkybes, nes kiekvienu atveju reikia atsižvelgti į teiginio kontekstą, jo pasakymo aplinkybes, sakinio konstrukciją, ir kt.</text:p>
      <text:p text:style-name="P48">Pavyzdžiui, į Vilniaus apygardos teismą su ieškiniu kreipėsi Lietuvos Darbininkų Sąjunga, UAB “Profsąjungų mokymo ir tyrimo institutas”, prašydami įpareigoti atsakovus Lietuvos telegramų agentūrą, dienraščius “Lietuvos rytas”, “Lietuvos aidas”, “Diena”, savaitraštį “Lietuvos žinios”, piliečius V.B., A.P., D.K., M.F., S.M., G.S., P.S. paneigti tikrovės neatitinkančias žinias bei priteisti moralinę žalą. Ieškovai nurodė, kad atsakovų paskleistos žinios: “Darbininkų Sąjunga nėra profsąjunginė organizacija”, “Darbininkų Sąjunga yra toli nuo užsibrėžto tikslo vienyti Lietuvą ir kovoti prieš skurdą”, “Darbininkų Sąjungoje dirbama diletantizmo, nepagrįsto pasipūtimo, pažeminimo ir politinio persekiojimo, nesantaikos kurstymo atmosferoje” neatitinka tikrovės, daro žalą organizacijai, neigia jos nuostatas. Vilniaus apygardos teismas 1996 01 15 <text:s/>sprendimu ieškinį atmetė tuo pagrindu, kad prašomi paneigti teiginiai nėra žinios, o atsakovų V.B., A.P., D.K., M.F., S.M., G.S., P.S. nuomonė dėl darbo sąlygų laikraščio “Lietuvos darbininkas” redakcijoje. Lietuvos apeliacinio teismo Civilinių bylų skyriaus kolegija apygardos teismo sprendimą paliko nepakeistą, sutikdama su teismo motyvais (civilinė byla Nr. 224–19/96). Manytume, kad teismų išvada yra teisinga. Bylos nagrinėjimo metu buvo nustatyta, kad atsakovai V.B., A.P., D.K., M.F., S.M., G.S., P.S. dirbo laikraščio redakcijoje. Kolektyviniame pareiškime, adresuotame LDS prezidentei, jie nurodė, kad “ateidami dirbti į redakciją tikėjomės, kad LDS yra profsąjunginė organizacija. Išleidę keliolika laikraščio numerių įsitikinome, kad LDS yra labai toli nuo organizacijos, užsibrėžusios vienyti Lietuvą ir kovoti prieš skurdą. Dirbti diletantizmo, nepagrįsto pasipūtimo, pažeminimo ir politinio persekiojimo, nesantaikos kurstymo atmosferoje nesutinkame, todėl atsistatydiname.” <text:span text:style-name="T11">Tokiu būdu atsakovai išreiškė savo nuomonę dėl darbo sąlygų redakcijoje bei nurodė atsistatydinimo priežastį</text:span>. </text:p>
      <text:p text:style-name="P48"><text:span text:style-name="T8">Teismas negali įpareigoti asmenį paneigti nuomonę ar atlyginti moralinę ir materialinę žalą už išsakytą nuomonę, net jeigu ji būtų šokiruojanti ar kelianti nerimą, nes kiekvienas asmuo turi teisę turėti savo įsitikinimus ir juos laisvai reikšti </text:span>(Europos žmogaus teisių ir laisvių apsaugos konvencijos 10 str. 1 d., Konstitucijos <text:s/>25 str. 1 d., Visuomenės informavimo įstatymo 3 str. 1 ir 2 d.). <text:span text:style-name="T11">Teisė laisvai reikšti savo mintis ir įsitikinimus apima teisę laisvai laikytis savo nuomonės ir skleisti informacijas bei idėjas. Tačiau ši asmenų konstitucinė teisė nėra absoliuti, ji gali būti ribojama įstatymu, atsižvelgiant į Konvencijoje bei Konstitucijoje nustatytus pagrindus jai riboti</text:span> (Konvencijos 10 str. 2 d., Konstitucijos 25 str. 3, 4 d.). </text:p>
      <text:p text:style-name="P48">Europos Tarybos Parlamentinės Asamblėjos rezoliucijos “Dėl žurnalistikos etikos” 5 str. įtvirtina žurnalisto pareigą užtikrinti, kad nuomonės būtų reiškiamos sąžiningai ir etiškai, o 21 str. numato, kad žurnalistika neturi iškreipti teisingos, nešališkos informacijos bei sąžiningų nuomonių arba panaudoti jų savanaudiškiems informacijos priemonių tikslams. Analogiškos nuostatos yra įtvirtintos Lietuvos žurnalistų ir leidėjų etikos kodekso 4 str., ir jų laikymasis yra privalomas kiekvienam visuomenės informavimo priemonės rengėjui, platintojui ar žurnalistui (Visuomenės informavimo įstatymo 4 str. 1 d., 23 str.). <text:s/></text:p>
      <text:p text:style-name="P48"><text:span text:style-name="T12">Tais atvejais, kai nuomonė išsakoma nepadoria, įžeidžiančia, žeminančia ieškovo garbę ir orumą forma, tokia veika gali sukelti baudžiamąją atsakomybę</text:span> pagal BK 133 str. (įžeidimas), BK 202 str. (įžeidimas valdžios ar visuomenės atstovo), BK 2021 str. (įžeidimas policininko ar policijos rėmėjo), BK 255 str. (pavaldinio arba viršininko įžeidinėjimas) ar administracinę atsakomybę pagal ATPK 1861 str. (teisėjo garbės ir orumo įžeidimas), 1862 str. (teismo antstolio garbės ir orumo įžeidimas), 187 str. (policijos pareigūno garbės ir orumo įžeidimas), 2146 str. (Respublikos Prezidento įžeidimas ar šmeižimas masinėse informavimo priemonėse). Nagri-nėdamas civilinę bylą ir išaiškinęs šalies ar kito asmens veiksmuose nusikaltimo požymius, teisėjas turi pranešti prokurorui arba pats iškelti baudžiamąją bylą (CPK 251 str.).</text:p>
      <text:p text:style-name="P48"><text:span text:style-name="T11">CK 7, 71 str., Visuomenės informavimo priemonių įstatymo 20, 21 str. draudžia skleisti kitų asmenų garbę ir orumą žeminančias ir tikrovės neatitinkančias žinias, bet neriboja jų vertinimo, todėl asmens subjektyvus vertinimas, paremtas teisingu faktu, negali būti teisminio ginčo dalyku</text:span>. <text:span text:style-name="T11">Tiesa, galimi atvejai, kai asmuo vertinamas neigiamai, nenurodant konkrečių faktų, bet vertinimas turi tokį pobūdį, lyg būtų paremtas tikrovėje įvykusiais ir visiems arba darančiam tokį įvertinimą asmeniui žinomais </text:span><text:soft-page-break/><text:span text:style-name="T11">faktais. Pavyzdžiui, ieškovas pavadinamas sukčiumi, vagimi, neminint konkrečių faktų. Kadangi toks teiginys suponuoja tam tikrus faktus, kuriais remiantis padarytas neigiamas įvertinimas, norint tokius faktus paneigti, galima pareikšti ieškinį.</text:span></text:p>
      <text:p text:style-name="P48">Kai asmuo, išreikšdamas nuomonę apie įvykius, reiškinius, poelgius ir kt. paskelbia naujas žinias, žeminančias asmens garbę ir orumą ir neatitinkančias tikro-vės, asmens teisės ginamos CK 7, 71 str., Visuomenės <text:s/>informavimo įstatymo nustatyta tvarka.</text:p>
      <text:p text:style-name="P48">Garbės ir orumo bylų nagrinėjimo analizė rodo, kad teismai ne visada atriboja žinią nuo nuomonės. Pavyzdžiui, Vilniaus apygardos teismo Civilinių bylų skyriaus kolegija 1996 01 27 sprendimu panaikino Vilniaus miesto 1-o apylinkės teismo sprendimą civilinėje byloje pagal D.J. ieškinį atsakovui “Diena”, trečiajam asmeniui E.J. dėl garbės ir orumo gynimo, moralinės žalos atlyginimo, ir ieškinį atmetė. Kolegija, be kita ko, konstatavo, kad teismas nepagrįstai įpareigojo atsakovą paneigti teiginį “…šiame teatre tokių “artisčių” ir tokių “režisierių” pakanka ir D. J. tai supranta. Supranta, kad už jos aktorinį talentą ir gražias akis net senamiesčio teatras jos nepriims sceninei veiklai”, nes tai autoriaus asmeninė nuomonė, ieškovės aktorinių sugebėjimų vertinimas, kurį jis yra laisvas pareikšti (civilinė byla Nr. 217-510/96).Teismas teisingai nurodė, kad tai yra autoriaus asmeninė nuomonė, ieškovės aktorinių sugebėjimų vertinimas, kurį jis yra laisvas pareikšti, o ne žinia.</text:p>
      <text:p text:style-name="P48"/>
      <text:p text:style-name="P49">Žinių atitikimo tikrovei nustatymas</text:p>
      <text:p text:style-name="P48"/>
      <text:p text:style-name="P48"><text:span text:style-name="T12">Teismas, spręsdamas garbės ir orumo gynimo bylą, privalo nustatyti, ar paskleistos žinios atitinka tikrovę. Sąvoka </text:span><text:span text:style-name="T15">“atitikimas tikrovei” turi būti vertinama dviem aspektais: 1) ar teisingas pranešimas apie faktus; 2) ar teisingai, adekvačiai vertinami įvykę faktai.</text:span><text:span text:style-name="T10"> </text:span><text:span text:style-name="T12">Paskleistos žinios neatitinka tikrovės, jeigu faktai tikrovėje neegzistavo, įvykiai klostėsi ne taip, kaip nurodoma, asmens poelgiai vertinami neadekvačiai vykusiems faktams</text:span>. </text:p>
      <text:p text:style-name="P48">Tais atvejais, kai informacija yra pateikta panaudojant vaizdingumo priemones (metaforas, frazeologizmus, hiperboles ir kt.) ar paskelbta feljetonų, šaržų forma, reikia atsižvelgti į tai, ar atitinka tikrovę žinios, sudarančios jų esmę, ar jos nėra iškreiptos. Jei jų pagrindą sudaro teisingos žinios, tai literatūrinė tokių žinių paskleidimo forma nelaikytina asmens garbės ir orumo pažeidimu. </text:p>
      <text:p text:style-name="P48"><text:span text:style-name="T12">Jeigu žinios atitinka tikrovę, jų paskleidimas yra teisėtas, nes teisinga infor-macija apie asmenį jo garbės ir orumo nežemina</text:span><text:span text:style-name="T11">, </text:span>todėl asmens teisės CK 7, 71 str., Visuomenės informavimo įstatymo 20, 21 str. tvarka neginamos.</text:p>
      <text:p text:style-name="P48">Teismų praktikoje pasitaikydavo atvejų, kai atitinkančios tikrovę žinios buvo paskleistos žeminančia forma. Daugumoje atvejų teismai šį klausimą spręsdavo teisingai. Pavyzdžiui, į Kauno miesto apylinkės teismą su ieškiniu kreipėsi ieškovas A.J., prašydamas įpareigoti atsakovą UAB “Ūkininko patarėjas”, trečiąjį asmenį K.Z. paneigti tikrovės neatitinkančias, žeminančias jo garbę ir orumą žinias: “teismuose, kurių nei vieno nelaimėjo, S.Č. rodosi su “atstovu J.A.”, dėstančiu ištraukas iš Europos Sąjungos dokumentų ir cituojančių Lietuvos Konstituciją”, “šitaip kelis metus besirodydamas ir su atstovu J.A. besiblaškydamas ..”, “vėlgi tikriausiai padedamas “atstovo J.A” Kauno apygardos teisme bandys teistis su “Kauno diena”. Kauno miesto apylinkės teismas 1996 12 13 sprendimu ieškinį atmetė. Teismas konstatavo, jog straipsnyje kabutėse pateikta žinia “atstovas J.A.” žemina ieškovo garbę ir orumą, pajuokdamas jį visuomenės akyse kaip asmenį, atstovaujantį teismuose kitus asmenis, tačiau ji atitinka tikrovę, nes ieškovas iš tikrųjų yra S.Č. atstovas civilinėje byloje, o paneigti galima <text:s/>tik tokias žinias, kurios žemina asmens garbę ir orumą ir neatitinka tikrovės. Kauno apygardos teismo bei Lietuvos apeliacinio teismo Civilinių bylų skyriaus kolegijos apylinkės teismo sprendimą paliko nepakeistą (civilinė byla Nr. 2 - 7795/96-18).</text:p>
      <text:p text:style-name="P48"><text:span text:style-name="T11">CK 7 str. 3 dalis įtvirtina paskleistų žinių neatitikimo tikrovei prezumpciją, t.y. laikoma, kad paskleistos žinios neatitinka tikrovės, jei atsakovas neįrodo priešingai</text:span>. <text:span text:style-name="T14">Taigi įstatymas įpareigoja atsakovą, t.y asmenį, paskleidusį žinias, įrodyti, kad paskleistos žinios atitinka tikrovę; ieškovas šio fakto neprivalo įrodinėti</text:span>. Ši norma yra procesinio pobūdžio, todėl taikoma ir tais atvejais, kai asmens garbę ir orumą žeminančios ir tikrovės neatitinkančios žinios yra paskleistos per visuomenės informavimo priemones.</text:p>
      <text:p text:style-name="P48">Kaip rodo apibendrinimo medžiaga, tokios paskleistų žinių atitikimo tikrovei įrodinėjimo tvarkos teismai laikosi. Pavyzdžiui, į Anykščių rajono apylinkės teismą kreipėsi ieškovas M.O., prašydamas įpareigoti atsakovą V.K paneigti jo garbę ir orumą žeminančias ir tikrovės neatitinkančias žinias bei atlyginti moralinę žalą. Ieškovas nurodė, kad atsakovas rajono merui, apskrities valdytojo pavaduotojui bei ieškovo žmonos bendradarbiams paskleidė neatitinkančias tikrovės žinias, kad ieškovas darbo vietoje buvo neblaivus. Apylinkės teismas 1997 01 31 sprendimu ieškinį tenkino iš dalies motyvuodamas tuo, kad atsakovas nepateikė įrodymų, patvirtinančių faktą, jog ieškovas buvo neblaivus darbo vietoje, o tokius įrodymus atsakovas privalėjo pateikti (civilinė byla Nr. 21 <text:s/>–51/97).</text:p>
      <text:p text:style-name="P50">Šis įrodinėjimo pareigos paskirstymas neatima iš šalių teisės įrodinėti tas aplinkybes, kurias pagal įstatymą privalo įrodinėti kiekviena iš šalių (CPK 58 str.). <text:span text:style-name="T11">Vykstant ginčui dėl žinių pagrįstumo, ieškovas taip pat gali pateikti įrodymus, patvirtinančius, kad paskleistos žinios neteisingos, nors tai ir nėra jo pareiga</text:span>. Įstatymai neriboja ginčijamų žinių įrodinėjimo priemonių, todėl tikrąjį paskelbtų žinių santykį su tikrovės reiškiniais teismas turi nustatyti remdamasis CPK 57 str. 2, 3 dalyse nurodytomis <text:s/><text:span text:style-name="T11">įrodinėjimo priemonėmis: šalių ir trečiųjų asmenų paaiškinimais, liudytojų parodymais, rašytiniais įrodymais, ekspertų išvadomis bei kitais įrodymais, gautais civilinio proceso normų nustatyta tvarka. Kaip tiksliai atsakovas privalo įrodyti, jog paskleistos žinios atitinka tikrovę, priklauso nuo konkrečių bylos aplinkybių. <text:line-break/></text:span>Žinių neatitikimo tikrovei faktui nustatyti dažniausiai neturi įtakos neesminiai paskleistos informacijos netikslumai, tačiau ir jie gali būti reikšmingi tuo atveju, jeigu daro įtaką pačio fakto egzistavimui.</text:p>
      <text:p text:style-name="P48">Apibendrinimo medžiaga rodo, kad teismai ne visada tiksliai nustato, ar paskleistos žinios atitinka tikrovę. Pavyzdžiui, Vilniaus apygardos teismo Civilinių bylų skyriaus kolegija 1996 05 21 <text:s/>nutartimi pakeitė Vilniaus miesto 1-o apylinkės teismo 1996 03 07 <text:s/>sprendimą civilinėje byloje pagal A.B. ieškinį UAB “Dienos leidykla”, trečiajam asmeniui V.V. dėl garbės ir orumo gynimo, moralinės žalos atlyginimo. Sprendimo dalį, kuria atsakovas buvo įpareigotas dienraštyje paskelbti tokį paneigimą: teiginiai “šis pareiškimas iš jos buvo išgautas smurtu”, “dėl alimentų nemokėjimo sūnui V.B. ne kartą kreipėsi į teismo vykdytojus”, “byloje dėl įkeldinimo buvo nustatyta, kad A.B. naudojosi dviem pasais” neatitinka tikrovės, žemina A.B. garbę ir orumą” panaikino ir ieškinį šioje dalyje pagrįstai atmetė tuo pagrindu, kad žinios atitinka tikrovę. Likusią sprendimo dalį kolegija paliko nepakeistą (civilinė byla Nr. 215-179/96).</text:p>
      <text:p text:style-name="P48"><text:soft-page-break/></text:p>
      <text:p text:style-name="P49">Faktai apie ieškovą </text:p>
      <text:p text:style-name="P48"/>
      <text:p text:style-name="P48"><text:span text:style-name="T11">Pagrindinė sąlyga ieškiniui pareikšti yra ta, kad paskleistos žinios tiesiogiai liestų ieškovą, teiktų informaciją apie jo veiklą, moralines savybes, asmeninį gyvenimą ir pan. </text:span><text:span text:style-name="T16">Nereikalaujama, kad paskleidžiant žinias būtų konkrečiai nurodomi ieškovo vardas ir pavardė. Pakanka, kad pagal nurodytus požymius kiti asmenys atpažintų asmenį, apie kurį rašoma.</text:span><text:span text:style-name="T11"> </text:span>Kartais ieškovo tinkamumui nustatyti reikia surinkti papildomus įrodymus. Pavyzdžiui, Trakų rajono apylinkės teismas civilinėje byloje Nr. 2-820/96 1996 07 31 sprendimu tenkino ieškovo K.C. ieškinį atsakovui laikraščiui “Galvė” dėl paskleistos žinios, kad jis įvykdė ŽŪB “Senieji Trakai” turto vagystę. Teismas nurodė, kad publikacijoje klaidingai nurodyti ieškovo inicialai nereiškia, jog žinios buvo paskleistos apie kitą asmenį, nes ieškovas ir kaime (kur jis vienintelis turi Citrinavičiaus pavardę), ir darbovietėje buvo sutapatintas su vagystę įvykdžiusiu asmeniu. Vilniaus apygardos teismas 1996 10 30 nutartimi sprendimą paliko galioti, pripažindamas, kad byloje nėra įrodymų, kad tame kaime gyventų kitas Citrinavičius. Teismų išvada buvo priimta remiantis tik ieškovo parodymais<text:span text:style-name="T11">. Tačiau atsakovui ginčijant, kad kiti asmenys paskleistose žiniose neatpažino ieškovo, ieškovo tapatumo faktas gali būti patvirtinamas ir kitais įrodymais.</text:span> <text:span text:style-name="T11">Tapatumą žinioje minimam asmeniui turi įrodyti ieškovas</text:span>. Ieškovui nepateikus tokių įrodymų, teismas turėtų pasiūlyti ieškovui juos pateikti (CPK 58 str. 2 d.). Atsakovui pripažįstant tapatumą, jeigu teismui nekyla abejonių, kad pripažinimas atitinka bylos aplinkybes ir nėra šalies pareikštas apgaulės, smurto, grasinimo, suklydimo įtakoje ar siekiant nuslėpti tiesą, tapatumo fakto papildomai įrodinėti nereikia (CPK 67 str. 2 d.). Teismai, atsakovams neginčijant, pakankamais įrodymais asmens tapatumui patvirtinti laikė šias aplinkybes - ieškovo inicialus (Šiaulių miesto apylinkės teismo civilinė byla Nr. 22 -1002/96), ieškovo nuotrauką iš nugaros (Vilniaus miesto 2-o apylinkės teismo civilinė byla Nr. 25 - 1139/96), skelbime nurodytą ieškovės vardą ir telefoną (Vilniaus miesto 2-o apylinkės teismo civilinė byla Nr. 23- 1320/96) ir kt.</text:p>
      <text:p text:style-name="P48">Tuo atveju, kai žinios paskleidžiamos apie du ar daugiau asmenų, kurie tarpusavyje susiję pagal darbą, profesiją, pomėgius, visuomeninę veiklą, priklausymą partijai ir pan., jei ta grupė nėra didelė, tai šiai grupei priklausantis asmuo gali pareikšti ieškinį dėl tokių žinių paskleidimo. Kai asmenys, apie kuriuos paskleista žinia, nėra susijungę į teisinį subjektiškumą turintį vienetą, galintį savarankiškai ginti savo teises (pvz., daugiabučio namo laiptinės gyventojai), jie gali pareikšti ieškinius kaip fiziniai asmenys. Teismai susiduria su sunkumais, nustatydami ieškovo tinkamumą tuo atveju, kai žinios paskleidžiamos apie tam tikros organizacijos - savivaldybės, įmonės, partijos, ministerijos ir kt. ar jų padalinių darbą, taip pat ir tada, kai žiniose kalbama apie asmenį kaip tam tikros organizacijos pareigūną, jos vadovą. Kadangi paskleistos žinios turi tiesiogiai liesti asmenį, ieškovo tinkamumas tokio pobūdžio ginčuose nustatomas atsižvelgiant į žinių turinį. Jei paskleidžiamos žinios apie organizacijos veiklą, jos padalinių ir pareigūnų darbą, konkrečiai nenurodant pavardžių ar kitų duomenų, pagal kuriuos būtų galima atpažinti konkretų asmenį, tai teisė į ieškinį priklauso tik organizacijai. <text:span text:style-name="T11">Tuo atveju, kai nurodomas konkretus darbuotojas, komentuojamas jo darbinių pareigų atlikimas ir tai siejama su organizacijos veikla, pareikšti ieškinį turi teisę tiek pati organizacija, siekdama apginti jos pažeistą teisę, tiek ir darbuotojas, siekdamas apginti savo kaip <text:s/>asmenybės ir specialisto garbę.</text:span> Tačiau jei žiniose kalbama apie asmenį, nors ir nurodant jo priklausomybę tam tikrai organizacijai, bet komentuojant tik su jo asmeniniu gyvenimu, moralinėmis savybėmis, naudojimusi tarnybine padėtimi asmeniniais interesais, ir pan. susijusią informaciją, ieškovu gali būti tik privatus asmuo. Pavyzdžiui, Klaipėdos miesto apylinkės teismas išnagrinėjo civilinę bylą Nr. 2-3702/96 pagal privataus asmens J.B. ieškinį dėl žinių, kuriose jis - įmonės direktorius - buvo kaltinamas žalos padarymu įmonei, neteisėtai pasipelnant iš įmonės veiklos. Apylinkės teismas 1996 09 26 sprendimu ieškinį iš dalies patenkino. Teismas laikė, kad straipsnyje žodžiai ir sakiniai suformuluoti taip, kad iš jų neaišku, jog ieškovas asmeniškai pirko laivą už įmonės darbininkų uždirbtus pinigus. Ukmergės rajono apylinkės teismas 1996 08 05 sprendimu civilinėje byloje Nr. 2-524/96 paliko nenagrinėtą ieškovės R.P. ieškinį atsakovui G.K. ir laikraščiui “Gimtoji žemė” dalyje dėl teiginio “...”išlindo” ir pareigūnų nekompetentingumas”, nurodęs, kad šios žinios liečia ne ieškovę, o savivaldybę, kuri neįgalino ieškovės atstovauti jos interesų. Vilniaus apygardos teismas 1996 10 09 nutartimi patvirtino apylinkės teismo išvadą, pripažinęs neįrodytu tai, kad straipsnio teiginys taikomas ieškovei.</text:p>
      <text:p text:style-name="P48"><text:span text:style-name="T16">Negalima teisminė asmens interesų gynyba, kai paskleistos žinios liečia platų asmenų ratą ir negalima įvardinti konkretaus juridinio ar fizinio asmens. </text:span>Šiuo požiūriu įdomią bylą išnagrinėjo Kėdainių rajono apylinkės teismas. Kėdainių rajono savivaldybė, gindama savivaldybės gyventojų bendruomenės interesus, kreipėsi į teismą su ieškiniu atsakovui laikraščio “Rinkos aikštė” redakcijai, prašydama paneigti šiame vietiniame laikraštyje išspausdintas žinias, kad postkomunistinės sistemos biurokratai ir banditai, užsiėmę šiltas vieteles, apvaginėja valstybę bei dirbančius žmones (civilinė byla Nr. 2-1202/96). Savivaldybė rėmėsi Lietuvos Respublikos vietos savivaldos įstatymo 1 str., apibrėžiančiu savivaldą kaip gyventojų išrinktos vietos valdžios institucijų teisę ir realią galią laisvai ir savarankiškai tvarkyti visuomenės reikalus ir tenkinti vietos gyventojų poreikius. Apylinkės teismo 1996 12 23 sprendimu ieškinys pagrįstai buvo atmestas, motyvuojant tuo, kad savivaldybė neįrodė, jog publikacijoje nurodyti faktai liečia ieškovą. Tai patvirtino ir Panevėžio apygardos teismas 1997 01 28 nutartimi.</text:p>
      <text:p text:style-name="P48"/>
      <text:p text:style-name="P46"/>
      <text:p text:style-name="P49">Ieškininė senatis</text:p>
      <text:p text:style-name="P48"/>
      <text:p text:style-name="P48"><text:span text:style-name="T8">Ieškininė senatis - tai nustatytas terminas, per kurį galima ginti savo pažeistas teises ar interesus, pareiškiant ieškinį teisme ar kitomis įstatymo nustatytomis gynimo formomis</text:span>. <text:span text:style-name="T13">Garbė ir orumas, geras vardas yra asmeninės neturtinės vertybės, neatsiejamai susijusios su asmeniu,</text:span><text:span text:style-name="T11"> todėl reikalavimams paneigti asmens garbę ir orumą žeminančias ir tikrovės neatitinkančias žinias pagal CK 7 str., Visuomenės informavimo įstatymo 20 str. ieškininė senatis nėra taikoma (CK 93 str. 1 d. 1 p.).</text:span> <text:span text:style-name="T11">Tačiau, spręsdamas moralinės ir materialinės žalos atlyginimo klausimus dėl tikrovės neatitinkančių žinių ar informacijos apie asmens privatų gyvenimą be jo sutikimo paskleidimo, teismas turi taikyti įstatymo normas, reguliuojančias ieškininę senatį. Ieškininės senaties terminas prasideda nuo tos dienos, kai asmuo sužinojo ar turėjo sužinoti apie tikrovės neatitinkančių žinių ar informacijos apie jo asmeninį gyvenimą paskleidimą. T</text:span>ais atvejais, kai nuo asmens garbės, orumo ir privataus gyvenimo pažeidimo iki sužinojimo apie šių subjektinių teisių pažeidimą praėjo tam tikras laiko tarpas, teismas turėtų aiškintis, ar asmuo negalėjo sužinoti apie savo teisės pažeidimą dėl objektyvių priežasčių. </text:p>
      <text:p text:style-name="P48"><text:soft-page-break/>Pasibaigus įstatymo nustatytam terminui, išnyksta teisė į moralinės ar materialinės žalos atlyginimą (CK 84 str. 1 d.), tačiau tokį reikalavimą teismas turi priimti nagrinėti nepriklausomai nuo ieškininės senaties termino pasibaigimo. Teismas, nustatęs, kad ieškininės senaties terminas praleistas dėl svarbių priežasčių, turi teisę jį atstatyti (CK 90 str. 2 d.). Įstatymas nepateikia svarbių priežasčių sąrašo, todėl kiekvienu atveju, atsižvelgiant į konkrečios bylos aplinkybes, teismas turi spręsti, ar priežastis svarbi. Be to, ieškininę senatį teismas turi taikyti tik esant skolininko reikalavimui (CK 85 str. 2 d.). Jeigu jis nereikalauja, teismas turi priteisti moralinę ar materialinę žalą ir pasibaigus ieškininės senaties terminui. </text:p>
      <text:p text:style-name="P48">Apibendrinimui pateiktų bylų duomenimis, ieškovai dėl garbės ir orumo, privataus gyvenimo neliečiamumo pažeidimų paprastai operatyviai kreipiasi teisminės gynybos. Teismų praktikoje buvo nedaug bylų, kai ieškovai prašė atlyginti moralinę žalą, praėjus ieškininės senaties terminui, tačiau šiais atvejais teismai teisingai taikė CK šeštojo skirsnio normas, reguliuojančias ieškininę senatį.</text:p>
      <text:p text:style-name="P48"><text:s/></text:p>
      <text:p text:style-name="P46">Žinių paneigimo būdai ir tvarka</text:p>
      <text:p text:style-name="P48"/>
      <text:p text:style-name="P48"><text:span text:style-name="T11">Asmens garbės ir orumo, gero vardo gynimui yra nustatytas specialus teisinės gynybos būdas - asmens garbę ir orumą žeminančių ir tikrovės neatitinkančių žinių paneigimas</text:span>. </text:p>
      <text:p text:style-name="P48">CK 7 str. ir Visuomenės informavimo įstatymo 20 str. numato, kad asmuo, apie kurį paskleistos jo garbę ir orumą žeminančios ir tikrovės neatitinkančios žinios, turi teisę <text:span text:style-name="T11">per teismą reikalauti, kad jos būtų paneigtos</text:span>. Kai žinios paskleidžiamos apie juridinį asmenį per visuomenės informavimo priemones (knygas, laikraščius, žurnalus, biuletenius ar kitus leidinius, televizijos, radijo programas, kino ar kita garso ir vaizdo studijos produkcija, informacijos agentūros pranešimu, elektroninėmis priemonėmis platinamu pranešimu), juridinis asmuo turi teisę reikalauti paneigti apie jį paskelbtas tikrovės neatitinkančias žinias (VIĮ 20 str. 1 d.). </text:p>
      <text:p text:style-name="P48"><text:span text:style-name="T16">Tais atvejais, kai žinios buvo paskelbtos per visuomenės informavimo priemones, įstatymas numato išankstinę neteisminę žinių paneigimo tvarką, t.y asmuo gali ginti pažeistas teises teisme tik tada, jeigu prieš tai kreipėsi į viešosios informacijos rengėją dėl žinių paneigimo, tačiau šis atsisakė paskelbti paneigimą arba paskelbė tokios formos, kad žinių nepaneigė, arba jo nepaskelbė per 1 mėn. nuo paneigimo padavimo dienos tame pačiame leidinyje, analogiškoje radijo ar televizijos laidoje arba kitokiu adekvačiu paskelbimui informacijos būdu</text:span> (CK 7 str. 2 d.) . </text:p>
      <text:p text:style-name="P48">Visuomenės informavimo įstatymo 20 str. 2 d. nustato reikalavimus paneigimo turiniui, t.y reikalavime paneigti asmenys turi tiksliai nurodyti, kokios žinios neatitinka tikrovės, kur ir kada jos buvo paskelbtos, kokie paskelbtų žinių teiginiai žemina garbę ir orumą. Paneigimai, neatitinkantys šios nuostatos reikalavimo, taip pat tais atvejais, kai reikalaujama paneigti paskelbtas žinias ne dėl jų esmės, o tik dėl formos, skelbiami viešosios informacijos rengėjo nuožiūra. </text:p>
      <text:p text:style-name="P48">Kai ieškovas viešosios informacijos rengėjo paskelbtą paneigimą laiko nepakankamu arba netinkamu, teismas gali įpareigoti paskelbti paneigimą, jeigu nustato, kad paskelbtas paneigimas neatitiko Visuomenės informavimo įstatymo 20 str. 3 d. nustatytų reikalavimų. </text:p>
      <text:p text:style-name="P48"><text:span text:style-name="T11">Profesinę etiką visuomenės informavimo srityje reguliuoja Žurnalistų ir leidėjų etikos kodeksas (</text:span>VIĮ 23 str<text:span text:style-name="T11">.). Dėl šio kodekso etikos taisyklių pažeidimų, padarytų informuojant visuomenę, ar žinių paneigimo asmuo, kurio teisės pažeistos, gali kreiptis į žurnalistų etikos inspektorių, Žurnalistų ir leidėjų etikos komisiją</text:span> Visuomenės informavimo įstatymo 24, 25 str. nustatyta tvarka. Kreipimasis į šias institucijas nėra privalomas, pažeistas teises asmuo gali ginti kreipdamasis tiesiogiai į teismą.</text:p>
      <text:p text:style-name="P48">Iš apibendrinimui pateiktų garbės ir orumo gynimo bylų nagrinėjimo medžiagos darytina išvada, kad teismai ne visuomet aiškinasi, ar ieškovai, prieš kreipdamiesi į teismą, laikėsi išankstinės neteisminės žinių paneigimo tvarkos. Ne visada teismų išnagrinėtose bylose yra pakankamai įrodymų, patvirtinančių, kad ieškovas kreipėsi į viešosios informacijos rengėją, prašydamas paneigti paskleistas žinias, duomenų dėl prašymo tenkinimo. Šie įrodymai teismui reikšmingi<text:span text:style-name="T11">, nes pasitaiko atvejų, kai ieškovas viešosios informacijos rengėjui pateiktame prašyme reikalauja paneigti vienas žinias, o ieškininiame pareiškime prašo įpareigoti atsakovą paneigti kitas žinias ar reikalavime dėl paneigimo viešosios informacijos rengėjui prašoma paneigti tik dalį ieškininiame pareiškime nurodytų žinių</text:span>. Jei tokie reikalavimai teismui buvo pareikšti, teismas, vadovaudamasis CPK 245 str. 1 p., turi juos palikti nenagrinėtus, o kitus reikalavimus, t.y. tuos, dėl kurių buvo pateiktas prašymas paneigti viešosios informacijos rengėjui, turi išspręsti iš esmės.</text:p>
      <text:p text:style-name="P48">Apibendrinimui pateiktų bylų medžiaga rodo, kad teismai, spręsdami šiuos klausimus, daro klaidų. Pavyzdžiui, Vilniaus apygardos teismo Civilinių bylų skyriaus kolegija 1996 08 27 nutartimi panaikino Vilniaus miesto 1-o apylinkės teismo 1995 09 25 sprendimą civilinėje byloje pagal A.P. ieškinį UAB “Dienos leidykla” dėl garbės ir orumo gynimo, moralinės žalos atlyginimo ir A.P. ieškininį pareiškimą paliko nenagrinėtą, nes ieškovas nesilaikė šios kategorijos byloms nustatytos išankstinės neteisminės ginčo nagrinėjimo tvarkos (CPK 245 str. 1 d. 1 p.). Kolegija konstatavo, kad ieškininiame pareiškime prašomos paneigti žinios atsakovui adresuotame paneigime nebuvo nurodytos kaip žeminančios ieškovo garbę ir orumą ir neatitinkančios tikrovės (civilinė byla Nr. 2A34– 1733/96). </text:p>
      <text:p text:style-name="P48"/>
      <text:p text:style-name="P59"/>
      <text:p text:style-name="P46"/>
      <text:p text:style-name="P46"/>
      <text:p text:style-name="P46">Informacijos apie asmenį be jo sutikimo paskelbimas.</text:p>
      <text:p text:style-name="P46">Viešieji ir privatūs asmenys</text:p>
      <text:p text:style-name="P48"/>
      <text:p text:style-name="P48">Lietuvos Respublikos 1990 07 03 įstatymu Nr. I-348 Civilinis kodeksas buvo papildytas 71 straipsniu, numatančiu masinės informacijos priemonių, organizacijų ar asmenų, paskelbusių be asmens sutikimo informaciją apie jo asmeninį gyvenimą, pareigą atlyginti moralinę žalą. Šiuo straipsniu į Lietuvos Respublikos teisės sistemą buvo įtrauktas naujas institutas - asmeninio gyvenimo neliečiamybė. Skirtingi teisės aktai vartoja skirtingas ginamo objekto sąvokas. Konstitucijos 22 str. 1 d. kalbama apie žmogaus privataus gyvenimo neliečiamumą, to paties straipsnio 4 d. - apie apsaugą nuo neteisėto kišimosi į asmeninį ir šeimyninį <text:soft-page-break/>gyvenimą, CK 71 str. nurodo asmeninio gyvenimo gynimą, Visuomenės informavimo įstatymo 8 str. 2 d. ir 21 str. 1 d. užtikrina privataus gyvenimo apsaugą. Dabartinės lietuvių kalbos žodynas sąvoką “asmeninis” apibrėžia kaip priklausantį asmeniui, susijusį su asmeniu, o sąvoka “privatus” reiškia priklausomybę atskiram asmeniui. Taigi visos įstatymuose pateikiamos sąvokos yra lygiavertės. Skirtingų įstatymų pateikiamų nevienodų ginamo objekto pavadinimų teismai neturi suprasti kaip skirtingo objekto gynimo. </text:p>
      <text:p text:style-name="P48">Lietuvos Respublikos įstatymai, taip pat ir teisminė praktika nėra suformavę tikslaus ir vieningo asmeninio gyvenimo sąvokos supratimo ir aiškinimo. Todėl nustatant žinių priklausymą asmeninio gyvenimo sričiai būtina atsižvelgti į Europos valstybėse taikomas nuostatas. Europos Tarybos Generalinė Asamblėja rezoliucijoje 428/1990 “Dėl masinės informacijos priemonių” yra pateikusi tokią asmeninio gyvenimo sampratą - tai “žmogaus teisė gyventi asmeninį gyvenimą, į kurį būtinai prireikus kišamasi kuo mažiausiai. Ši teisė apima privatų, šeimos ir namų gyvenimą, asmens fizinę ir psichinę neliečiamybę, garbę ir reputaciją, asmeninių faktų slaptumą, draudimą be leidimo publikuoti asmeninę nuotrauką, draudimą skelbti gautą ar surinktą konfidencialią informaciją”. Nustatydami faktą, ar paskleistos žinios yra apie ieškovo asmeninį gyvenimą, teismai turi vadovautis pateikta asmeninio gyvenimo samprata ir atsižvelgti į įstatymus, kurie draudžia skelbti informaciją apie asmens privatų gyvenimą.</text:p>
      <text:p text:style-name="P48">Asmeninio gyvenimo apsaugą garantuoja Konstitucija, Europos žmogaus teisių ir pagrindinių laisvių apsaugos konvencija ir kiti Lietuvos Respublikos įstatymai. Konstitucijos 22 str. numato, kad asmens privatus gyvenimas yra neliečiamas, Konstitucijos 22 str. garantuoja asmens susirašinėjimo, pokalbių telefonu, telegrafo pranešimų ir kitokio susižinojimo neliečiamumą, 23 str. - informacijos apie nuosavybę privatumą, 24 str. - informacijos apie būstą privatumą, 25 str. - informacijos apie įsitikinimus, jų reiškimo būdus apsaugą, 26 str. - informacijos apie religiją, religinių apeigų atlikimą apsaugą ir kt. Konkretizuojančios nuostatos išdėstytos ir kituose įstatymuose, kurie nurodyti šios apžvalgos skyriuje “Teisės normų taikymas”. Informacija apie asmeninį gyvenimą gali būti renkama ir naudojama tik įstatymo nustatytais tikslais ir tvarka. Svarbu pabrėžti, kad privačiomis laikomos ne tik teisės aktų konkrečiai saugomos asmens gyvenimo sritys, bet ir tos sritys, kurios privačiomis, neliečiamomis laikomos visuomenės papročių, tradicijų ar kultūros įtakoje. Kadangi informaciją apie asmenis leidžiama rinkti ir panaudoti tik įstatyme numatytais tikslais ir tvarka, nustatydami, kokia informacija apie asmens gyvenimą neskelbtina ir kada ji gali būti paskelbta, teismai turi vadovautis įstatymais ar paprotinėmis normomis, įtvirtinančiomis draudimus skelbti tokią informaciją. Viešosios informacijos rengėjo atsakomybė už žinių apie asmens privatų gyvenimą be jo sutikimo paskelbimą numatyta Visuomenės informavimo įstatymo 21 str., o kitų asmenų - CK 71 str.</text:p>
      <text:p text:style-name="P48">Asmeninio gyvenimo neliečiamumas nėra absoliuti teisė, kiekvienu atveju tai yra asmens ir visuomenės interesų pusiausvyra. Visuomenės informavimo įstatymo 8 str. 2 d. nurodoma, kad informaciją apie privatų žmogaus gyvenimą galima skelbti tik to žmogaus sutikimu, arba tais atvejais, kai informacijos paskelbimas nedaro žalos asmeniui, arba kai informacija padeda atskleisti įstatymų pažeidimus ar nusikaltimus, taip pat, kai informacija pateikiama nagrinėjant bylą atvirame teismo posėdyje.</text:p>
      <text:p text:style-name="P48">Nagrinėjamos subjektinės teisės gynimas teisme nėra paplitęs. Per apiben-drinamąjį laikotarpį Respublikos teismuose buvo išnagrinėti tik 6 tokie ieškiniai. Iš bylų matyti, kad nagrinėdami bylas dėl moralinės žalos, padarytos paskleidus informaciją apie privatų asmens gyvenimą be jo sutikimo, atlyginimo teismai netinkamai taiko teisės normas, nustatinėja tokias bylos aplinkybes, kurių nereikalauja įstatymai, ir nepasisako dėl būtinų žalai nustatyti aplinkybių. </text:p>
      <text:p text:style-name="P48"/>
      <text:p text:style-name="P48">Šios kategorijos bylose ieškinys tenkintinas nustačius šiuos juridinius faktus:</text:p>
      <text:p text:style-name="P48">1) informacijos paskleidimas;</text:p>
      <text:p text:style-name="P48">2) informacija paskleista apie ieškovą;</text:p>
      <text:p text:style-name="P48">3) informacija yra apie asmens privatų gyvenimą; </text:p>
      <text:p text:style-name="P48">4) informacija paskleista be asmens sutikimo;</text:p>
      <text:p text:style-name="P48">5) informacija paskleista nesant teisėto visuomenės intereso.</text:p>
      <text:p text:style-name="P48"/>
      <text:p text:style-name="P48">CK 71 str. ir Visuomenės informavimo įstatymo 21 str. numato du skirtingus fizinio asmens gynimo objektus - garbę ir orumą bei žmogaus privataus gyvenimo neliečiamumą. Iš apibendrinamų bylų matyti, kad teismai painioja šiuos du objektus. Tenkindami ieškinius, pareikštus dėl asmeninio gyvenimo privatumą pažeidžiančios informacijos paskleidimo, teismai motyvuose be reikalo pasisako dėl ikiteisminės stadijos laikymosi (Vilniaus miesto 1-o apylinkės teismo civilinė byla Nr. 211-2301/96), nustatinėja, ar šios žinios žemina garbę ir orumą, ar atitinka tikrovę (Vilniaus miesto 1-o apylinkės teismo civilinė byla Nr. 211-2301/96, Kauno miesto apylinkės teismo civilinė byla Nr. 2-3659/96). </text:p>
      <text:p text:style-name="P48">Informacija apie asmeninį gyvenimą nuo neatitinkančių tikrovės bei garbę ir orumą žeminančių <text:s/>žinių atskiriama pagal šiuos požymius: </text:p>
      <text:p text:style-name="P48">1) paskleista informacija atitinka tikrovę, tačiau įstatymai ir paprotinės-moralinės normos užtikrina draudimą skelbti tokią informaciją. Įstatymai nerei-kalauja, kad tokios informacijos atitikimas tikrovei būtų įrodinėjamas teismo proceso metu;</text:p>
      <text:p text:style-name="P48">2) paskleidus informaciją apie asmens privatų gyvenimą, CK 71 str. ir Visuomenės informavimo įstatymo 20 str. nenumato asmens teisių gynimo formos - paneigimo. Ieškiniams dėl žalos atlyginimo, paskleidus informaciją apie žmogaus privatų gyvenimą be jo sutikimo, netaikoma išankstinė neteisminė bylos spren-<text:line-break/>dimo tvarka;</text:p>
      <text:p text:style-name="P48">3) asmens teisės ginamos nepriklausomai nuo to, ar informacija žemina asmens garbę ir orumą;</text:p>
      <text:p text:style-name="P48">4) CK 71 str. ir Visuomenės informavimo įstatymo 21 str. numatytas žalos, padarytos paskleidus informaciją apie žmogaus privatų gyvenimą be jo sutikimo, atlyginimas tik tuo atveju, kai visuomenė neturėjo teisėto intereso sužinoti paskleistą informaciją;</text:p>
      <text:p text:style-name="P48">5) teisę į žalos atlyginimą paskleidus informaciją apie privatų gyvenimą be asmens sutikimo turi tik fiziniai asmenys.</text:p>
      <text:p text:style-name="P48">Visuomenės informavimo įstatymo 21 str. 1 ir 3 d. nurodoma, kad viešosios informacijos rengėjas atsako už tokią be asmens sutikimo paskelbtą informaciją apie jo privatų gyvenimą, kuri žemina jo garbę ir orumą. Įstatyme nurodyta atsakomybės sąlyga - <text:soft-page-break/>garbės ir orumo žeminimas neatitinka asmeninio gyvenimo privatumo pažeidimo sampratos, suformuluotos Konstitucijos 22 str. bei Europos žmogaus teisių ir pagrindinių laisvių apsaugos konvencijos 8 str. Čia nereikalaujama, kad be asmens sutikimo apie asmens privatų gyvenimą paskleista informacija žemintų asmens garbę ir orumą. Konstitucijos 6 str. nurodoma, kad Konstitucija yra tiesiogiai taikomas aktas. Ieškovui pareiškus ieškinį Konstitucijos 22 str. 1 d. pagrindu, sprendžiant ginčą taikytinos Konstitucijos normos. Teismai atsakomybę už informacijos apie privatų asmens gyvenimą be jo sutikimo skleidimą turėtų taikyti visais atvejais, nepriklauso-mai nuo to, ar informacija žemina asmens garbę ir orumą. </text:p>
      <text:p text:style-name="P48">Apie asmens privatų gyvenimą paskleista informacija nėra paneigiama, nes ji atitinka tikrovę, todėl teisėjas, priimdamas civilinės bylos pareiškimą (CPK 150 str.), negali reikalauti, kad ieškovas būtų kreipęsis į viešosios informacijos rengėją su panei-gimu, ir nesant tokio prašymo, atsisakyti priimti ieškininį pareiškimą CPK 150 str. 2 d. 2 p. pagrindu arba pareiškimą palikti nenagrinėtą <text:s/>CPK 245 str. 1 d. 1 p. pagrindu. </text:p>
      <text:p text:style-name="P48">Teismas turi nustatyti, ar informacija apie asmeninį gyvenimą buvo paskleista be asmens sutikimo. Sutikimas gali būti įrodomas bet kuriomis CPK 57 str. nuro-dytomis įrodinėjimo priemonėmis. Įrodymus privalo pateikti atsakovas.</text:p>
      <text:p text:style-name="P48">Pažymėtina, kad ieškovu bylose dėl moralinės žalos už informacijos apie asmeninį gyvenimą paskleidimą gali būti tik fizinis asmuo ar keli fiziniai asmenys. Konstitucijos 22 str. asmeninio gyvenimo neliečiamumo santykių subjektu nurodo žmogų kaip fizinį asmenį. Be to, pats teisinės apsaugos objektas gali būti būdingas tik fiziniam asmeniui. </text:p>
      <text:p text:style-name="P48">Atkreiptinas dėmesys, kad pareikšti ieškinį atlyginti žalą, padarytą informacijos apie asmeninį gyvenimą be asmens sutikimo paskleidimu, gali tik asmuo, apie kurio asmeninį gyvenimą informacija paskleista, o neveiksnių ir neturinčių pilno veiksnumo asmenų vardu - ir jų įstatyminiai atstovai, ir prokurorai. Įstatymai nenumato galimy-bės kreiptis dėl atlyginimo už žalą, padarytą paskleidus informaciją apie kitų asmenų - giminių, artimųjų, draugų (tiek mirusių, tiek gyvų) asmeninį gyvenimą. Tik asmuo, apie kurio asmeninį gyvenimą paskleista informacija, yra šio santykio subjektas, ir tik jis pats gali išaiškinti ir įvertinti ginčo išsprendimui svarbias bylos aplinkybes. </text:p>
      <text:p text:style-name="P48">Kartu pažymėtina, kad CK 71 str. ir Visuomenės informavimo įstatymo 21 str. numato tik žalos atlyginimą už neteisėtais veiksmais sukeltus dvasinius išgyvenimus, moralinę traumą. Jei tais pačiais veiksmais asmeniui buvo padaryta ir materialinė žala, ji turi būti atlyginama bendrais pagrindais (Konstitucijos 22 str., 30 str. 2 d., CK 483 str.). Šiuo atveju būtina tinkamais ir pakankamais įrodymais pagrįsti materialinės žalos buvimą.</text:p>
      <text:p text:style-name="P48">Sprendžiant ginčus dėl moralinės žalos, padarytos paskleidus informaciją apie privatų asmens gyvenimą be jo sutikimo, atlyginimo, būtina turėti omenyje, kad įstatymas nevienoda apimtimi užtikrina asmeninio gyvenimo neliečiamumo ribą skirtingo socialinio reikšmingumo asmenims. Apibendrinamuoju laikotarpiu Respub-likos teismuose nebuvo išspręsta nei viena byla, kurioje būtų nagrinėtas viešųjų asmenų privataus gyvenimo apsaugos klausimas. Nemažai viešųjų asmenų ginčų buvo išnagrinėta CK 71 str., Spaudos ir kitų masinės informacijos priemonių įstatymo 33 str. ar Visuomenės informavimo įstatymo 21 str. pagrindu, tačiau visais atvejais moralinė žala buvo grindžiama tikrovės neatitinkančių, garbę ir orumą žeminančių žinių paskleidimu.</text:p>
      <text:p text:style-name="P48">Ginčai dėl viešųjų asmenų privataus gyvenimo apsaugos ypatingai glaudžiai susiję su teise laisvai reikšti savo mintis ir įsitikinimus (Konstitucijos 25 str., Europos žmogaus teisių ir pagrindinių laisvių apsaugos konvencijos 10 str.), todėl spręstini atsižvelgiant į šių teisių apimtį bei Europos Žmogaus Teisių Teismo sprendimus.</text:p>
      <text:p text:style-name="P48">Visuomenės informavimo įstatymo 8 str. 3 d. nurodoma, kad valstybės institucijų pareigūnai, valdininkai ar kiti visuomeninėje bei politinėje veikloje daly-vaujantys asmenys (kitaip - viešieji asmenys) taip pat turi teisę į privataus gyvenimo apsaugą, išskyrus atvejus, kai jų privatus gyvenimas gali turėti įtakos visuomenei. Nei vienas teisinis aktas konkrečiai neapibrėžia viešųjų asmenų rato. Asmens priskyrimo viešųjų asmenų kategorijai klausimą teismas turėtų kiekvienu atveju spręsti individualiai, atsižvelgdamas į Visuomenės informavimo įstatymo 8 str. 3 dalies taisykles. Viešaisiais asmenimis laikytini valstybės ir savivaldybių politikai, “A” lygio valdininkai, aukšti “B” lygio valdininkai (Valdininkų įstatymo 6 str.) ir pareigūnai, politinių partijų ir visuomeninių organizacijų vadovai ir kiti visuomeninėje bei politinėje veikloje dalyvaujantys asmenys. Viešaisiais asmenimis laikytini ir kiti visuomeninėje veikloje dalyvaujantys asmenys - dalyvaujantys įvairiose visuomeninėse organizacijose, fonduose ir judėjimuose bei žinomi asmenys, įtakojantys visuomeninį gyvenimą, - žinomi menininkai, sportininkai, žurnalistai, kitų profesijų atstovai. Įstatyminės tam tikro pareigūno asmens neliečiamumo garantijos nelaikytinos draudimu informuoti apie jo gyvenimą.</text:p>
      <text:p text:style-name="P48">Viešųjų asmenų privataus gyvenimo ribos saugomos skirtinga apimtimi, kadangi teisėtas visuomenės interesas žinoti apie atskiro viešojo asmens privatų gyvenimą priklauso nuo šio asmens įtakos visuomenei ir kiekvieno viešojo asmens atžvilgiu yra skirtingas. Nustatydami viešojo asmens privataus gyvenimo apsaugos ribas, teismai turėtų atsižvelgti į visuomeninio ir politinio gyvenimo situaciją, asme-nų įtakingumą visuomenės būklei bei į Europos Žmogaus Teisių Teismo praktiką. Viešojo asmens ieškinys gali būti tenkinamas įrodžius, jog informacija paskelbta apie visuomeninės reikšmės neturinčias viešojo asmens privataus gyvenimo aplinkybes ar asmenines savybes be jo sutikimo ( CK 71 str., Visuomenės informavimo įstatymo 8 str. 2 ir 3 d.).</text:p>
      <text:p text:style-name="P48">Lietuvos Respublikos įstatymai neapibrėžia teisėto visuomenės intereso gauti tam tikrą informaciją apie privatų viešųjų ir neviešųjų asmenų gyvenimą sampratos. Teisėtas visuomenės interesas yra vienas iš pagrindinių informacijos apie asmeninį gyvenimą ribojimo principų, išreikštų Europos žmogaus teisių ir pagrindinių laisvių apsaugos konvencijos 8 str. 2 d., Europos Žmogaus Teisių Teismo praktikoje. Teisėtas visuomenės interesas suprantamas kaip visuomenės teisė gauti informaciją apie įstatymo saugomą žmogaus privatų gyvenimą tais atvejais, kai būtina apsaugoti kitų asmenų teises ir laisves nuo neigiamų pasekmių.</text:p>
      <text:p text:style-name="P48">Šiuo atžvilgiu reikšmingas yra Europos Žmogaus Teisių Teismo sprendimas 1979 m. byloje “Sunday Times” prieš Jungtinę Karalystę. Teismas pripažino nepagrįstu Jungtinės Karalystės teismo uždėtą draudimą spausdinti straipsnį apie vienos farmacijos kompanijos atliktų mokslinių tyrimų ir eksperimentų metodus, po kurių rinkoje pasirodė skausmą mažinantis preparatas talidomidas, tęsinį. Paskelbus publikaciją, paplito nuomonė, kad daugelio apsigimusių vaikų motinos nėštumo metu naudojo šiuos vaistus. Panaikindamas publikacijos draudimą Teismas nurodė, kad šeimos, nukentėjusios talidomido tragedijoje, “buvo gyvybiškai suinteresuotos sužinoti viską apie su tuo susijusias aplinkybes ir galimus sprendimus”. Teisėto visuomenės intereso <text:soft-page-break/>ribos nustatytinos atsižvelgiant į tai, ar informacijos gavimas buvo svarbus visuomenės nariams ir ar skleidžiant žinias buvo pagrindo manyti, kad žinios padės visuomenės nariams apsaugoti jų teisėtus ir visuomeniškai reikšmingus interesus.</text:p>
      <text:p text:style-name="P48">Apibendrinant bylas pastebėta, kad ieškovai, reikalaudami atlyginti moralinę žalą, padarytą paskleidus informaciją apie asmeninį gyvenimą be asmens sutikimo, greičiausiai ne sąmoningai, bet dėl nežinojimo pasirinko netinkamą gynybos būdą. Tikrovę atitinkančias žinias apie asmeninį gyvenimą jie prašo pripažinti neati-tinkančiomis tikrovės ir žeminančiomis garbę ir orumą. Tokia teisminė subjektyvi-nės teisės į asmeninio gyvenimo neliečiamumą gynyba nėra numatyta įstatymo - bylinėjantis prarandama daug laiko, lėšų ir asmuo iš esmės nepasinaudoja teisine asmeninio gyvenimo privatumo apsauga, nes konstatavus, kad žinios atitinka tikrovę ar nežemina garbės ir orumo, ieškinys atmetamas. Ne tik ieškovo atstovai - advokatai, bet ir teismai turi pareigą padėti asmeniui pareikšti teisiškai tinkamą ir efektyvų reikalavimą. Siekiant išvengti nereikalingo bylinėjimosi, teismai, sutinkamai su CPK 15 str., turėtų įspėti ieškovą dėl jo reikalavimo netikslumo ir pasiūlyti jį patikslinti.</text:p>
      <text:p text:style-name="P48">Visuomenės informavimo įstatymo 21 str. 2, 3 d. numatyti pagrindai, kuriais remiantis gali būti sumažinta priteisiama moralinė žala arba atleidžiama nuo jos atlyginimo, susiję su žinių paneigimu ir atsiprašymu. Kadangi apie asmens privatų gyvenimą paskleista informacija negali būti paneigiama, todėl pakankamas pagrin-das žalos dydžiui mažinti yra asmens atsiprašymas.</text:p>
      <text:p text:style-name="P48">Ginčuose dėl moralinės žalos, padarytos neteisėtu informacijos apie asme-ninį gyvenimą paskleidimu, atlyginimo taikomas bendras trijų metų ieškininės senaties terminas. </text:p>
      <text:p text:style-name="P58"/>
      <text:p text:style-name="pav9"/>
      <text:p text:style-name="pav9"/>
      <text:p text:style-name="P46">Civilinės atsakomybės klausimai</text:p>
      <text:p text:style-name="P48"/>
      <text:p text:style-name="P48">Civilinė atsakomybė garbės ir orumo gynimo bylose suprantama kaip iš garbės ir orumo bei asmeninio gyvenimo neliečiamumo gynimo teisinių santykių kilusi subjektinės teisės pažeidėjo pareiga atlikti įstatymų leidėjo numatytus veiksmus, kuriais siekiama moraliniu ir materialiniu būdu kompensuoti priešingais teisei ir kaltais pažeidėjo veiksmais sukeltus dvasinius pergyvenimus, gero vardo sumenkėjimą, patirtus materialinius nuostolius ir pan.</text:p>
      <text:p text:style-name="pav9"/>
      <text:p text:style-name="P51">Civilinė atsakomybė atsiranda, esant šioms sąlygoms:</text:p>
      <text:p text:style-name="P51">1. Žala;</text:p>
      <text:p text:style-name="P51">2. Priešingas teisei elgesys;</text:p>
      <text:p text:style-name="P51">3. Priežastinis ryšys tarp priešingų teisei teisės pažeidėjo veiksmų ir žalos;</text:p>
      <text:p text:style-name="P51">4. Teisės pažeidėjo kaltė.</text:p>
      <text:p text:style-name="pav9"/>
      <text:p text:style-name="P48"><text:span text:style-name="T9">Žala.</text:span> <text:span text:style-name="T11">Žala yra civilinės atsakomybės atsiradimo pagrindas. Ji pasireiškia pakenkimu valstybės saugomoms vertybėms. </text:span>Aptariamuose teisiniuose santykiuose teisinės apsaugos objektu <text:s/>CK 7 <text:s/>ir 71 <text:s/>str. bei Visuomenės informavimo įstatymo 21 str. 1 d. nurodo neturtines asmenines vertybes - garbę ir orumą bei asmeninio gyvenimo neliečiamumą. Žalos <text:span text:style-name="T11">padarymas šioms vertybėms gali pasireikšti garbę ir orumą žeminančių žinių arba informacijos apie asmens privatų gyvenimą paskleidimu sukeltais dvasiniais išgyvenimais, dvasiniu skausmu, gero vardo praradimu ar sumenkėjimu, materialinių interesų pažeidimu, darbo praradimu ar negavimu, kitos šalies atsisakymu sudaryti sandorį ar pan. </text:span></text:p>
      <text:p text:style-name="P48">CK 7 ir 71 str. bei Visuomenės informavimo įstatymo 20 ir 21 str. yra suformuluoti taip, kad žinių paskleidimu padaryta žala nėra tiesiogiai siejama su realiu garbės ir orumo sumažėjimu. <text:span text:style-name="T11">Pakankamas pagrindas atsakomybei atsirasti yra tai, kad paskleistas tikrovę neatitinkančias žinias bendražmogiškos moralės požiūriu, protingo ir moralaus žmogaus akimis būtų galima įvertinti kaip galinčias pažeminti asmenį visuomenės akyse (garbė) arba sumažinti asmens paties savęs vertinimą (orumas).</text:span></text:p>
      <text:p text:style-name="P48">Dėl CK 71 <text:s/>str. ir Visuomenės informavimo įstatymo 21 str. 1 d. dispozicijos nurodytų veiksmų - informacijos apie asmens privatų gyvenimą be jo sutikimo ar tikrovės neatitinkančių, garbę ir orumą žeminančių žinių paskleidimo - <text:span text:style-name="T16">kylančios žalos prigimtis gali būti moralinio ar materialinio pobūdžio. Nematerialiais požymiais apibūdinama žala įstatymų leidėjo vadinama moraline žala.</text:span> Moralinė žala atlyginama pagal CK 71 str., o kai žinias paskleidė viešosios informacijos rengėjas - pagal Visuomenės informavimo įstatymo 21 str. </text:p>
      <text:p text:style-name="P48">Paprastai aptariamos kategorijos bylose savo pažeistų subjektyvinių teisių gynimui asmenys pasirenka žinių paneigimo ir moralinės žalos atlyginimo būdą. Dėl pažeidžiamo objekto išskirtinumo moralinės žalos atlyginimas turi tam tikrų ypatumų. Garbė, orumas, asmens gyvenimo neliečiamumas yra neturtinės vertybės, todėl tiksliai pinigine išraiška įvertinti jų pažeidimo dydį negalima. Žalos atlyginimas garbės, orumo ir asmeninio gyvenimo privatumo bylose reikalauja, kad asmuo gautų įstatymo leidžiamo dydžio piniginę kompensaciją, kuri būtų tinkamiausiu atlygiu už patirtus neturtinio pobūdžio praradimus. Moralinės žalos atlyginimo ribos apibrėžtos įstatymu, todėl ieškovui padaryta moralinė žala gali būti atlyginama ne didesne ir ne mažesne, negu įstatyme numatyta apimtimi.</text:p>
      <text:p text:style-name="P48">Iš apibendrinimo duomenų matyti, kad daugumoje bylų ieškovai prašo žalos atlyginimui priteisti maksimaliai įstatymo leidžiamą moralinės žalos atlyginimo sumą - dešimt tūkstančių litų. Žalos atlyginimo dydžiai yra skirtingi, priklausomai nuo to, ar žinias paskleidė viešosios informacijos rengėjas, ar kitas asmuo. Kada žala asmeniui padaroma ne per visuomenės informavimo priemones, nepriklausomai nuo to, ar jas paskleidęs asmuo prieš ieškovui kreipiantis į teismą žinias paneigė, ar ne, žalos dydis kiekvienu atveju yra nuo penkių šimtų iki dešimties tūkstančių litų ( CK 71 str.). Tuo atveju, kai žinias paskleidžia viešosios informacijos rengėjas, minimalus žalos dydis nėra nustatytas, o maksimalus yra dešimt tūkstančių litų (Visuomenės informavimo įstatymo 21 str. 1 d.). Viešosios informacijos rengėjui paskelbus paneigimą ir atsiprašius, teismas turi pagrindą mažinti moralinės žalos atlyginimą arba visiškai nuo jos atleisti. Nuo atsakomybės gali būti atleidžiami tik savo iniciatyva žinias paneigę ir atsiprašę viešosios informacijos rengėjai. Moralinės žalos dydis, kai viešosios informacijos rengėjas tinkamai paneigia ir atsiprašo už žinių paskleidimą savo iniciatyva ar ieškovo prašymu, negali viršyti tūkstančio litų (Visuomenės informavimo įstatymo 21 str. 2, 3 d.). Nustatant iš viešosios informacijos rengėjo priteistinos žalos dydį, reikia atsižvelgti į tai, kaip skubiai ir tinkamai viešosios <text:soft-page-break/>informacijos rengėjas paneigė paskleistas žinias. Tinkamu žinių paneigimu, leidžiančiu teismui mažinti priteisiamos žalos dydį, laikoma, kai viešosios informacijos rengėjas, gavęs paneigimo tekstą, kuriame išdėstyta, kokias žinias ir kodėl asmuo prašo paneigti, etiška forma, adekvačioje vietoje, be komentarų artimiausiame leidinyje išspausdina žinių paneigimą ir atsiprašo. Vėlesnis žinių paneigimas ir/ar atsiprašymas arba netinkamas jų paneigimas ir/ar atsiprašymas nesudaro pagrindo viešosios informacijos rengėjo atsakomybei mažinti arba nuo jos atleisti.</text:p>
      <text:p text:style-name="P48">Iš apibendrinamų bylų statistinių duomenų matyti, kad teismai tik išskirtiniais atvejais pilnai patenkina ieškininį reikalavimą dėl moralinės žalos atlyginimo. Iš viešosios informacijos rengėjų vidutiniškai buvo priteisiama po 3234 litus, o iš fizinių asmenų - po 1685 litus.</text:p>
      <text:p text:style-name="P48">CK 71 str. bei Visuomenės informavimo įstatymo 21 str. numato, kad kiekvienu konkrečiu atveju moralinės žalos atlyginimo dydį nustato teismas. CK 71 str. 2 d. nurodoma, kad teismas moralinės žalos atlyginimo dydį nustato, atsižvelgdamas į žalą padariusio asmens turtinę padėtį, teisės pažeidimo sunkumo laipsnį, teisės pažeidimo pasekmes ir kitas turinčias reikšmės aplinkybes. Tuo teismas įpareigojamas taikyti ne tik konkrečiai įstatymų leidėjo nurodytas nuostatas, bet įvertinti ir ieškovų nurodomas aplinkybes. <text:span text:style-name="T11">Ieškovai motyvuose dėl padarytos žalos dydžio realumo nurodė įvairias aplinkybes, kurias galima suskirstyti į keletą grupių:</text:span></text:p>
      <text:p text:style-name="P48"><text:span text:style-name="T11">1) žala pasireiškė pažeidus darbinius interesus:</text:span> dirba mokyklos direktoriumi, gėda prieš žmones (Kėdainių rajono apylinkės teismo civilinė byla Nr. 2-319/97), prarado galimybę įsidarbinti (Klaipėdos miesto apylinkės teismo civilinė byla Nr. 2-128/96), netinkamai įvertinta profesinė kvalifikacija (Vilniaus miesto 1-o apylinkės teismo civilinė byla Nr. 210-1005/97, Ukmergės rajono apylinkės teismo civilinė byla Nr. 524/96), buvo atleista iš visuomeninės organizacijos ryšių su Vyriausybe ir visuomene skyriaus vedėjos pareigų (Kauno miesto apylinkės teismo civilinė byla Nr. 2-4894/96).;</text:p>
      <text:p text:style-name="P48"><text:span text:style-name="T11">2) dėl žinių paskleidimo sutriko sveikata</text:span>: ėmė skųstis galvos skausmais (Kauno miesto apylinkės teismo civilinė byla Nr. 2-2263/96), pablogėjo sveikata (Klaipėdos miesto apylinkės teismo civilinė byla Nr. 2-1236/96);</text:p>
      <text:p text:style-name="P48"><text:span text:style-name="T11">3) žinios turėjo įtakos asmens vertinimui:</text:span> buvo suformuota netinkama nuomonė apie asmenybę (Panevėžio miesto apylinkės teismo civilinė byla Nr. 22-267/96), pažeminta garbė visos seniūnijos gyventojų akyse (Rokiškio rajono apylinkės teismo civilinė byla Nr. 2-802/96), pažemintas miestelio gyventojų akyse (Kelmės rajono apylinkės teismo civilinė byla Nr.22-280/96), apšmeižta bendradarbės sūnaus, giminaičių akyse (Panevėžio miesto apylinkės teismo civilinė byla Nr. 22-145/96), pajuto, kad ceche į ją (ieškovę) žiūrima kaip į vagį, svetimų pinigų pasisavintoją (Klaipėdos miesto apylinkės teismo civilinė byla Nr. 2-875/96);</text:p>
      <text:p text:style-name="P48"><text:span text:style-name="T11">4) pakenkė šeimyniniam gyvenimui, šeimos sukūrimui</text:span> (Utenos rajono apylinkės teismo civilinė byla Nr. 22 - 312/96, Vilniaus miesto 2-o apylinkės teismo civilinė byla Nr. 23-1320/96)..</text:p>
      <text:p text:style-name="P48">Kartais prašydami moralinės žalos atlyginimo, ieškovai nurodo tokias aplinkybes, kurios leistų jiems pareikšti reikalavimą dėl materialinės žalos atlyginimo, pavyzdžiui, dėl informacijos apie kalbos taisyklių neatitinkantį prekių įpakavimą paskleidimo sumažėjo prekių realizacija, pakenkė kolektyvo darbingumui (Vilniaus miesto 1-o apylinkės teismo civilinė byla Nr. 213-1796/97), sumažėjus užsakymų individualiai dirbančiam asmeniui, padaryta žymi finansinė žala (Rokiškio rajono apylinkės teismo civilinė byla Nr. 2-205/96), paskelbus informaciją apie apsinuodi-jimą maistu, sumažėjo kavinės pajamos (Kauno miesto apylinkės teismo civilinė byla Nr. 2-2295/96). Moralinės ir materialinės žalos atlyginimas yra du skirtingi asmens teisių gynimo būdai.</text:p>
      <text:p text:style-name="P48"><text:span text:style-name="T11">Pagrindinė teismų klaida sprendžiant reikalavimus dėl žalos atlyginimo yra ta, kad dažnai teismai sprendimuose nemotyvuoja, kodėl priteisiamas tam tikras žalos dydis</text:span>. Civilinio proceso įstatymai įpareigoja teismą tiek surašant sprendimą su sutrumpintais motyvais (CPK 220 str. 3 d.), tiek pilną sprendimą, nurodyti, kokiais įrodymais ir argumentais teismas vadovavosi, prieidamas vienokią ar kitokią išvadą (CPK 215 str. 1 d., CPK 222 str.). Moralinė žala neturi materialios išraiškos, todėl vykdydamas CPK 215 str. 1 d. įtvirtintą sprendimo pagrįstumo reikalavimą, teismas privalo nurodyti aplinkybes, pagal kurias nustatė žalos dydį. Nepakanka sprendime nurodyti tik materialinės teisės normą - CK 71 str. ar Visuomenės informavimo įstatymo 21 str. Surašydamas pilną sprendimą teismas turi nurodyti ne tik pačią aplinkybę, kurios pagrindu mažinamas žalos dydis, bet ir įrodymus, kuriais remda-masis <text:s/>jis priėmė tokį sprendimą. Pavyzdžiui, atsižvelgus į asmens turtinę padėtį, byloje turi būti surinkti duomenys apie asmens gaunamas pajamas, turimą turtą, darbingumą ir pan. Teisės pažeidimo sunkumo laipsnis nustatytinas išanalizuojant pažeidimo poveikį pozityviems visuomeniniams santykiams, geriems papročiams, tradiciškai priimtinam elgesiui ir pan. Teisės pažeidimo pasekmės vertintinos nurodant asmens patirtų moralinių praradimų dydį, šių praradimų įtaką žmogaus kaip asmenybės vystymuisi, jo tolimesnei visuomeninei, darbinei veiklai, šeimyniniam gyvenimui ir t.t. Tinkamomis laikytinos teismų motyvuose nurodomos aplinkybės - žinių paplitimo laipsnis, visuomenės informavimo priemonės tiražas (Vilniaus miesto 2-o apylinkės teismo civilinė byla Nr. 26-3465/96, Jonavos rajono apylinkės teismo civilinė byla Nr. 22 - 103/97, Vilniaus miesto 1-o apylinkės teismo civilinė byla Nr. 210-1005/97), žalos padarymas nepilnametei (Kauno miesto apylinkės teismo civilinė byla Nr. 2 - 2263/96), įtaka ieškovės profesinei veiklai (Vilniaus miesto 1-o apylinkės <text:s/>teismo civilinė byla Nr. 210- 1005/97, Molėtų rajono apylinkės teismo <text:s/>civilinė byla Nr. 22 - 24/96), straipsnio cinizmas, neetiškumas (Vilniaus miesto 1-o apylinkės teismo civilinė byla Nr. 211 - 541/97).</text:p>
      <text:p text:style-name="P48">Aukštesnių instancijų teismai, keisdami apylinkės teismų nustatytą žalos atlyginimo dydį, nurodė, kad žemesnės instancijos teismai netinkamai <text:s/>aiškino žalos dydį nulemiančias aplinkybes, jas netinkamai įvertino. Pavyzdžiui, Kauno apygardos teismo 1996 05 15 nutartimi Prienų rajono apylinkės teismo civilinėje byloje Nr. 2-25/96 žalos dydis <text:s/>buvo sumažintas nuo 3000 Lt iki 500 Lt, atsižvelgus į žinių nereikšmingumą ir atsakovo turtinę padėtį; Vilniaus apygardos teismo 1997 01 27 nutartimi Vilniaus miesto 1-o apylinkės teismo civilinėje byloje Nr.28 - 4948/96 žalos dydis nuo 10 000 Lt sumažintas iki 5000 Lt, nes apylinkės teismas neatsižvelgė į nedidelį laikraščio tiražą bei nepagrįstai nurodė sunkias pasekmes, kurių realiai nebuvo, neįvertino ieškovo veiksmų, padėjusių žalai atsirasti; Vilniaus apygardos teismas 1996 11 21 nutartimi Vilniaus miesto 2-o apylinkės teismo civilinėje byloje Nr. 216 - 314/96 žalą sumažino nuo 5000 Lt iki 2500 Lt, nurodydamas, kad apylinkės teismas neįvertino, jog renginyje buvo įvykių, kurių organizatoriai nors ir neplanavo, bet nesiėmė reikiamų priemonių jų <text:s/>išvengti, o tai skatino tą straipsnį parašyti ir kt.</text:p>
      <text:p text:style-name="P48"><text:soft-page-break/>Aptariamos kategorijos ginčuose žalos atlyginimas gali būti mažinamas nustačius, kad ieškovas atliko (neatliko) tokius veiksmus, dėl kurių atsakovas turėjo pagrindo manyti, jog žinios ieškovui nėra svarbios ar kad jos atitinka tikrovę, taip pat ir tais atvejais, kai ieškovas pats savo veiksmais sudarė sąlygas žinias paskleisti ar nesiėmė priemonių, kad žinios nebūtų paskleistos, nors buvusiomis aplinkybėmis galėjo jų imtis.</text:p>
      <text:p text:style-name="P48"><text:span text:style-name="T16">Moralinės žalos atlyginimas galimas tik esant skleidėjo kaltei. Taigi, kai žinias, be tų asmenų, kuriems jos buvo paskleistos, sužinojo ir kiti asmenys, žalos dydį nulemiantis žinių paplitimo mastas nustatomas įvertinant atsakovo galimybę numa-tyti, kaip plačiai tam tikroje aplinkoje paskleistos tokios žinios įprastinėmis sąlygomis galėjo paplisti</text:span>. Pavyzdžiui, Ignalinos rajono apylinkės teismas civilinėje byloje Nr. 2-10/96 pagal ieškovo J.J. ieškinį dėl pareiškime direktoriui paskleistų žinių paneigimo, motyvuodamas priteistinos moralinės žalos dydį, nurodė, kad žinios pasklido miestelio visuomenės tarpe. Teismas sprendime nepagrindė, kodėl jis laiko, kad atsakovas turėjo numatyti, jog pareiškime direktoriui paskleistas žinias sužinos ne tik direktorius, mokyklos administracijos darbuotojai, bet ir miestelio visuomenė ir kodėl teismas laiko atsakovą kaltu dėl tokio žinių paplitimo; teismas nenurodė, kokiais įrodymais ir motyvais remdamasis nustatė, kad atsakovas galėjo numatyti didesnį žinių paskleidimą. <text:span text:style-name="T11">Atsakovas negali būti pripažįstamas atsakingu už tokį žinių paskleidimo mastą, kokio įprastomis sąlygomis jis negalėjo numatyti.</text:span></text:p>
      <text:p text:style-name="P48">Teismų praktikoje kyla problemų nustatant atlygintinos žalos dydį, kai ieškinys iš dalies atmetamas, įpareigojant atsakovą paneigti tik dalį ieškinyje nurodomų teiginių. Ar nuo to priklauso priteistinos moralinės žalos dydis? Pavyzdžiui, Kėdainių rajono apylinkės teismas civilinėje byloje Nr. 2-319/97 išnagrinėjęs ieškovo V.V. ieš-kinį, kuriuo buvo prašyta paneigti devynis teiginius, paskleistus tame pačiame laikraščio “Kėdainiai” straipsnyje, ir atlyginti 9000 Lt moralinę žalą, tinkamu laikė žalos atlyginimą po 1000 litų už kiekvieną teiginį. Kadangi teismas nusprendė atsakovą įpareigoti paneigti keturis teiginius, likusioje dalyje ieškinį <text:s/>paliko nenagrinėtą, tai ir žalos dydį nustatė 4000 Lt. Mūsų nuomone, žalos atlyginimo dydis nesietinas su ieškininio reikalavimo dėl paskelbtų žinių paneigimo tenkinimo apimtimi. <text:span text:style-name="T11">Moralinės žalos dydis priklauso nuo paskleistų žinių poveikio asmeniui ir visuomenei, teiginiuose esančios informacijos turinio, o ne nuo tikrovės neatitinkančių teiginių skaičiaus.</text:span></text:p>
      <text:p text:style-name="P48"><text:span text:style-name="T11">Neaiškumų kyla, ar nustatydamas žalos dydį teismas turi atsižvelgti į ieškovo psichines ir fizines savybes, jo jausmingumą, pažeidžiamumą.</text:span> Tarp apibendrinamų bylų buvo tokių, kuriose ieškovai jiems padarytos žalos dydį motyvavo savo invalidumu, našlaičio būsena (Vilniaus miesto 2-o apylinkės teismo civilinė byla <text:line-break/>Nr. 212- 118/96), nepilnametyste (Kauno miesto apylinkės teismo civilinė byla Nr. 2-2263/96), tuo, kad yra socialiai remtini (Radviliškio rajono apylinkės teismo civilinė byla Nr. 2-502/97<text:span text:style-name="T11">). </text:span><text:span text:style-name="T16">Nustatydamas žalos dydį teismas turėtų remtis normalaus protingo žmogaus pasaulio suvokimu ir dvasine pusiausvyra, išskyrus tuos atvejus, kada žinias paskleidęs asmuo numatė ir galėjo numatyti, kad ieškovas žinias priims kitaip</text:span><text:span text:style-name="T8">.</text:span> Nemaža problema yra ir tai, ar nustatydami atlygintinos moralinės žalos dydį teismai turi atsižvelgti į aplinkybę, kad priklausomai nuo kiekvieno ieškovo materialinės padėties, psichinių savybių ar vertybių skalės panašaus pobūdžio ir dydžio moralinę žalą lygiaverčiai gali kompensuoti skirtinga pinigų suma. <text:span text:style-name="T11">Vienaip tūkstančio litų sumą priims socialiai remtinas asmuo, kitaip - gamyklos direktorius.</text:span> Ši problema ypač aktuali dėl to, kad ieškovų ratas šios kategorijos bylose socialine prasme yra labai platus ir apima visus visuomenės sluoksnius nuo pensininko ir bedarbio iki aukščiausių valstybės pareigūnų ir žymių verslininkų. <text:span text:style-name="T16">Nepaisant įvairių žmonių socialinių skirtumų bei visuomenės požiūrio į atskirą asmenį (garbė) ar paties asmens į save (orumas) skirtingumų, teismai, vertindami neteisėtus veiksmus bei jų pasekmes, turėtų vadovautis asmenų lygybės prieš įstatymą principu.</text:span> Į ieškovų padėties visuomenėje skirtingumus gali būti atsižvelgiama tik įvertinant pažeidimo sukeltas pasekmes <text:line-break/>(CK 71 str. 2 d.). </text:p>
      <text:p text:style-name="P48">Praktikoje kyla neaiškumų, kaip atlyginama žala, tuo pačiu veiksmu padaryta keliems asmenims. Kiekvienas asmuo, kurio garbė ir orumas buvo pažeisti, įgyja atskiro reikalavimo į moralinės žalos atlyginimą teisę. Taigi dviems ar daugiau ieškovų ginant savo interesus dėl vienu žinių ar informacijos paskleidimu padarytos žalos, kiekvienas atskirai gali reikalauti atlyginti po maksimaliai leistiną sumą. <text:span text:style-name="T11">Kai keli ieškovai savo interesus gina vienoje civilinėje byloje, ieškinio kaina byloje gali viršyti dešimties tūkstančių litų ribą. Kai keli asmenys bendrais veiksmais padaro žalą asmeniui, jie atsako solidariai (CK 494 str.).</text:span></text:p>
      <text:p text:style-name="P48">Juridinis asmuo turi teisę į moralinės žalos atlyginimą, jei tai numatyta įstatymu (Konstitucijos 30 str. 2 d.). Tokį žalos atlyginimą numato Politinių partijų ir politinių organizacijų įstatymo 9 str.</text:p>
      <text:p text:style-name="P48">Teismuose jau pasitaiko ieškinių, kuriuose ieškovai prašo, be moralinės žalos atlyginimo, priteisti ir materialinę žalą (CK 483, 496 str.). Reikėtų atkreipti teismų dėmesį į tai, kad aptariamoje bylų kategorijoje <text:span text:style-name="T16">materialinės žalos atlyginimas nepriklauso nuo moralinės žalos atlyginimo</text:span>. Moralinė žala neapima tais pačiais neteisėtais veiksmais padarytos materialinės žalos. Moralinės ir materialinės žalų atskirumą įstatymų leidėjas aiškiai nurodė Visuomenės informavimo įstatymo 21 str.</text:p>
      <text:p text:style-name="P48">Kartais asmuo, kurio subjektinė teisė pažeista, dėl žinių paskleidimo turi ir materialinių nuostolių, pavyzdžiui, išspausdinus tikrovės neatitinkančią informaciją darbuotojas buvo atleistas iš darbo, nebuvo perkama įmonės produkcija, dėl publikacijos apie įmonės veiklą atsisakė dirbti darbuotojai ar pan. Tokia materialinė žala atlyginama pagal bendrąsias žalos atlyginimo taisykles (CK 42 skirsnis). Ieškininis reikalavimas dėl žinių paskleidimu padarytos materialinės žalos <text:s/>atlyginimo turėtų būti nagrinėjamas kartu su reikalavimais paneigti paskleistas žinias bei atlyginti moralinę žalą. Jei ieškovas padavė teismui atskirą ieškininį pareiškimą dėl materialinės žalos atlyginimo, kai to paties teismo žinioje yra civilinė byla dėl tais pačiais veiksmais paskleistų žinių paneigimo ir/ar moralinės žalos atlyginimo, tai teismo nutartimi šios bylos turi būti sujungiamos (CPK 149 str.). Ieškovui nedraudžiama pareikšti ir savarankišką ieškinį dėl materialinės žalos, padarytos paskleidus žinias, atlyginimo arba kreiptis į teismą su reikalavimu atlyginti materialinę žalą, kai byla dėl žinių paneigimo ir/ar moralinės žalos atlyginimo jau užbaigta.</text:p>
      <text:p text:style-name="P48"><text:span text:style-name="T9">Priešingas teisei elgesys. </text:span><text:span text:style-name="T16">Teisinė atsakomybė atsiranda tik pažeidus teisės normomis nustatytą elgesio variantą.</text:span> Aptariamuose santykiuose įstatymai įpareigoja asmenį susilaikyti nuo veiksmų, kuriais būtų pakenkiama bet kurio kito visuomenės nario ar ūkinio subjekto garbei ir orumui, geram vardui, taip pat, kai nesant teisėto visuomeninio intereso kišamasi į žmogaus asmeninį gyvenimą. Šios pareigos turi laikytis kiekvienas asmuo nepriklausomai nuo jo subjektiškumo, amžiaus, psichinės būklės, pilietybės ar pan. kito asmens atžvilgiu, nepriklausomai nuo jo ypatybių. <text:span text:style-name="T11">Teisinės atsakomybės atsiradimo sąlyga yra, kai įstatymu uždėtos pareigos pažeidimo atveju neteisėtais veiksmais kitam asmeniui padaroma žala</text:span>. <text:span text:style-name="T11">Vien tik </text:span><text:soft-page-break/><text:span text:style-name="T11">neteisėtų, pasekmių nesukeliančių, veiksmų atlikimas nėra pagrindas atsirasti teisinei atsakomybei.</text:span> Čia aptariamais neteisėtais veiksmais gali būti padaroma ir turtinė, ir neturtinė žala. </text:p>
      <text:p text:style-name="P48">Pažeidimas gali būti padaromas tik aktyviais veiksmais (pvz., straipsnio išspausdinimas laikraštyje, pasisakymas susirinkime, laiško parašymas, įsakymo ar kitokio dokumento išleidimas, skundo kokiai nors organizacijai surašymas ir pan.). <text:span text:style-name="T11">Asmuo neatsako, kai jo turėtos žinios buvo neteisėtai, be jo žinios iš jo paimtos ir be jo žinios paskleistos</text:span>. Atsakomybės nesukelia žinių paskleidimas tik asmeniui, kurį jos liečia. Neteisėtais veiksmais CK 7 ir 71 str. bei Visuomenės informavimo įstatymo prasme laikomi veiksmai, kuriais paskleidžiama tik tam tikra informacija - tikrovės neatitinkančios, garbę ir orumą žeminančios žinios bei informacija apie asmens privatų gyvenimą be jo sutikimo. Šioje informacijoje pateikiamų duomenų atitikimas tikrovei gali būti patikrintas įrodinėjimo priemonėmis. <text:span text:style-name="T16">Atsakomybės nesukelia žurnalisto, leidėjo, straipsnio autoriaus ar šiaip asmens nuomonės paskelbimas.</text:span> </text:p>
      <text:p text:style-name="pav9"/>
      <text:p text:style-name="pav9"/>
      <text:p text:style-name="P45">Priežastinis ryšys tarp priešingo teisei elgesio ir pasekmių.</text:p>
      <text:p text:style-name="P48"/>
      <text:p text:style-name="P48"><text:span text:style-name="T16">Atsakomybė atsiranda esant priežastiniam ryšiui tarp priešingų teisei asmens veiksmų ir padarytos žalos</text:span>. CK 71 str. nurodoma, kad tikrovės neatitinkančias žinias, žeminančias asmens garbę ir orumą, taip pat informaciją be asmens sutikimo apie jo asmeninį gyvenimą paskleidę asmenys atlygina padarytą žalą. Analogiškai suformuluotas ir Visuomenės informavimo įstatymo 21 str. Priežastinio ryšio nustatymas yra svarbus tuo, kad priežastinis ryšys nustato galimas atsakomybės už teisei priešingų veiksmų atlikimą ribas. <text:span text:style-name="T11">Asmuo atsakingas tik už tą savo veiksmais padarytą žalą, kuri yra tiesioginė jo veiksmų pasekmė ir kuri nebūtų kilusi, jei asmuo tokių veiksmų nebūtų padaręs.</text:span></text:p>
      <text:p text:style-name="P50">Aptariamojoje bylų kategorijoje dėl CK 7 ir 71 str. bei Visuomenės informavimo įstatymo 20 ir 21 str. įtvirtintų žinių paneigimo ir moralinės žalos atlyginimo taisyklių formulavimo priežastinio ryšio nustatymas nėra sudėtingas. <text:span text:style-name="T11">Įstatymas nereikalauja, kad būtų įrodytas realus garbės ir orumo sumažėjimas dėl garbę ir orumą žeminančių ir tikrovės neatitinkančių žinių paskleidimo.</text:span> Taigi priežastinis ryšys laikomas pakankamu nustačius, jog neteisėtais veiksmais buvo paskleis-tos tikrovės neatitinkančios žinios, kurios, vertinant bendražmogiškos moralės požiūriu, žemina garbę ir orumą. Kadangi paskleidimas yra aktyvus ir paprastai sąmoningas veiksmas, priežastinis ryšys yra akivaizdus ir jį nustatant teismams problemų nekyla.</text:p>
      <text:p text:style-name="P53">Daug sudėtingesnė problema kyla, nagrinėjant ieškininius reikalavimus dėl žinių paskleidimu padarytos materialinės žalos atlyginimo. Šiuo atveju teismas turi įsitikinti, kad ieškovo nurodomi nuostoliai nebūtų atsiradę, jei atsakovas nebūtų atlikęs neteisėtų veiksmų ir kad atsakovo veiksmai yra pagrindinė materialinės žalos atsiradimo sąlyga. Materialinei atsakomybei dėl žinių paskleidimo atsirasti reikš-mingas netiesioginis priežastinis ryšys.</text:p>
      <text:p text:style-name="P53">Tenkindami reikalavimus dėl žinių paskleidimu padarytos materialinės žalos atlyginimo, teismai turi:</text:p>
      <text:p text:style-name="P53">1) išaiškinti ir įvertinti visumą sąlygų, dėl kurių atsirado materialinė žala; </text:p>
      <text:p text:style-name="P53">2) nustatyti, kad neteisėti veiksmai buvo vienintelė arba pagrindinė žalos atsiradimo sąlyga; </text:p>
      <text:p text:style-name="P53">3) nustatyti, kad neatlikus šių veiksmų, žala nebūtų atsiradusi; </text:p>
      <text:p text:style-name="P53">4) nebuvo kitų priežastinį ryšį keičiančių ar nutraukiančių aplinkybių.</text:p>
      <text:p text:style-name="P48">Paskleidus informaciją apie privatų asmens gyvenimą be jo sutikimo, atsakomybė kyla tik nustačius papildomas sąlygas, kad informacijos paskleidimu asmeniui padaryta žala, informacija nepadeda atskleisti įstatymų pažeidimo ar nusikaltimo ir paskleista informacija nebuvo pateikta nagrinėjant bylą atvirame teismo posėdyje. Pastarosios dvi sąlygos reikalauja tik tam tikro fakto nustatymo, todėl priežastinio ryšio klausimo sprendimo nepakeičia. <text:span text:style-name="T16">Tačiau kai ieškovas reikalavimą atlyginti informacijos apie jo asmeninį gyvenimą paskleidimu padarytą moralinę žalą motyvuoja, kad tuo jam buvo padaryta žala, teismas priežastinio ryšio buvimą turi pagrįsti papildomais motyvais</text:span>, atsižvelgiant į reikalavimus, pagal kuriuos nustatomas priežastinis ryšys, nagrinėjant ieškininius reikalavimus dėl žinių paskleidimu pada-rytos materialinės žalos atlyginimo.</text:p>
      <text:p text:style-name="P48"><text:span text:style-name="T9">Teisės pažeidėjo kaltė. </text:span>Paskleidus garbę ir orumą žeminančias ir tikrovės neatitinkančias žinias bei informaciją apie asmens privatų gyvenimą, atsakomybė gali atsirasti tik esant skleidėjo kaltei (tyčiai arba nerūpestingumui). <text:span text:style-name="T16">Kalte suprantamas teisės pažeidėjo psichinis santykis su jo teisei priešingu elgesiu ir pasekmėmis, kurios atsirado dėl pažeidėjo elgesio. Kaltė yra subjektyvioji atsakomybės atsiradimo sąlyga.</text:span> <text:span text:style-name="T16">Kaltei nustatyti reikalinga įsitikinti, kad asmuo suprato, turėjo ar galėjo suprasti, kad jo elgesys yra priešingas teisei, bei suprato, turėjo ar galėjo suprasti, kad toks elgesys sąlygoja teisės požiūriu nepriimtinų tam tikro dydžio pasekmių atsiradimą.</text:span></text:p>
      <text:p text:style-name="P48">Nėra teisinga teismų praktika, kai teisinė atsakomybė šios kategorijos bylose siejama su tikslu pranešti žinias kitiems asmenims. Pavyzdžiui, Panevėžio miesto apylinkės teismas civilinėje byloje Nr. 2-4109/97, išnagrinėjęs ieškovės M.P. ieškinį atsakovei Z. G. dėl pavadinimo prostitute, 1997 07 17 sprendime konstatavo, jog atsakovė neturėjo tikslo, kad žinias sužinotų daugiau asmenų, savo žodžius nukreipė tik į ieškovę, ir ieškinį atmetė. Teisiškai apibrėžto ir visuomeniškai reikšmingo tikslo turėjimas, atsižvelgiant į kitas bylos aplinkybes, atskirais atvejais gali būti pripažįstamas aplinkybe, atleidžiančia nuo atsakomybės (pvz.: kreipimasis į kompetentingą organą su prašymu ištirti kito asmens padarytą pažeidimą).</text:p>
      <text:p text:style-name="P48">Skleidėjo kaltė pasireiškia, kai realizuodamas Konstitucijos 25 str., Europos žmogaus teisių ir pagrindinių laisvių apsaugos konvencijos 10 str. bei Visuomenės informavimo įstatymo 3 str. laiduojamą teisę skleisti informaciją, jis savo veiksmais pažeidžia kitų asmenų teises ir teisėtus interesus (Konstitucijos 28 str., CK 5 str.). <text:span text:style-name="T11">Perkeliant atsakomybę už nepilnamečių ar neveiksnių asmenų veiksmus jų tėvams, įtėviams, globėjams, rūpintojams ar organizacijoms, kurių priežiūroje buvo ar yra šie asmenys (CK 489 - 491 str.), pastarųjų atsakomybė atsiranda, jeigu jie neįrodo, kad žala padaryta ne dėl jų kaltės. Šiuo atveju teismai turi nustatyti, kad neturinčių (pilno) veiksnumo asmenų veiksmai, dėl kurių atsirado žala, buvo padaryti dėl to, kad juos privalantys prižiūrėti asmenys nesiėmė priemonių užkirsti kelią tokių veiksmų atsiradimui</text:span>.</text:p>
      <text:p text:style-name="P48"><text:span text:style-name="T16">Remiantis bendrais žalos atlyginimo civilinėje teisėje principais, kaltės buvimas yra preziumuojamas</text:span>. Atsakovas nuo žalos atlyginimo garbės ir orumo bei gero vardo ir asmeninio gyvenimo neliečiamumo gynimo bylose gali būti atleidžiamas tik įrodęs, kad jis nekaltas dėl žalos padarymo.</text:p>
      <text:p text:style-name="P45"/>
      <text:p text:style-name="P46"><text:soft-page-break/>Atleidimas nuo civilinės atsakomybės</text:p>
      <text:p text:style-name="P48"/>
      <text:p text:style-name="P48">Atskirais atvejais asmuo nuo atsakomybės už garbę ir orumą žeminančių, tikrovės neatitinkančių žinių bei informacijos apie asmens privatų gyvenimą be jo sutikimo paskleidimą gali būti atleidžiamas. Visuomenės informavimo įstatymo 22 str. numatyti specialūs pagrindai, pagal kuriuos nuo atsakomybės atleidžiamas viešosios informacijos rengėjas. </text:p>
      <text:p text:style-name="P48">Visuomenės informavimo įstatymo 22 str. 1 d. 1, 2 p. numato, kad <text:span text:style-name="T11">viešosios informacijos rengėjas neatsako už tikrovės neatitinkančių žinių paskelbimą, jeigu šios žinios buvo pateiktos valstybės valdžios institucijų, politinių partijų, politinių ir visuomeninių bei profsąjungų organizacijų, fizinių ar juridinių asmenų oficialiuose ar viešai paskelbtuose dokumentuose, viešai pasakytos atviruose posėdžiuose, pasitarimuose, spaudos konferencijose, mitinguose bei kituose renginiuose, viešosios informacijos rengėjas neiškraipė kalbėjimo esmės ir konkrečių faktų ir nėra jo kaltės dėl tokių žinių paskleidimo</text:span>. Visuomenės informavimo įstatymo 22 str. numato, kad <text:span text:style-name="T11">viešosios informacijos rengėjas neatsako už tikrovės neatitinkančių žinių paskelbimu padarytą žalą, jei jis nurodo atitinkamą žinių šaltinį. Žinių šaltinis gali būti nurodomas arba pačioje publikacijoje arba po jos, taip pat ir teismo proceso metu</text:span>. <text:span text:style-name="T11">Nustačius šiuos faktus, atsakomybė už šių žinių paskleidimą tenka pirminiam informacijos skleidėjui</text:span> (Visuomenės informavimo įstatymo 22 str. 1, 2 d.). Tais atvejais, kai nustatoma žinias pakartojusio viešosios informacijos rengėjo kaltė, už žinių paskleidimą atsako abu skleidėjai. Asmenys garbę ir orumą žeminančias ir tikrovės neatitinkančias žinias ar informaciją apie asmens privatų gyvenimą be jo sutikimo paskleidę bendrais veiksmais atsako solidariai. Jei skleisdami žinias ar informaciją asmenys veikė savarankiškai, už padarytą žalą taikoma dalinė atsakomybė.</text:p>
      <text:p text:style-name="P48">Oficialios valstybės ir savivaldybių, valdžios ir valdymo institucijų bei kitų biudžetinių organizacijų informacijos registravimo bei pateikimo žmonėms ar viešosios informacijos rengėjams tvarka yra patvirtinta Lietuvos Respublikos Vyriausybės 1996 11 26 nutarimu Nr. 1391. Oficialia informacija vadinami šių institucijų pranešimai apie jų poziciją ir veiklą bei priimtus sprendimus. Teikti oficialią informaciją turi teisę minėtų institucijų vadovai arba jų įgalioti asmenys. Neįgalioto asmens pateikta informacija apie institucijos veiklą laikoma ne oficialia informacija, bet ją pateikusiojo asmenine nuomone. Oficialios informacijos dokumentai institu-cijoje registruojami oficialios informacijos registravimo žurnale.</text:p>
      <text:p text:style-name="P48">Jeigu žinios anksčiau buvo paskleistos kitose visuomenės informavimo priemonėse ir nebuvo paneigtos jas paskelbusiose visuomenės informavimo priemonėse, viešosios informacijos rengėjas gali būti atleidžiamas nuo atsakomybės, jei įrodo, kad nežinojo ir negalėjo žinoti, jog kartoja asmens garbę ir orumą žeminančias ir tikrovės neatitinkančias žinias (Visuomenės informavimo įstatymo 22 str. 1 d. 3 p.). Pakartojusio kitoje visuomenės informavimo priemonėje paskleistas žinias viešosios informacijos rengėjo pareiga įsitikinti kartojamos informacijos teisingumu kyla iš Visuomenės informavimo įstatymo 8 str. 2 d., numatančios draudimą platinti žinomai tikrovės neatitinkančią ir asmens garbę ir orumą žemi-nančią informaciją.</text:p>
      <text:p text:style-name="P48">Viešosios informacijos rengėjas, nurodęs žinių šaltinį, atleidžiamas nuo atsakomybės, kai jis išplatindamas žinias, kurios buvo paskelbtos tiesioginių radijo ar televizijos laidų dalyvių, nepavaldžių viešosios informacijos rengėjui, paskelbtos specialioje rinkimų laidoje, kurią rengė ne pats viešosios informacijos rengėjas, paskelbtos neanoniminiuose reklaminiuose skelbimuose, neanoniminiuose užsako-muosiuose straipsniuose ar laidose nepažeidė įstatymų reikalavimų ir nėra jo kaltės dėl tokių žinių paskleidimo (Visuomenės informavimo įstatymo 4, 5, 8, 10 str., Lietu-vos nacionalinio radijo ir televizijos įstatymo 6 str. 2 d. 7, 9 p.). Šiais atvejais atsako pirmas paskleidęs žinias asmuo (Visuomenės informavimo įstatymo 22 str. 2 d. 4-6 p.).</text:p>
      <text:p text:style-name="P48">Viešosios informacijos rengėjas atleidžiamas nuo žalos atlyginimo, kai jis paskelbia asmens garbę ir orumą žeminančias bei tikrovės neatitinkančias žinias, jei informacijos šaltiniu buvo galiojantis teisės taikymo aktas, kuris vėliau įstatymų nustatyta tvarka buvo panaikintas, pavyzdžiui, teismo sprendimas ar nuosprendis ir pan. Nuo žalos atlyginimo taip pat atleidžiama, jei žinios buvo paskleistos remiantis Vidaus reikalų ministerijos ar jos struktūrinių padalinių oficialia informacija, jeigu žinios nebuvo iškreiptos. </text:p>
      <text:p text:style-name="P48">Kartu pažymėtina, kad pagal Visuomenės informavimo įstatymo 22 str. viešosios informacijos rengėjas atleidžiamas nuo žalos - moralinės ar materialinės - atlyginimo, bet neatleidžiamas nuo pareigos paneigti tikrovės neatitinkančias ir garbę ir orumą žeminančias žinias. Viešosios informacijos rengėjas, paskleidęs tikrovės neatitinkančias žinias ir gavęs paneigimo tekstą, nedelsdamas privalo jį paskelbti savo visuomenės informavimo priemonėje. Neteisingai Šakių rajono apylinkės teis-mas civilinėje byloje Nr. 22-66/96 pagal ieškovo R.P. ieškinį atsakovams N.P. bei Šakių rajono policijos komisariatui ir trečiajam asmeniui laikraščio “Draugas” redakcijai priimtu 1996 02 07 sprendimu įpareigojo Šakių rajono policijos komisa-riatą paneigti laikraštyje “Draugas” paskleistas žinias, kurias laikraščio redakcija paėmė iš policijos komisariato pateiktos suvestinės. Teismas, esant ieškovo reikalavimui dėl žinių paneigimo, turėjo ieškovui pasiūlyti patraukti laikraščio “Draugas” redakcijos savininką atsakovu ir, tenkindamas ieškinį, įpareigoti žinias paneigti viešosios informacijos rengėją ar jo savininką.</text:p>
      <text:p text:style-name="P48">Analogiškai (kaip ir viešosios informacijos rengėjas) nuo atsakomybės už viešai publikuotų žinių paskleidimą atleidžiami ir kiti asmenys (CPK 11 str. 6 d., Visuomenės informavimo įstatymo 21, 22 str.), jeigu jie paskleidžia Visuomenės informavimo įstatymo 22 str. išvardintuose šaltiniuose pateiktas žinias. Žinių sužinojimas iš neoficialių dokumentų ar pasisakymų, kurie nėra nurodomi Visuomenės informavimo įstatymo 22 str., neatleidžia nuo atsakomybės už jų skleidimą nei viešosios informacijos rengėjų, nei kitų <text:s/>asmenų.</text:p>
      <text:p text:style-name="P48">Be šių specialių tik garbės ir orumo gynimo teisiniams santykiams taikomų atleidimo nuo atsakomybės pagrindų, gali būti taikomi ir bendrieji atleidimo nuo civilinės atsakomybės pagrindai. Nuo atsakomybės veiksnus fizinis asmuo atlei-džiamas, kai žalą jis padaro tokioje būsenoje, kada negalėjo suprasti savo veiksmų reikšmės ar jų valdyti. Šis atleidimo nuo atsakomybės pagrindas įtvirtintas CK 492 str. <text:span text:style-name="T11">Taisyklė leidžia civilinės teisės sankcijas taikyti tik už pilną veiksnumą turinčio fizinio asmens sąmoningai padarytus veiksmus. Pabrėžtina, kad šiuo pagrindu nuo atsakomybės gali būti atleidžiamas tik pilną veiksnumą turintis asmuo, bet negali būti atleidžiami asmenys, kurie dėl amžiaus nėra pasiekę pilno veiksnumo, ar tie asmenys, kurių veiksnumas yra apribotas ar kurie yra pripažinti neveiksniais.</text:span> Esant šiam pagrindui, atsakomybė neperkeliama kitiems asmenims, skirtingai nuo neveiksnių ar neturinčių pilno veiksnumo asmenų, už kurių padarytą žalą yra atsakingi jų tėvai, globėjai ar rūpintojai. Tačiau jei asmuo pats sau sudarė tokią būseną, vartodamas alkoholinius gėrimus ar narkotikus arba kitokiu būdu, nuo atsakomybės jis neatleidžiamas (CK 492 str.).<text:tab/></text:p>
      <text:p text:style-name="P48"/>
      <text:p text:style-name="P43"><text:soft-page-break/>Lietuvos Aukščiausiojo Teismo Civilinių bylų skyrius</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erif"/>
    <style:font-face style:name="+mn-ea" svg:font-family="+mn-ea"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LT" svg:font-family="TIMESLT,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Liberation Serif" fo:font-size="12pt" fo:language="lt" fo:country="LT"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lt" fo:country="L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font-size-complex="14pt"/>
    </style:style>
    <style:style style:name="Body_20_Text_20_Indent_20_2" style:display-name="Body Text Indent 2" style:family="paragraph" style:parent-style-name="Standard">
      <style:paragraph-properties fo:margin="100%" fo:margin-left="0.499cm" fo:margin-right="0cm" fo:margin-top="0cm" fo:margin-bottom="0.212cm" fo:line-height="200%" fo:text-indent="0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pav9" style:family="paragraph">
      <style:paragraph-properties fo:orphans="2" fo:widows="2" style:text-autospace="none"/>
      <style:text-properties fo:color="#000000" style:font-name="Times New Roman" fo:font-size="10pt" fo:language="lt" fo:country="LT" style:font-name-asian="Times New Roman" style:font-size-asian="10pt" style:font-name-complex="Times New Roman" style:font-size-complex="10pt" style:language-complex="ar" style:country-complex="SA"/>
    </style:style>
    <style:style style:name="tekstas" style:family="paragraph" style:parent-style-name="pav9" style:next-style-name="pav9">
      <style:paragraph-properties fo:margin="100%" fo:margin-left="0cm" fo:margin-right="0cm" fo:margin-top="0cm" fo:margin-bottom="0cm" style:line-height-at-least="0.423cm" fo:text-align="justify" style:justify-single-word="false" fo:text-indent="0.499cm" style:auto-text-indent="false"/>
      <style:text-properties fo:color="#000000" style:font-name="TIMESLT" style:font-name-complex="TIMESL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lain_20_Text" style:display-name="Plain Text" style:family="paragraph" style:parent-style-name="Standard">
      <style:paragraph-properties fo:margin-top="0.494cm" fo:margin-bottom="0.494cm"/>
      <style:text-properties fo:language="en" fo:country="US"/>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style:font-name="Calibri" fo:font-size="11pt" fo:language="en" fo:country="US" style:font-name-asian="Calibri" style:font-size-asian="11pt" style:font-name-complex="Times New Roman"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86cm" fo:margin-bottom="1cm" fo:margin-left="1.588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586cm" fo:margin-bottom="1cm" fo:margin-left="1.588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Kadras1" text:anchor-type="paragraph" svg:y="0.002cm" draw:z-index="19"><draw:text-box fo:min-height="0.37cm" fo:min-width="0.041cm"><text:p text:style-name="Footer"><text:span text:style-name="Page_20_Number"><text:page-number text:select-page="current">1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ETUVOS RESPUBLIKOS</dc:title>
    <meta:initial-creator>Tautvydas </meta:initial-creator>
    <meta:creation-date>2013-11-11T20:28:48</meta:creation-date>
    <dc:creator>Tautvydas </dc:creator>
    <dc:date>2013-11-12T16:15:56</dc:date>
    <meta:editing-cycles>4</meta:editing-cycles>
    <meta:editing-duration>PT14M48S</meta:editing-duration>
    <meta:generator>LibreOffice/3.5$Linux_X86_64 LibreOffice_project/350m1$Build-2</meta:generator>
    <meta:document-statistic meta:table-count="2" meta:image-count="0" meta:object-count="0" meta:page-count="20" meta:paragraph-count="284" meta:word-count="15680" meta:character-count="121491" meta:non-whitespace-character-count="105974"/>
    <meta:user-defined meta:name="Info 1"/>
    <meta:user-defined meta:name="Info 2"/>
    <meta:user-defined meta:name="Info 3"/>
    <meta:user-defined meta:name="Info 4"/>
  </office:meta>
</office:document-meta>
</file>